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43" style:family="table-column">
      <style:table-column-properties fo:break-before="auto" style:column-width="81.95mm"/>
    </style:style>
    <style:style style:name="co44" style:family="table-column">
      <style:table-column-properties fo:break-before="auto" style:column-width="38.31mm"/>
    </style:style>
    <style:style style:name="co45" style:family="table-column">
      <style:table-column-properties fo:break-before="auto" style:column-width="40.55mm"/>
    </style:style>
    <style:style style:name="co46" style:family="table-column">
      <style:table-column-properties fo:break-before="auto" style:column-width="33mm"/>
    </style:style>
    <style:style style:name="co47" style:family="table-column">
      <style:table-column-properties fo:break-before="auto" style:column-width="27.41mm"/>
    </style:style>
    <style:style style:name="co48" style:family="table-column">
      <style:table-column-properties fo:break-before="auto" style:column-width="23.5mm"/>
    </style:style>
    <style:style style:name="co49" style:family="table-column">
      <style:table-column-properties fo:break-before="auto" style:column-width="28.24mm"/>
    </style:style>
    <style:style style:name="co50" style:family="table-column">
      <style:table-column-properties fo:break-before="auto" style:column-width="66.85mm"/>
    </style:style>
    <style:style style:name="co51" style:family="table-column">
      <style:table-column-properties fo:break-before="auto" style:column-width="25.45mm"/>
    </style:style>
    <style:style style:name="co52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50.64mm"/>
    </style:style>
    <style:style style:name="co54" style:family="table-column">
      <style:table-column-properties fo:break-before="auto" style:column-width="52.85mm"/>
    </style:style>
    <style:style style:name="co55" style:family="table-column">
      <style:table-column-properties fo:break-before="auto" style:column-width="7.51mm"/>
    </style:style>
    <style:style style:name="co56" style:family="table-column">
      <style:table-column-properties fo:break-before="auto" style:column-width="19.84mm"/>
    </style:style>
    <style:style style:name="co57" style:family="table-column">
      <style:table-column-properties fo:break-before="auto" style:column-width="77.4mm"/>
    </style:style>
    <style:style style:name="co58" style:family="table-column">
      <style:table-column-properties fo:break-before="auto" style:column-width="81.65mm"/>
    </style:style>
    <style:style style:name="co59" style:family="table-column">
      <style:table-column-properties fo:break-before="auto" style:column-width="19.98mm"/>
    </style:style>
    <style:style style:name="co60" style:family="table-column">
      <style:table-column-properties fo:break-before="auto" style:column-width="29.97mm"/>
    </style:style>
    <style:style style:name="co61" style:family="table-column">
      <style:table-column-properties fo:break-before="auto" style:column-width="99.01mm"/>
    </style:style>
    <style:style style:name="co62" style:family="table-column">
      <style:table-column-properties fo:break-before="auto" style:column-width="114.72mm"/>
    </style:style>
    <style:style style:name="co63" style:family="table-column">
      <style:table-column-properties fo:break-before="auto" style:column-width="31.04mm"/>
    </style:style>
    <style:style style:name="co64" style:family="table-column">
      <style:table-column-properties fo:break-before="auto" style:column-width="26.28mm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1" style:family="table-row">
      <style:table-row-properties style:row-height="7.66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20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2.63mm" fo:break-before="auto" style:use-optimal-row-height="false"/>
    </style:style>
    <style:style style:name="ro20" style:family="table-row">
      <style:table-row-properties style:row-height="6.88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text-position=""/>
    </style:style>
    <style:style style:name="ce20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text-position=""/>
    </style:style>
    <style:style style:name="ce23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text-position="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text-position="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1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3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text-position=""/>
    </style:style>
    <style:style style:name="ce65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7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5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1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8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4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  <style:text-properties style:text-position=""/>
    </style:style>
    <style:style style:name="ce92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4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  <style:text-properties style:text-position=""/>
    </style:style>
    <style:style style:name="ce9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9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18" style:family="table-cell" style:parent-style-name="Default">
      <style:table-cell-properties fo:padding="0.71mm"/>
      <style:text-properties style:text-position=""/>
    </style:style>
    <style:style style:name="ce2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4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4">
      <style:table-cell-properties fo:padding="0.71mm"/>
      <style:text-properties style:text-position=""/>
    </style:style>
    <style:style style:name="ce2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text-position=""/>
    </style:style>
    <style:style style:name="ce27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7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97" style:family="table-cell" style:parent-style-name="Default"/>
    <style:style style:name="ce19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9" style:family="table-cell" style:parent-style-name="Default">
      <style:table-cell-properties fo:padding="0.71mm"/>
    </style:style>
    <style:style style:name="ce200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Excel_5f_BuiltIn_5f_Percent" style:data-style-name="N11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215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19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220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0" style:family="table-cell" style:parent-style-name="Default">
      <style:table-cell-properties style:diagonal-bl-tr="none" style:diagonal-tl-br="none" fo:border="none" fo:padding="0.71mm" style:rotation-align="none"/>
    </style:style>
    <style:style style:name="ce30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3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9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1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  <style:style style:name="ce312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31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321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3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9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30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3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4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36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338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39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40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41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4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5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6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7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8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4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4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5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6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57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0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365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67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368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7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2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3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4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6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7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8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79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80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8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7" style:family="table-cell" style:parent-style-name="Default" style:data-style-name="N4">
      <style:table-cell-properties fo:padding="0.71mm"/>
    </style:style>
    <style:style style:name="ce41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4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433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3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9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8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59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4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7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46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1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47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47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7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4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4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7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488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9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4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1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6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7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8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9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1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02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3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3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17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1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2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24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5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27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8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29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33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35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6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37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4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42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4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45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47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50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52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5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59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60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text-position="0% 100%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53" table:default-cell-style-name="ce201"/>
        <table:table-column table:style-name="co54" table:default-cell-style-name="ce199"/>
        <table:table-row table:style-name="ro1">
          <table:table-cell/>
          <table:table-cell table:style-name="ce198" office:value-type="string" calcext:value-type="string" table:number-columns-spanned="2" table:number-rows-spanned="1">
            <text:p>Données générales</text:p>
          </table:table-cell>
          <table:covered-table-cell table:style-name="ce198"/>
        </table:table-row>
        <table:table-row table:style-name="ro2" table:number-rows-repeated="2">
          <table:table-cell/>
          <table:table-cell table:style-name="ce199"/>
          <table:table-cell/>
        </table:table-row>
        <table:table-row table:style-name="ro16">
          <table:table-cell/>
          <table:table-cell table:style-name="ce200" office:value-type="string" calcext:value-type="string">
            <text:p>Nom de la structure</text:p>
          </table:table-cell>
          <table:table-cell table:style-name="ce203" office:value-type="string" calcext:value-type="string">
            <text:p>Mieux trier à Nantes</text:p>
          </table:table-cell>
        </table:table-row>
        <table:table-row table:style-name="ro16">
          <table:table-cell/>
          <table:table-cell office:value-type="string" calcext:value-type="string">
            <text:p>Année de création</text:p>
          </table:table-cell>
          <table:table-cell table:style-name="ce204" office:value-type="float" office:value="2016" calcext:value-type="float">
            <text:p>2016</text:p>
          </table:table-cell>
        </table:table-row>
        <table:table-row table:style-name="ro16">
          <table:table-cell/>
          <table:table-cell office:value-type="string" calcext:value-type="string">
            <text:p>Fin de l'exercice</text:p>
          </table:table-cell>
          <table:table-cell table:style-name="ce205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206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206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206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207" table:content-validation-name="val5"/>
        </table:table-row>
        <table:table-row table:style-name="ro17">
          <table:table-cell/>
          <table:table-cell table:style-name="ce202" office:value-type="string" calcext:value-type="string">
            <text:p>Modalités de paiement des dettes sociales</text:p>
          </table:table-cell>
          <table:table-cell table:style-name="ce208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5"/>
        <table:table-column table:style-name="co7" table:number-columns-repeated="254" table:default-cell-style-name="ce25"/>
        <table:table-column table:style-name="co7" table:number-columns-repeated="767" table:default-cell-style-name="Default"/>
        <table:table-row table:style-name="ro7">
          <table:table-cell/>
          <table:table-cell table:style-name="ce1" office:value-type="string" calcext:value-type="string" table:number-columns-spanned="2" table:number-rows-spanned="1">
            <text:p>Nomenclature des comptes</text:p>
          </table:table-cell>
          <table:covered-table-cell table:style-name="ce1"/>
          <table:table-cell table:number-columns-repeated="1021"/>
        </table:table-row>
        <table:table-row table:style-name="ro8">
          <table:table-cell/>
          <table:table-cell table:style-name="ce1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N° de compte</text:p>
          </table:table-cell>
          <table:table-cell table:style-name="ce17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000" calcext:value-type="float">
            <text:p>102000</text:p>
          </table:table-cell>
          <table:table-cell table:style-name="ce27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9000" calcext:value-type="float">
            <text:p>119000</text:p>
          </table:table-cell>
          <table:table-cell table:style-name="ce27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3000" calcext:value-type="float">
            <text:p>193000</text:p>
          </table:table-cell>
          <table:table-cell table:style-name="ce27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100" calcext:value-type="float">
            <text:p>102100</text:p>
          </table:table-cell>
          <table:table-cell table:style-name="ce27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200" calcext:value-type="float">
            <text:p>102200</text:p>
          </table:table-cell>
          <table:table-cell table:style-name="ce27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400" calcext:value-type="float">
            <text:p>102400</text:p>
          </table:table-cell>
          <table:table-cell table:style-name="ce27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500" calcext:value-type="float">
            <text:p>102500</text:p>
          </table:table-cell>
          <table:table-cell table:style-name="ce27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600" calcext:value-type="float">
            <text:p>102600</text:p>
          </table:table-cell>
          <table:table-cell table:style-name="ce27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000" calcext:value-type="float">
            <text:p>103000</text:p>
          </table:table-cell>
          <table:table-cell table:style-name="ce27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400" calcext:value-type="float">
            <text:p>103400</text:p>
          </table:table-cell>
          <table:table-cell table:style-name="ce27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500" calcext:value-type="float">
            <text:p>103500</text:p>
          </table:table-cell>
          <table:table-cell table:style-name="ce27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600" calcext:value-type="float">
            <text:p>103600</text:p>
          </table:table-cell>
          <table:table-cell table:style-name="ce27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000" calcext:value-type="float">
            <text:p>105000</text:p>
          </table:table-cell>
          <table:table-cell table:style-name="ce27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100" calcext:value-type="float">
            <text:p>105100</text:p>
          </table:table-cell>
          <table:table-cell table:style-name="ce27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200" calcext:value-type="float">
            <text:p>105200</text:p>
          </table:table-cell>
          <table:table-cell table:style-name="ce27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000" calcext:value-type="float">
            <text:p>106000</text:p>
          </table:table-cell>
          <table:table-cell table:style-name="ce27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200" calcext:value-type="float">
            <text:p>106200</text:p>
          </table:table-cell>
          <table:table-cell table:style-name="ce27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300" calcext:value-type="float">
            <text:p>106300</text:p>
          </table:table-cell>
          <table:table-cell table:style-name="ce27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400" calcext:value-type="float">
            <text:p>106400</text:p>
          </table:table-cell>
          <table:table-cell table:style-name="ce27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800" calcext:value-type="float">
            <text:p>106800</text:p>
          </table:table-cell>
          <table:table-cell table:style-name="ce27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0000" calcext:value-type="float">
            <text:p>110000</text:p>
          </table:table-cell>
          <table:table-cell table:style-name="ce27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5000" calcext:value-type="float">
            <text:p>115000</text:p>
          </table:table-cell>
          <table:table-cell table:style-name="ce27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0000" calcext:value-type="float">
            <text:p>120000</text:p>
          </table:table-cell>
          <table:table-cell table:style-name="ce27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9000" calcext:value-type="float">
            <text:p>129000</text:p>
          </table:table-cell>
          <table:table-cell table:style-name="ce27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000" calcext:value-type="float">
            <text:p>131000</text:p>
          </table:table-cell>
          <table:table-cell table:style-name="ce27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100" calcext:value-type="float">
            <text:p>131100</text:p>
          </table:table-cell>
          <table:table-cell table:style-name="ce27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200" calcext:value-type="float">
            <text:p>131200</text:p>
          </table:table-cell>
          <table:table-cell table:style-name="ce27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300" calcext:value-type="float">
            <text:p>131300</text:p>
          </table:table-cell>
          <table:table-cell table:style-name="ce27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400" calcext:value-type="float">
            <text:p>131400</text:p>
          </table:table-cell>
          <table:table-cell table:style-name="ce27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500" calcext:value-type="float">
            <text:p>131500</text:p>
          </table:table-cell>
          <table:table-cell table:style-name="ce27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600" calcext:value-type="float">
            <text:p>131600</text:p>
          </table:table-cell>
          <table:table-cell table:style-name="ce27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700" calcext:value-type="float">
            <text:p>131700</text:p>
          </table:table-cell>
          <table:table-cell table:style-name="ce27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800" calcext:value-type="float">
            <text:p>131800</text:p>
          </table:table-cell>
          <table:table-cell table:style-name="ce27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8000" calcext:value-type="float">
            <text:p>138000</text:p>
          </table:table-cell>
          <table:table-cell table:style-name="ce27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9000" calcext:value-type="float">
            <text:p>139000</text:p>
          </table:table-cell>
          <table:table-cell table:style-name="ce27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000" calcext:value-type="float">
            <text:p>142000</text:p>
          </table:table-cell>
          <table:table-cell table:style-name="ce27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400" calcext:value-type="float">
            <text:p>142400</text:p>
          </table:table-cell>
          <table:table-cell table:style-name="ce27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000" calcext:value-type="float">
            <text:p>143000</text:p>
          </table:table-cell>
          <table:table-cell table:style-name="ce27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100" calcext:value-type="float">
            <text:p>143100</text:p>
          </table:table-cell>
          <table:table-cell table:style-name="ce27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200" calcext:value-type="float">
            <text:p>143200</text:p>
          </table:table-cell>
          <table:table-cell table:style-name="ce27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4000" calcext:value-type="float">
            <text:p>144000</text:p>
          </table:table-cell>
          <table:table-cell table:style-name="ce27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5000" calcext:value-type="float">
            <text:p>145000</text:p>
          </table:table-cell>
          <table:table-cell table:style-name="ce27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6000" calcext:value-type="float">
            <text:p>146000</text:p>
          </table:table-cell>
          <table:table-cell table:style-name="ce27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8000" calcext:value-type="float">
            <text:p>148000</text:p>
          </table:table-cell>
          <table:table-cell table:style-name="ce27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000" calcext:value-type="float">
            <text:p>151000</text:p>
          </table:table-cell>
          <table:table-cell table:style-name="ce27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100" calcext:value-type="float">
            <text:p>151100</text:p>
          </table:table-cell>
          <table:table-cell table:style-name="ce27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400" calcext:value-type="float">
            <text:p>151400</text:p>
          </table:table-cell>
          <table:table-cell table:style-name="ce27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500" calcext:value-type="float">
            <text:p>151500</text:p>
          </table:table-cell>
          <table:table-cell table:style-name="ce27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600" calcext:value-type="float">
            <text:p>151600</text:p>
          </table:table-cell>
          <table:table-cell table:style-name="ce27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800" calcext:value-type="float">
            <text:p>151800</text:p>
          </table:table-cell>
          <table:table-cell table:style-name="ce27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3000" calcext:value-type="float">
            <text:p>153000</text:p>
          </table:table-cell>
          <table:table-cell table:style-name="ce27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5000" calcext:value-type="float">
            <text:p>155000</text:p>
          </table:table-cell>
          <table:table-cell table:style-name="ce27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000" calcext:value-type="float">
            <text:p>157000</text:p>
          </table:table-cell>
          <table:table-cell table:style-name="ce27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200" calcext:value-type="float">
            <text:p>157200</text:p>
          </table:table-cell>
          <table:table-cell table:style-name="ce27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000" calcext:value-type="float">
            <text:p>158000</text:p>
          </table:table-cell>
          <table:table-cell table:style-name="ce27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200" calcext:value-type="float">
            <text:p>158200</text:p>
          </table:table-cell>
          <table:table-cell table:style-name="ce27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000" calcext:value-type="float">
            <text:p>164000</text:p>
          </table:table-cell>
          <table:table-cell table:style-name="ce27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100" calcext:value-type="float">
            <text:p>164100</text:p>
          </table:table-cell>
          <table:table-cell table:style-name="ce27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000" calcext:value-type="float">
            <text:p>165000</text:p>
          </table:table-cell>
          <table:table-cell table:style-name="ce27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100" calcext:value-type="float">
            <text:p>165100</text:p>
          </table:table-cell>
          <table:table-cell table:style-name="ce27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500" calcext:value-type="float">
            <text:p>165500</text:p>
          </table:table-cell>
          <table:table-cell table:style-name="ce27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000" calcext:value-type="float">
            <text:p>166000</text:p>
          </table:table-cell>
          <table:table-cell table:style-name="ce27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100" calcext:value-type="float">
            <text:p>166100</text:p>
          </table:table-cell>
          <table:table-cell table:style-name="ce27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200" calcext:value-type="float">
            <text:p>166200</text:p>
          </table:table-cell>
          <table:table-cell table:style-name="ce27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000" calcext:value-type="float">
            <text:p>167000</text:p>
          </table:table-cell>
          <table:table-cell table:style-name="ce27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200" calcext:value-type="float">
            <text:p>167200</text:p>
          </table:table-cell>
          <table:table-cell table:style-name="ce27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000" calcext:value-type="float">
            <text:p>168000</text:p>
          </table:table-cell>
          <table:table-cell table:style-name="ce27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100" calcext:value-type="float">
            <text:p>169100</text:p>
          </table:table-cell>
          <table:table-cell table:style-name="ce27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500" calcext:value-type="float">
            <text:p>168500</text:p>
          </table:table-cell>
          <table:table-cell table:style-name="ce27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700" calcext:value-type="float">
            <text:p>168700</text:p>
          </table:table-cell>
          <table:table-cell table:style-name="ce27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800" calcext:value-type="float">
            <text:p>168800</text:p>
          </table:table-cell>
          <table:table-cell table:style-name="ce27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000" calcext:value-type="float">
            <text:p>169000</text:p>
          </table:table-cell>
          <table:table-cell table:style-name="ce27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70000" calcext:value-type="float">
            <text:p>170000</text:p>
          </table:table-cell>
          <table:table-cell table:style-name="ce26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1000" calcext:value-type="float">
            <text:p>181000</text:p>
          </table:table-cell>
          <table:table-cell table:style-name="ce27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5000" calcext:value-type="float">
            <text:p>185000</text:p>
          </table:table-cell>
          <table:table-cell table:style-name="ce27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6000" calcext:value-type="float">
            <text:p>186000</text:p>
          </table:table-cell>
          <table:table-cell table:style-name="ce27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7000" calcext:value-type="float">
            <text:p>187000</text:p>
          </table:table-cell>
          <table:table-cell table:style-name="ce27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90000" calcext:value-type="float">
            <text:p>190000</text:p>
          </table:table-cell>
          <table:table-cell table:style-name="ce26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4000" calcext:value-type="float">
            <text:p>194000</text:p>
          </table:table-cell>
          <table:table-cell table:style-name="ce27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5000" calcext:value-type="float">
            <text:p>195000</text:p>
          </table:table-cell>
          <table:table-cell table:style-name="ce27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7000" calcext:value-type="float">
            <text:p>197000</text:p>
          </table:table-cell>
          <table:table-cell table:style-name="ce27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1000" calcext:value-type="float">
            <text:p>201000</text:p>
          </table:table-cell>
          <table:table-cell table:style-name="ce27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3000" calcext:value-type="float">
            <text:p>203000</text:p>
          </table:table-cell>
          <table:table-cell table:style-name="ce27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5000" calcext:value-type="float">
            <text:p>205000</text:p>
          </table:table-cell>
          <table:table-cell table:style-name="ce27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6000" calcext:value-type="float">
            <text:p>206000</text:p>
          </table:table-cell>
          <table:table-cell table:style-name="ce27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8000" calcext:value-type="float">
            <text:p>208000</text:p>
          </table:table-cell>
          <table:table-cell table:style-name="ce27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1000" calcext:value-type="float">
            <text:p>211000</text:p>
          </table:table-cell>
          <table:table-cell table:style-name="ce27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2000" calcext:value-type="float">
            <text:p>212000</text:p>
          </table:table-cell>
          <table:table-cell table:style-name="ce27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3000" calcext:value-type="float">
            <text:p>213000</text:p>
          </table:table-cell>
          <table:table-cell table:style-name="ce27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4000" calcext:value-type="float">
            <text:p>214000</text:p>
          </table:table-cell>
          <table:table-cell table:style-name="ce27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5000" calcext:value-type="float">
            <text:p>215000</text:p>
          </table:table-cell>
          <table:table-cell table:style-name="ce27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8000" calcext:value-type="float">
            <text:p>218000</text:p>
          </table:table-cell>
          <table:table-cell table:style-name="ce27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8000" calcext:value-type="float">
            <text:p>228000</text:p>
          </table:table-cell>
          <table:table-cell table:style-name="ce27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9000" calcext:value-type="float">
            <text:p>229000</text:p>
          </table:table-cell>
          <table:table-cell table:style-name="ce27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1000" calcext:value-type="float">
            <text:p>231000</text:p>
          </table:table-cell>
          <table:table-cell table:style-name="ce27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2000" calcext:value-type="float">
            <text:p>232000</text:p>
          </table:table-cell>
          <table:table-cell table:style-name="ce27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7000" calcext:value-type="float">
            <text:p>237000</text:p>
          </table:table-cell>
          <table:table-cell table:style-name="ce27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8000" calcext:value-type="float">
            <text:p>238000</text:p>
          </table:table-cell>
          <table:table-cell table:style-name="ce27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1000" calcext:value-type="float">
            <text:p>261000</text:p>
          </table:table-cell>
          <table:table-cell table:style-name="ce27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6000" calcext:value-type="float">
            <text:p>266000</text:p>
          </table:table-cell>
          <table:table-cell table:style-name="ce27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7000" calcext:value-type="float">
            <text:p>267000</text:p>
          </table:table-cell>
          <table:table-cell table:style-name="ce27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8000" calcext:value-type="float">
            <text:p>268000</text:p>
          </table:table-cell>
          <table:table-cell table:style-name="ce27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9000" calcext:value-type="float">
            <text:p>269000</text:p>
          </table:table-cell>
          <table:table-cell table:style-name="ce27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1000" calcext:value-type="float">
            <text:p>271000</text:p>
          </table:table-cell>
          <table:table-cell table:style-name="ce27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2000" calcext:value-type="float">
            <text:p>272000</text:p>
          </table:table-cell>
          <table:table-cell table:style-name="ce27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3000" calcext:value-type="float">
            <text:p>273000</text:p>
          </table:table-cell>
          <table:table-cell table:style-name="ce27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4000" calcext:value-type="float">
            <text:p>274000</text:p>
          </table:table-cell>
          <table:table-cell table:style-name="ce27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5000" calcext:value-type="float">
            <text:p>275000</text:p>
          </table:table-cell>
          <table:table-cell table:style-name="ce27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6000" calcext:value-type="float">
            <text:p>276000</text:p>
          </table:table-cell>
          <table:table-cell table:style-name="ce27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9000" calcext:value-type="float">
            <text:p>279000</text:p>
          </table:table-cell>
          <table:table-cell table:style-name="ce27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000" calcext:value-type="float">
            <text:p>280000</text:p>
          </table:table-cell>
          <table:table-cell table:style-name="ce27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500" calcext:value-type="float">
            <text:p>280500</text:p>
          </table:table-cell>
          <table:table-cell table:style-name="ce27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000" calcext:value-type="float">
            <text:p>281000</text:p>
          </table:table-cell>
          <table:table-cell table:style-name="ce27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300" calcext:value-type="float">
            <text:p>281300</text:p>
          </table:table-cell>
          <table:table-cell table:style-name="ce27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400" calcext:value-type="float">
            <text:p>281400</text:p>
          </table:table-cell>
          <table:table-cell table:style-name="ce27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500" calcext:value-type="float">
            <text:p>281500</text:p>
          </table:table-cell>
          <table:table-cell table:style-name="ce27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2800" calcext:value-type="float">
            <text:p>282800</text:p>
          </table:table-cell>
          <table:table-cell table:style-name="ce27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0000" calcext:value-type="float">
            <text:p>290000</text:p>
          </table:table-cell>
          <table:table-cell table:style-name="ce27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000" calcext:value-type="float">
            <text:p>291000</text:p>
          </table:table-cell>
          <table:table-cell table:style-name="ce27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100" calcext:value-type="float">
            <text:p>291100</text:p>
          </table:table-cell>
          <table:table-cell table:style-name="ce27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3000" calcext:value-type="float">
            <text:p>293000</text:p>
          </table:table-cell>
          <table:table-cell table:style-name="ce27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6000" calcext:value-type="float">
            <text:p>296000</text:p>
          </table:table-cell>
          <table:table-cell table:style-name="ce27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7000" calcext:value-type="float">
            <text:p>297000</text:p>
          </table:table-cell>
          <table:table-cell table:style-name="ce27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31. MATIERES PREMIERES ET FOURNITURES</text:p>
          </table:table-cell>
          <table:table-cell table:style-name="ce19"/>
          <table:table-cell table:style-name="ce26" office:value-type="string" calcext:value-type="string">
            <text:p>31. MATIERES PREMIERES ET FOURNITURES</text:p>
          </table:table-cell>
          <table:table-cell table:number-columns-repeated="222" table:style-name="ce29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1. Matières</text:p>
          </table:table-cell>
          <table:table-cell table:style-name="ce20" office:value-type="float" office:value="311000" calcext:value-type="float">
            <text:p>311000</text:p>
          </table:table-cell>
          <table:table-cell table:style-name="ce27" office:value-type="string" calcext:value-type="string">
            <text:p>311. Matières</text:p>
          </table:table-cell>
          <table:table-cell table:number-columns-repeated="222" table:style-name="ce30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7. Fournitures</text:p>
          </table:table-cell>
          <table:table-cell table:style-name="ce20" office:value-type="float" office:value="317000" calcext:value-type="float">
            <text:p>317000</text:p>
          </table:table-cell>
          <table:table-cell table:style-name="ce27" office:value-type="string" calcext:value-type="string">
            <text:p>317. Fournitures</text:p>
          </table:table-cell>
          <table:table-cell table:number-columns-repeated="222" table:style-name="ce30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. AUTRES APPROVISIONNEMENTS</text:p>
          </table:table-cell>
          <table:table-cell table:style-name="ce19"/>
          <table:table-cell table:style-name="ce26" office:value-type="string" calcext:value-type="string">
            <text:p>32. AUTRES APPROVISIONNEMENTS</text:p>
          </table:table-cell>
          <table:table-cell table:number-columns-repeated="222" table:style-name="ce29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1. Matières consommables</text:p>
          </table:table-cell>
          <table:table-cell table:style-name="ce20" office:value-type="float" office:value="321000" calcext:value-type="float">
            <text:p>321000</text:p>
          </table:table-cell>
          <table:table-cell table:style-name="ce27" office:value-type="string" calcext:value-type="string">
            <text:p>321. Matières consommables</text:p>
          </table:table-cell>
          <table:table-cell table:number-columns-repeated="222" table:style-name="ce30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2. Fournitures consommables</text:p>
          </table:table-cell>
          <table:table-cell table:style-name="ce20" office:value-type="float" office:value="322000" calcext:value-type="float">
            <text:p>322000</text:p>
          </table:table-cell>
          <table:table-cell table:style-name="ce27" office:value-type="string" calcext:value-type="string">
            <text:p>322. Fournitures consommables</text:p>
          </table:table-cell>
          <table:table-cell table:number-columns-repeated="222" table:style-name="ce30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6. Emballages</text:p>
          </table:table-cell>
          <table:table-cell table:style-name="ce20" office:value-type="float" office:value="326000" calcext:value-type="float">
            <text:p>326000</text:p>
          </table:table-cell>
          <table:table-cell table:style-name="ce27" office:value-type="string" calcext:value-type="string">
            <text:p>326. Emballages</text:p>
          </table:table-cell>
          <table:table-cell table:number-columns-repeated="222" table:style-name="ce30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3. EN-COURS DE PRODCTION DE BIENS</text:p>
          </table:table-cell>
          <table:table-cell table:style-name="ce19"/>
          <table:table-cell table:style-name="ce26" office:value-type="string" calcext:value-type="string">
            <text:p>33. EN-COURS DE PRODCTION DE BIENS</text:p>
          </table:table-cell>
          <table:table-cell table:number-columns-repeated="222" table:style-name="ce29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1. Produits en cours</text:p>
          </table:table-cell>
          <table:table-cell table:style-name="ce20" office:value-type="float" office:value="331000" calcext:value-type="float">
            <text:p>331000</text:p>
          </table:table-cell>
          <table:table-cell table:style-name="ce27" office:value-type="string" calcext:value-type="string">
            <text:p>331. Produits en cours</text:p>
          </table:table-cell>
          <table:table-cell table:number-columns-repeated="222" table:style-name="ce30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5. Travaux en cours</text:p>
          </table:table-cell>
          <table:table-cell table:style-name="ce20" office:value-type="float" office:value="335000" calcext:value-type="float">
            <text:p>335000</text:p>
          </table:table-cell>
          <table:table-cell table:style-name="ce27" office:value-type="string" calcext:value-type="string">
            <text:p>335. Travaux en cours</text:p>
          </table:table-cell>
          <table:table-cell table:number-columns-repeated="222" table:style-name="ce30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4. EN-COURS DE PRODUCTION DE SERVICES</text:p>
          </table:table-cell>
          <table:table-cell table:style-name="ce20" office:value-type="float" office:value="34000" calcext:value-type="float">
            <text:p>34000</text:p>
          </table:table-cell>
          <table:table-cell table:style-name="ce27" office:value-type="string" calcext:value-type="string">
            <text:p>34. EN-COURS DE PRODUCTION DE SERVICES</text:p>
          </table:table-cell>
          <table:table-cell table:number-columns-repeated="222" table:style-name="ce29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1. Produits en cours</text:p>
          </table:table-cell>
          <table:table-cell table:style-name="ce20" office:value-type="float" office:value="341000" calcext:value-type="float">
            <text:p>341000</text:p>
          </table:table-cell>
          <table:table-cell table:style-name="ce27" office:value-type="string" calcext:value-type="string">
            <text:p>341. Produits en cours</text:p>
          </table:table-cell>
          <table:table-cell table:number-columns-repeated="222" table:style-name="ce30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5. Prestations de services en cours</text:p>
          </table:table-cell>
          <table:table-cell table:style-name="ce20" office:value-type="float" office:value="345000" calcext:value-type="float">
            <text:p>345000</text:p>
          </table:table-cell>
          <table:table-cell table:style-name="ce27" office:value-type="string" calcext:value-type="string">
            <text:p>345. Prestations de services en cours</text:p>
          </table:table-cell>
          <table:table-cell table:number-columns-repeated="222" table:style-name="ce30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5. STOCKS DE PRODUITS</text:p>
          </table:table-cell>
          <table:table-cell table:style-name="ce19"/>
          <table:table-cell table:style-name="ce26" office:value-type="string" calcext:value-type="string">
            <text:p>35. STOCKS DE PRODUITS</text:p>
          </table:table-cell>
          <table:table-cell table:number-columns-repeated="222" table:style-name="ce29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1. Produits intermédiaires</text:p>
          </table:table-cell>
          <table:table-cell table:style-name="ce20" office:value-type="float" office:value="351000" calcext:value-type="float">
            <text:p>351000</text:p>
          </table:table-cell>
          <table:table-cell table:style-name="ce27" office:value-type="string" calcext:value-type="string">
            <text:p>351. Produits intermédiaires</text:p>
          </table:table-cell>
          <table:table-cell table:number-columns-repeated="222" table:style-name="ce30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5. Produits finis</text:p>
          </table:table-cell>
          <table:table-cell table:style-name="ce20" office:value-type="float" office:value="355000" calcext:value-type="float">
            <text:p>355000</text:p>
          </table:table-cell>
          <table:table-cell table:style-name="ce27" office:value-type="string" calcext:value-type="string">
            <text:p>355. Produits finis</text:p>
          </table:table-cell>
          <table:table-cell table:number-columns-repeated="222" table:style-name="ce30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8. Produits résiduels</text:p>
          </table:table-cell>
          <table:table-cell table:style-name="ce20" office:value-type="float" office:value="358000" calcext:value-type="float">
            <text:p>358000</text:p>
          </table:table-cell>
          <table:table-cell table:style-name="ce27" office:value-type="string" calcext:value-type="string">
            <text:p>358. Produits résiduels</text:p>
          </table:table-cell>
          <table:table-cell table:number-columns-repeated="222" table:style-name="ce30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6. STOCKS PROVENANT DES IMMOBILISATIONS</text:p>
          </table:table-cell>
          <table:table-cell table:style-name="ce19"/>
          <table:table-cell table:style-name="ce26" office:value-type="string" calcext:value-type="string">
            <text:p>36. STOCKS PROVENANT DES IMMOBILISATIONS</text:p>
          </table:table-cell>
          <table:table-cell table:number-columns-repeated="222" table:style-name="ce29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7. STOCKS DE MARCHANDISES</text:p>
          </table:table-cell>
          <table:table-cell table:style-name="ce19"/>
          <table:table-cell table:style-name="ce26" office:value-type="string" calcext:value-type="string">
            <text:p>37. STOCKS DE MARCHANDISES</text:p>
          </table:table-cell>
          <table:table-cell table:number-columns-repeated="222" table:style-name="ce29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12"/>
          <table:table-cell table:style-name="ce20" office:value-type="float" office:value="370000" calcext:value-type="float">
            <text:p>370000</text:p>
          </table:table-cell>
          <table:table-cell table:style-name="ce27" office:value-type="string" calcext:value-type="string">
            <text:p>Stocks de marchandises</text:p>
          </table:table-cell>
          <table:table-cell table:style-name="ce29" table:number-columns-repeated="222"/>
          <table:table-cell table:number-columns-repeated="31"/>
          <table:table-cell table:style-name="ce29" table:number-columns-repeated="768"/>
        </table:table-row>
        <table:table-row table:style-name="ro2">
          <table:table-cell table:style-name="ce12" office:value-type="string" calcext:value-type="string">
            <text:p>39. PROVISIONS POUR DEPRECIATION DES STOCKS ET EN-COURS</text:p>
          </table:table-cell>
          <table:table-cell table:style-name="ce19"/>
          <table:table-cell table:style-name="ce26" office:value-type="string" calcext:value-type="string">
            <text:p>39. PROVISIONS POUR DEPRECIATION DES STOCKS ET EN-COURS</text:p>
          </table:table-cell>
          <table:table-cell table:number-columns-repeated="222" table:style-name="ce29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1. Provisions pour dépréciation des matières premières et fournitures</text:p>
          </table:table-cell>
          <table:table-cell table:style-name="ce20" office:value-type="float" office:value="391000" calcext:value-type="float">
            <text:p>391000</text:p>
          </table:table-cell>
          <table:table-cell table:style-name="ce27" office:value-type="string" calcext:value-type="string">
            <text:p>391. Provisions pour dépréciation des matières premières et fournitures</text:p>
          </table:table-cell>
          <table:table-cell table:number-columns-repeated="222" table:style-name="ce30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2. Provisions pour dépréciation des autres approvisionnements</text:p>
          </table:table-cell>
          <table:table-cell table:style-name="ce20" office:value-type="float" office:value="392000" calcext:value-type="float">
            <text:p>392000</text:p>
          </table:table-cell>
          <table:table-cell table:style-name="ce27" office:value-type="string" calcext:value-type="string">
            <text:p>392. Provisions pour dépréciation des autres approvisionnements</text:p>
          </table:table-cell>
          <table:table-cell table:number-columns-repeated="222" table:style-name="ce30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3. Provisions pour dépréciation des en-cours de production de services</text:p>
          </table:table-cell>
          <table:table-cell table:style-name="ce20" office:value-type="float" office:value="393000" calcext:value-type="float">
            <text:p>393000</text:p>
          </table:table-cell>
          <table:table-cell table:style-name="ce27" office:value-type="string" calcext:value-type="string">
            <text:p>393. Provisions pour dépréciation des en-cours de production de services</text:p>
          </table:table-cell>
          <table:table-cell table:number-columns-repeated="222" table:style-name="ce30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4. Provisions dépréciation des en-cours de production de services</text:p>
          </table:table-cell>
          <table:table-cell table:style-name="ce20" office:value-type="float" office:value="394000" calcext:value-type="float">
            <text:p>394000</text:p>
          </table:table-cell>
          <table:table-cell table:style-name="ce27" office:value-type="string" calcext:value-type="string">
            <text:p>394. Provisions dépréciation des en-cours de production de services</text:p>
          </table:table-cell>
          <table:table-cell table:number-columns-repeated="222" table:style-name="ce30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5. Provisions pour dépréciation des stocks de produits</text:p>
          </table:table-cell>
          <table:table-cell table:style-name="ce20" office:value-type="float" office:value="395000" calcext:value-type="float">
            <text:p>395000</text:p>
          </table:table-cell>
          <table:table-cell table:style-name="ce27" office:value-type="string" calcext:value-type="string">
            <text:p>395. Provisions pour dépréciation des stocks de produits</text:p>
          </table:table-cell>
          <table:table-cell table:number-columns-repeated="222" table:style-name="ce30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15"/>
          <table:table-cell table:style-name="ce20" office:value-type="float" office:value="397000" calcext:value-type="float">
            <text:p>397000</text:p>
          </table:table-cell>
          <table:table-cell table:style-name="ce27" office:value-type="string" calcext:value-type="string">
            <text:p>397. Provisions pour dépréciation des stocks de marchandises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 table:style-name="ce15"/>
          <table:table-cell table:style-name="ce21"/>
          <table:table-cell table:style-name="ce21" office:value-type="string" calcext:value-type="string">
            <text:p>CLASSE 4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0" calcext:value-type="float">
            <text:p>401000</text:p>
          </table:table-cell>
          <table:table-cell table:style-name="ce27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1" calcext:value-type="float">
            <text:p>401001</text:p>
          </table:table-cell>
          <table:table-cell table:style-name="ce27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100" calcext:value-type="float">
            <text:p>401100</text:p>
          </table:table-cell>
          <table:table-cell table:style-name="ce27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700" calcext:value-type="float">
            <text:p>401700</text:p>
          </table:table-cell>
          <table:table-cell table:style-name="ce27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3000" calcext:value-type="float">
            <text:p>403000</text:p>
          </table:table-cell>
          <table:table-cell table:style-name="ce27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4000" calcext:value-type="float">
            <text:p>404000</text:p>
          </table:table-cell>
          <table:table-cell table:style-name="ce27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5000" calcext:value-type="float">
            <text:p>405000</text:p>
          </table:table-cell>
          <table:table-cell table:style-name="ce27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8000" calcext:value-type="float">
            <text:p>408000</text:p>
          </table:table-cell>
          <table:table-cell table:style-name="ce27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000" calcext:value-type="float">
            <text:p>409000</text:p>
          </table:table-cell>
          <table:table-cell table:style-name="ce27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100" calcext:value-type="float">
            <text:p>409100</text:p>
          </table:table-cell>
          <table:table-cell table:style-name="ce27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1000" calcext:value-type="float">
            <text:p>411000</text:p>
          </table:table-cell>
          <table:table-cell table:style-name="ce27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3000" calcext:value-type="float">
            <text:p>413000</text:p>
          </table:table-cell>
          <table:table-cell table:style-name="ce27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6000" calcext:value-type="float">
            <text:p>416000</text:p>
          </table:table-cell>
          <table:table-cell table:style-name="ce27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000" calcext:value-type="float">
            <text:p>418000</text:p>
          </table:table-cell>
          <table:table-cell table:style-name="ce27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100" calcext:value-type="float">
            <text:p>418100</text:p>
          </table:table-cell>
          <table:table-cell table:style-name="ce27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800" calcext:value-type="float">
            <text:p>418800</text:p>
          </table:table-cell>
          <table:table-cell table:style-name="ce27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000" calcext:value-type="float">
            <text:p>419000</text:p>
          </table:table-cell>
          <table:table-cell table:style-name="ce27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100" calcext:value-type="float">
            <text:p>419100</text:p>
          </table:table-cell>
          <table:table-cell table:style-name="ce27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600" calcext:value-type="float">
            <text:p>419600</text:p>
          </table:table-cell>
          <table:table-cell table:style-name="ce27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700" calcext:value-type="float">
            <text:p>419700</text:p>
          </table:table-cell>
          <table:table-cell table:style-name="ce27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800" calcext:value-type="float">
            <text:p>419800</text:p>
          </table:table-cell>
          <table:table-cell table:style-name="ce27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1000" calcext:value-type="float">
            <text:p>421000</text:p>
          </table:table-cell>
          <table:table-cell table:style-name="ce27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2000" calcext:value-type="float">
            <text:p>422000</text:p>
          </table:table-cell>
          <table:table-cell table:style-name="ce27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4000" calcext:value-type="float">
            <text:p>424000</text:p>
          </table:table-cell>
          <table:table-cell table:style-name="ce27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5000" calcext:value-type="float">
            <text:p>425000</text:p>
          </table:table-cell>
          <table:table-cell table:style-name="ce27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6000" calcext:value-type="float">
            <text:p>426000</text:p>
          </table:table-cell>
          <table:table-cell table:style-name="ce27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7000" calcext:value-type="float">
            <text:p>427000</text:p>
          </table:table-cell>
          <table:table-cell table:style-name="ce27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8000" calcext:value-type="float">
            <text:p>428000</text:p>
          </table:table-cell>
          <table:table-cell table:style-name="ce27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1000" calcext:value-type="float">
            <text:p>431000</text:p>
          </table:table-cell>
          <table:table-cell table:style-name="ce27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7000" calcext:value-type="float">
            <text:p>437000</text:p>
          </table:table-cell>
          <table:table-cell table:style-name="ce27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8000" calcext:value-type="float">
            <text:p>438000</text:p>
          </table:table-cell>
          <table:table-cell table:style-name="ce27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4. ETAT ET AUTRES COLLECTIVITES PUBLIQUE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1000" calcext:value-type="float">
            <text:p>441000</text:p>
          </table:table-cell>
          <table:table-cell table:style-name="ce27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2000" calcext:value-type="float">
            <text:p>442000</text:p>
          </table:table-cell>
          <table:table-cell table:style-name="ce27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3000" calcext:value-type="float">
            <text:p>443000</text:p>
          </table:table-cell>
          <table:table-cell table:style-name="ce27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000" calcext:value-type="float">
            <text:p>444000</text:p>
          </table:table-cell>
          <table:table-cell table:style-name="ce27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500" calcext:value-type="float">
            <text:p>444500</text:p>
          </table:table-cell>
          <table:table-cell table:style-name="ce27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000" calcext:value-type="float">
            <text:p>445000</text:p>
          </table:table-cell>
          <table:table-cell table:style-name="ce27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200" calcext:value-type="float">
            <text:p>445200</text:p>
          </table:table-cell>
          <table:table-cell table:style-name="ce27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500" calcext:value-type="float">
            <text:p>445500</text:p>
          </table:table-cell>
          <table:table-cell table:style-name="ce27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00" calcext:value-type="float">
            <text:p>445600</text:p>
          </table:table-cell>
          <table:table-cell table:style-name="ce27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20" calcext:value-type="float">
            <text:p>445620</text:p>
          </table:table-cell>
          <table:table-cell table:style-name="ce27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60" calcext:value-type="float">
            <text:p>445660</text:p>
          </table:table-cell>
          <table:table-cell table:style-name="ce27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70" calcext:value-type="float">
            <text:p>445670</text:p>
          </table:table-cell>
          <table:table-cell table:style-name="ce27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700" calcext:value-type="float">
            <text:p>445700</text:p>
          </table:table-cell>
          <table:table-cell table:style-name="ce27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00" calcext:value-type="float">
            <text:p>445800</text:p>
          </table:table-cell>
          <table:table-cell table:style-name="ce27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60" calcext:value-type="float">
            <text:p>445860</text:p>
          </table:table-cell>
          <table:table-cell table:style-name="ce27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70" calcext:value-type="float">
            <text:p>445870</text:p>
          </table:table-cell>
          <table:table-cell table:style-name="ce27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000" calcext:value-type="float">
            <text:p>447000</text:p>
          </table:table-cell>
          <table:table-cell table:style-name="ce27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00" calcext:value-type="float">
            <text:p>447100</text:p>
          </table:table-cell>
          <table:table-cell table:style-name="ce27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10" calcext:value-type="float">
            <text:p>447110</text:p>
          </table:table-cell>
          <table:table-cell table:style-name="ce27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30" calcext:value-type="float">
            <text:p>447130</text:p>
          </table:table-cell>
          <table:table-cell table:style-name="ce27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40" calcext:value-type="float">
            <text:p>447140</text:p>
          </table:table-cell>
          <table:table-cell table:style-name="ce27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80" calcext:value-type="float">
            <text:p>447180</text:p>
          </table:table-cell>
          <table:table-cell table:style-name="ce27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00" calcext:value-type="float">
            <text:p>447300</text:p>
          </table:table-cell>
          <table:table-cell table:style-name="ce27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30" calcext:value-type="float">
            <text:p>447330</text:p>
          </table:table-cell>
          <table:table-cell table:style-name="ce27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40" calcext:value-type="float">
            <text:p>447340</text:p>
          </table:table-cell>
          <table:table-cell table:style-name="ce27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500" calcext:value-type="float">
            <text:p>447500</text:p>
          </table:table-cell>
          <table:table-cell table:style-name="ce27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700" calcext:value-type="float">
            <text:p>447700</text:p>
          </table:table-cell>
          <table:table-cell table:style-name="ce27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000" calcext:value-type="float">
            <text:p>448000</text:p>
          </table:table-cell>
          <table:table-cell table:style-name="ce27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200" calcext:value-type="float">
            <text:p>448200</text:p>
          </table:table-cell>
          <table:table-cell table:style-name="ce27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600" calcext:value-type="float">
            <text:p>448600</text:p>
          </table:table-cell>
          <table:table-cell table:style-name="ce27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700" calcext:value-type="float">
            <text:p>448700</text:p>
          </table:table-cell>
          <table:table-cell table:style-name="ce27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1000" calcext:value-type="float">
            <text:p>451000</text:p>
          </table:table-cell>
          <table:table-cell table:style-name="ce27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5000" calcext:value-type="float">
            <text:p>455000</text:p>
          </table:table-cell>
          <table:table-cell table:style-name="ce27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2000" calcext:value-type="float">
            <text:p>462000</text:p>
          </table:table-cell>
          <table:table-cell table:style-name="ce27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4000" calcext:value-type="float">
            <text:p>464000</text:p>
          </table:table-cell>
          <table:table-cell table:style-name="ce27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5000" calcext:value-type="float">
            <text:p>465000</text:p>
          </table:table-cell>
          <table:table-cell table:style-name="ce27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7000" calcext:value-type="float">
            <text:p>467000</text:p>
          </table:table-cell>
          <table:table-cell table:style-name="ce27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000" calcext:value-type="float">
            <text:p>468000</text:p>
          </table:table-cell>
          <table:table-cell table:style-name="ce27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600" calcext:value-type="float">
            <text:p>468600</text:p>
          </table:table-cell>
          <table:table-cell table:style-name="ce27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700" calcext:value-type="float">
            <text:p>468700</text:p>
          </table:table-cell>
          <table:table-cell table:style-name="ce27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1000" calcext:value-type="float">
            <text:p>471000</text:p>
          </table:table-cell>
          <table:table-cell table:style-name="ce27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2000" calcext:value-type="float">
            <text:p>472000</text:p>
          </table:table-cell>
          <table:table-cell table:style-name="ce27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5000" calcext:value-type="float">
            <text:p>475000</text:p>
          </table:table-cell>
          <table:table-cell table:style-name="ce27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6000" calcext:value-type="float">
            <text:p>476000</text:p>
          </table:table-cell>
          <table:table-cell table:style-name="ce27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7000" calcext:value-type="float">
            <text:p>477000</text:p>
          </table:table-cell>
          <table:table-cell table:style-name="ce27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1000" calcext:value-type="float">
            <text:p>481000</text:p>
          </table:table-cell>
          <table:table-cell table:style-name="ce27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6000" calcext:value-type="float">
            <text:p>486000</text:p>
          </table:table-cell>
          <table:table-cell table:style-name="ce27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7000" calcext:value-type="float">
            <text:p>487000</text:p>
          </table:table-cell>
          <table:table-cell table:style-name="ce27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8000" calcext:value-type="float">
            <text:p>488000</text:p>
          </table:table-cell>
          <table:table-cell table:style-name="ce27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9. Provisions pour dépréciation des comptes de tier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1000" calcext:value-type="float">
            <text:p>491000</text:p>
          </table:table-cell>
          <table:table-cell table:style-name="ce27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6000" calcext:value-type="float">
            <text:p>496000</text:p>
          </table:table-cell>
          <table:table-cell table:style-name="ce27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3000" calcext:value-type="float">
            <text:p>503000</text:p>
          </table:table-cell>
          <table:table-cell table:style-name="ce27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6000" calcext:value-type="float">
            <text:p>506000</text:p>
          </table:table-cell>
          <table:table-cell table:style-name="ce27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7000" calcext:value-type="float">
            <text:p>507000</text:p>
          </table:table-cell>
          <table:table-cell table:style-name="ce27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8000" calcext:value-type="float">
            <text:p>508000</text:p>
          </table:table-cell>
          <table:table-cell table:style-name="ce27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9000" calcext:value-type="float">
            <text:p>509000</text:p>
          </table:table-cell>
          <table:table-cell table:style-name="ce27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1000" calcext:value-type="float">
            <text:p>511000</text:p>
          </table:table-cell>
          <table:table-cell table:style-name="ce27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0" calcext:value-type="float">
            <text:p>512000</text:p>
          </table:table-cell>
          <table:table-cell table:style-name="ce27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1" calcext:value-type="float">
            <text:p>512001</text:p>
          </table:table-cell>
          <table:table-cell table:style-name="ce27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2" calcext:value-type="float">
            <text:p>512002</text:p>
          </table:table-cell>
          <table:table-cell table:style-name="ce27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4000" calcext:value-type="float">
            <text:p>514000</text:p>
          </table:table-cell>
          <table:table-cell table:style-name="ce27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5000" calcext:value-type="float">
            <text:p>515000</text:p>
          </table:table-cell>
          <table:table-cell table:style-name="ce27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6000" calcext:value-type="float">
            <text:p>516000</text:p>
          </table:table-cell>
          <table:table-cell table:style-name="ce27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000" calcext:value-type="float">
            <text:p>517000</text:p>
          </table:table-cell>
          <table:table-cell table:style-name="ce27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100" calcext:value-type="float">
            <text:p>517100</text:p>
          </table:table-cell>
          <table:table-cell table:style-name="ce27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000" calcext:value-type="float">
            <text:p>518000</text:p>
          </table:table-cell>
          <table:table-cell table:style-name="ce27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600" calcext:value-type="float">
            <text:p>518600</text:p>
          </table:table-cell>
          <table:table-cell table:style-name="ce27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700" calcext:value-type="float">
            <text:p>518700</text:p>
          </table:table-cell>
          <table:table-cell table:style-name="ce27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000" calcext:value-type="float">
            <text:p>519000</text:p>
          </table:table-cell>
          <table:table-cell table:style-name="ce27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800" calcext:value-type="float">
            <text:p>519800</text:p>
          </table:table-cell>
          <table:table-cell table:style-name="ce27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000" calcext:value-type="float">
            <text:p>531000</text:p>
          </table:table-cell>
          <table:table-cell table:style-name="ce27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100" calcext:value-type="float">
            <text:p>531100</text:p>
          </table:table-cell>
          <table:table-cell table:style-name="ce27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400" calcext:value-type="float">
            <text:p>531400</text:p>
          </table:table-cell>
          <table:table-cell table:style-name="ce27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2000" calcext:value-type="float">
            <text:p>532000</text:p>
          </table:table-cell>
          <table:table-cell table:style-name="ce27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1000" calcext:value-type="float">
            <text:p>541000</text:p>
          </table:table-cell>
          <table:table-cell table:style-name="ce27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2000" calcext:value-type="float">
            <text:p>542000</text:p>
          </table:table-cell>
          <table:table-cell table:style-name="ce27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81000" calcext:value-type="float">
            <text:p>581000</text:p>
          </table:table-cell>
          <table:table-cell table:style-name="ce27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90000" calcext:value-type="float">
            <text:p>590000</text:p>
          </table:table-cell>
          <table:table-cell table:style-name="ce27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1000" calcext:value-type="float">
            <text:p>601000</text:p>
          </table:table-cell>
          <table:table-cell table:style-name="ce28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2000" calcext:value-type="float">
            <text:p>602000</text:p>
          </table:table-cell>
          <table:table-cell table:style-name="ce28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6];4)*100" office:value-type="float" office:value="602100" calcext:value-type="float">
            <text:p>602100</text:p>
          </table:table-cell>
          <table:table-cell table:style-name="ce28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7];4)*100" office:value-type="float" office:value="602200" calcext:value-type="float">
            <text:p>602200</text:p>
          </table:table-cell>
          <table:table-cell table:style-name="ce28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8];5)*10" office:value-type="float" office:value="602210" calcext:value-type="float">
            <text:p>602210</text:p>
          </table:table-cell>
          <table:table-cell table:style-name="ce28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9];5)*10" office:value-type="float" office:value="602220" calcext:value-type="float">
            <text:p>602220</text:p>
          </table:table-cell>
          <table:table-cell table:style-name="ce28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0];5)*10" office:value-type="float" office:value="602230" calcext:value-type="float">
            <text:p>602230</text:p>
          </table:table-cell>
          <table:table-cell table:style-name="ce28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1];5)*10" office:value-type="float" office:value="602240" calcext:value-type="float">
            <text:p>602240</text:p>
          </table:table-cell>
          <table:table-cell table:style-name="ce28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2];5)*10" office:value-type="float" office:value="602250" calcext:value-type="float">
            <text:p>602250</text:p>
          </table:table-cell>
          <table:table-cell table:style-name="ce28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3];3)*1000" office:value-type="float" office:value="603000" calcext:value-type="float">
            <text:p>603000</text:p>
          </table:table-cell>
          <table:table-cell table:style-name="ce28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4];3)*1000" office:value-type="float" office:value="604000" calcext:value-type="float">
            <text:p>604000</text:p>
          </table:table-cell>
          <table:table-cell table:style-name="ce28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5];3)*1000" office:value-type="float" office:value="605000" calcext:value-type="float">
            <text:p>605000</text:p>
          </table:table-cell>
          <table:table-cell table:style-name="ce28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6];3)*1000" office:value-type="float" office:value="606000" calcext:value-type="float">
            <text:p>606000</text:p>
          </table:table-cell>
          <table:table-cell table:style-name="ce28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7];4)*100" office:value-type="float" office:value="606100" calcext:value-type="float">
            <text:p>606100</text:p>
          </table:table-cell>
          <table:table-cell table:style-name="ce28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8];4)*100" office:value-type="float" office:value="606300" calcext:value-type="float">
            <text:p>606300</text:p>
          </table:table-cell>
          <table:table-cell table:style-name="ce28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9];4)*100" office:value-type="float" office:value="606400" calcext:value-type="float">
            <text:p>606400</text:p>
          </table:table-cell>
          <table:table-cell table:style-name="ce28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0];4)*100" office:value-type="float" office:value="606500" calcext:value-type="float">
            <text:p>606500</text:p>
          </table:table-cell>
          <table:table-cell table:style-name="ce28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1];4)*100" office:value-type="float" office:value="606800" calcext:value-type="float">
            <text:p>606800</text:p>
          </table:table-cell>
          <table:table-cell table:style-name="ce28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2];3)*1000" office:value-type="float" office:value="607000" calcext:value-type="float">
            <text:p>607000</text:p>
          </table:table-cell>
          <table:table-cell table:style-name="ce28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3];3)*1000" office:value-type="float" office:value="608000" calcext:value-type="float">
            <text:p>608000</text:p>
          </table:table-cell>
          <table:table-cell table:style-name="ce28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4];3)*1000" office:value-type="float" office:value="609000" calcext:value-type="float">
            <text:p>609000</text:p>
          </table:table-cell>
          <table:table-cell table:style-name="ce28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24"/>
          <table:table-cell table:style-name="ce26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7];3)*1000" office:value-type="float" office:value="611000" calcext:value-type="float">
            <text:p>611000</text:p>
          </table:table-cell>
          <table:table-cell table:style-name="ce28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8];3)*1000" office:value-type="float" office:value="612000" calcext:value-type="float">
            <text:p>612000</text:p>
          </table:table-cell>
          <table:table-cell table:style-name="ce28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9];4)*100" office:value-type="float" office:value="612200" calcext:value-type="float">
            <text:p>612200</text:p>
          </table:table-cell>
          <table:table-cell table:style-name="ce28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0];4)*100" office:value-type="float" office:value="612500" calcext:value-type="float">
            <text:p>612500</text:p>
          </table:table-cell>
          <table:table-cell table:style-name="ce28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1];3)*1000" office:value-type="float" office:value="613000" calcext:value-type="float">
            <text:p>613000</text:p>
          </table:table-cell>
          <table:table-cell table:style-name="ce28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2];4)*100" office:value-type="float" office:value="613200" calcext:value-type="float">
            <text:p>613200</text:p>
          </table:table-cell>
          <table:table-cell table:style-name="ce28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3];4)*100" office:value-type="float" office:value="613500" calcext:value-type="float">
            <text:p>613500</text:p>
          </table:table-cell>
          <table:table-cell table:style-name="ce28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4];4)*100" office:value-type="float" office:value="613600" calcext:value-type="float">
            <text:p>613600</text:p>
          </table:table-cell>
          <table:table-cell table:style-name="ce28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5];3)*1000" office:value-type="float" office:value="614000" calcext:value-type="float">
            <text:p>614000</text:p>
          </table:table-cell>
          <table:table-cell table:style-name="ce28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6];3)*1000" office:value-type="float" office:value="615000" calcext:value-type="float">
            <text:p>615000</text:p>
          </table:table-cell>
          <table:table-cell table:style-name="ce28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7];4)*100" office:value-type="float" office:value="615200" calcext:value-type="float">
            <text:p>615200</text:p>
          </table:table-cell>
          <table:table-cell table:style-name="ce28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8];4)*100" office:value-type="float" office:value="615500" calcext:value-type="float">
            <text:p>615500</text:p>
          </table:table-cell>
          <table:table-cell table:style-name="ce28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9];4)*100" office:value-type="float" office:value="615600" calcext:value-type="float">
            <text:p>615600</text:p>
          </table:table-cell>
          <table:table-cell table:style-name="ce28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0];3)*1000" office:value-type="float" office:value="616000" calcext:value-type="float">
            <text:p>616000</text:p>
          </table:table-cell>
          <table:table-cell table:style-name="ce28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16100" calcext:value-type="float">
            <text:p>616100</text:p>
          </table:table-cell>
          <table:table-cell table:style-name="ce28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2];4)*100" office:value-type="float" office:value="616200" calcext:value-type="float">
            <text:p>616200</text:p>
          </table:table-cell>
          <table:table-cell table:style-name="ce28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3];4)*100" office:value-type="float" office:value="616300" calcext:value-type="float">
            <text:p>616300</text:p>
          </table:table-cell>
          <table:table-cell table:style-name="ce28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4];4)*100" office:value-type="float" office:value="616400" calcext:value-type="float">
            <text:p>616400</text:p>
          </table:table-cell>
          <table:table-cell table:style-name="ce28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5];4)*100" office:value-type="float" office:value="616500" calcext:value-type="float">
            <text:p>616500</text:p>
          </table:table-cell>
          <table:table-cell table:style-name="ce28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6];4)*100" office:value-type="float" office:value="616800" calcext:value-type="float">
            <text:p>616800</text:p>
          </table:table-cell>
          <table:table-cell table:style-name="ce28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7];3)*1000" office:value-type="float" office:value="617000" calcext:value-type="float">
            <text:p>617000</text:p>
          </table:table-cell>
          <table:table-cell table:style-name="ce28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8];3)*1000" office:value-type="float" office:value="618000" calcext:value-type="float">
            <text:p>618000</text:p>
          </table:table-cell>
          <table:table-cell table:style-name="ce28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9];4)*100" office:value-type="float" office:value="618100" calcext:value-type="float">
            <text:p>618100</text:p>
          </table:table-cell>
          <table:table-cell table:style-name="ce28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0];4)*100" office:value-type="float" office:value="618300" calcext:value-type="float">
            <text:p>618300</text:p>
          </table:table-cell>
          <table:table-cell table:style-name="ce28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1];4)*100" office:value-type="float" office:value="618500" calcext:value-type="float">
            <text:p>618500</text:p>
          </table:table-cell>
          <table:table-cell table:style-name="ce28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2];3)*1000" office:value-type="float" office:value="619000" calcext:value-type="float">
            <text:p>619000</text:p>
          </table:table-cell>
          <table:table-cell table:style-name="ce28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4];3)*1000" office:value-type="float" office:value="621000" calcext:value-type="float">
            <text:p>621000</text:p>
          </table:table-cell>
          <table:table-cell table:style-name="ce28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5];4)*100" office:value-type="float" office:value="621100" calcext:value-type="float">
            <text:p>621100</text:p>
          </table:table-cell>
          <table:table-cell table:style-name="ce28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6];4)*100" office:value-type="float" office:value="621400" calcext:value-type="float">
            <text:p>621400</text:p>
          </table:table-cell>
          <table:table-cell table:style-name="ce28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7];3)*1000" office:value-type="float" office:value="622000" calcext:value-type="float">
            <text:p>622000</text:p>
          </table:table-cell>
          <table:table-cell table:style-name="ce28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8];4)*100" office:value-type="float" office:value="622100" calcext:value-type="float">
            <text:p>622100</text:p>
          </table:table-cell>
          <table:table-cell table:style-name="ce28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9];4)*100" office:value-type="float" office:value="622200" calcext:value-type="float">
            <text:p>622200</text:p>
          </table:table-cell>
          <table:table-cell table:style-name="ce28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0];4)*100" office:value-type="float" office:value="622600" calcext:value-type="float">
            <text:p>622600</text:p>
          </table:table-cell>
          <table:table-cell table:style-name="ce28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1];4)*100" office:value-type="float" office:value="622700" calcext:value-type="float">
            <text:p>622700</text:p>
          </table:table-cell>
          <table:table-cell table:style-name="ce28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2];4)*100" office:value-type="float" office:value="622800" calcext:value-type="float">
            <text:p>622800</text:p>
          </table:table-cell>
          <table:table-cell table:style-name="ce28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3];3)*1000" office:value-type="float" office:value="623000" calcext:value-type="float">
            <text:p>623000</text:p>
          </table:table-cell>
          <table:table-cell table:style-name="ce28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4];4)*100" office:value-type="float" office:value="623100" calcext:value-type="float">
            <text:p>623100</text:p>
          </table:table-cell>
          <table:table-cell table:style-name="ce28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5];4)*100" office:value-type="float" office:value="623200" calcext:value-type="float">
            <text:p>623200</text:p>
          </table:table-cell>
          <table:table-cell table:style-name="ce28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6];4)*100" office:value-type="float" office:value="623300" calcext:value-type="float">
            <text:p>623300</text:p>
          </table:table-cell>
          <table:table-cell table:style-name="ce28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7];4)*100" office:value-type="float" office:value="623400" calcext:value-type="float">
            <text:p>623400</text:p>
          </table:table-cell>
          <table:table-cell table:style-name="ce28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8];4)*100" office:value-type="float" office:value="623600" calcext:value-type="float">
            <text:p>623600</text:p>
          </table:table-cell>
          <table:table-cell table:style-name="ce28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9];4)*100" office:value-type="float" office:value="623700" calcext:value-type="float">
            <text:p>623700</text:p>
          </table:table-cell>
          <table:table-cell table:style-name="ce28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0];4)*100" office:value-type="float" office:value="623800" calcext:value-type="float">
            <text:p>623800</text:p>
          </table:table-cell>
          <table:table-cell table:style-name="ce28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1];3)*1000" office:value-type="float" office:value="624000" calcext:value-type="float">
            <text:p>624000</text:p>
          </table:table-cell>
          <table:table-cell table:style-name="ce28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2];3)*1000" office:value-type="float" office:value="625000" calcext:value-type="float">
            <text:p>625000</text:p>
          </table:table-cell>
          <table:table-cell table:style-name="ce28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3];4)*100" office:value-type="float" office:value="625100" calcext:value-type="float">
            <text:p>625100</text:p>
          </table:table-cell>
          <table:table-cell table:style-name="ce28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4];4)*100" office:value-type="float" office:value="625500" calcext:value-type="float">
            <text:p>625500</text:p>
          </table:table-cell>
          <table:table-cell table:style-name="ce28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5];4)*100" office:value-type="float" office:value="625600" calcext:value-type="float">
            <text:p>625600</text:p>
          </table:table-cell>
          <table:table-cell table:style-name="ce28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6];4)*100" office:value-type="float" office:value="625700" calcext:value-type="float">
            <text:p>625700</text:p>
          </table:table-cell>
          <table:table-cell table:style-name="ce28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7];3)*1000" office:value-type="float" office:value="626000" calcext:value-type="float">
            <text:p>626000</text:p>
          </table:table-cell>
          <table:table-cell table:style-name="ce28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8];4)*100" office:value-type="float" office:value="626100" calcext:value-type="float">
            <text:p>626100</text:p>
          </table:table-cell>
          <table:table-cell table:style-name="ce28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9];4)*100" office:value-type="float" office:value="626300" calcext:value-type="float">
            <text:p>626300</text:p>
          </table:table-cell>
          <table:table-cell table:style-name="ce28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0];4)*100" office:value-type="float" office:value="626500" calcext:value-type="float">
            <text:p>626500</text:p>
          </table:table-cell>
          <table:table-cell table:style-name="ce28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1];3)*1000" office:value-type="float" office:value="627000" calcext:value-type="float">
            <text:p>627000</text:p>
          </table:table-cell>
          <table:table-cell table:style-name="ce28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2];3)*1000" office:value-type="float" office:value="628000" calcext:value-type="float">
            <text:p>628000</text:p>
          </table:table-cell>
          <table:table-cell table:style-name="ce28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3];4)*100" office:value-type="float" office:value="628100" calcext:value-type="float">
            <text:p>628100</text:p>
          </table:table-cell>
          <table:table-cell table:style-name="ce28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4];4)*100" office:value-type="float" office:value="628400" calcext:value-type="float">
            <text:p>628400</text:p>
          </table:table-cell>
          <table:table-cell table:style-name="ce28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5];3)*1000" office:value-type="float" office:value="629000" calcext:value-type="float">
            <text:p>629000</text:p>
          </table:table-cell>
          <table:table-cell table:style-name="ce28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7];3)*1000" office:value-type="float" office:value="631000" calcext:value-type="float">
            <text:p>631000</text:p>
          </table:table-cell>
          <table:table-cell table:style-name="ce28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8];4)*100" office:value-type="float" office:value="631100" calcext:value-type="float">
            <text:p>631100</text:p>
          </table:table-cell>
          <table:table-cell table:style-name="ce28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9];4)*100" office:value-type="float" office:value="631200" calcext:value-type="float">
            <text:p>631200</text:p>
          </table:table-cell>
          <table:table-cell table:style-name="ce28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0];4)*100" office:value-type="float" office:value="631300" calcext:value-type="float">
            <text:p>631300</text:p>
          </table:table-cell>
          <table:table-cell table:style-name="ce28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1];4)*100" office:value-type="float" office:value="631400" calcext:value-type="float">
            <text:p>631400</text:p>
          </table:table-cell>
          <table:table-cell table:style-name="ce28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2];4)*100" office:value-type="float" office:value="631800" calcext:value-type="float">
            <text:p>631800</text:p>
          </table:table-cell>
          <table:table-cell table:style-name="ce28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3];3)*1000" office:value-type="float" office:value="633000" calcext:value-type="float">
            <text:p>633000</text:p>
          </table:table-cell>
          <table:table-cell table:style-name="ce28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4];4)*100" office:value-type="float" office:value="633100" calcext:value-type="float">
            <text:p>633100</text:p>
          </table:table-cell>
          <table:table-cell table:style-name="ce28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5];4)*100" office:value-type="float" office:value="633200" calcext:value-type="float">
            <text:p>633200</text:p>
          </table:table-cell>
          <table:table-cell table:style-name="ce28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6];4)*100" office:value-type="float" office:value="633300" calcext:value-type="float">
            <text:p>633300</text:p>
          </table:table-cell>
          <table:table-cell table:style-name="ce28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7];4)*100" office:value-type="float" office:value="633400" calcext:value-type="float">
            <text:p>633400</text:p>
          </table:table-cell>
          <table:table-cell table:style-name="ce28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8];4)*100" office:value-type="float" office:value="633500" calcext:value-type="float">
            <text:p>633500</text:p>
          </table:table-cell>
          <table:table-cell table:style-name="ce28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9];4)*100" office:value-type="float" office:value="633800" calcext:value-type="float">
            <text:p>633800</text:p>
          </table:table-cell>
          <table:table-cell table:style-name="ce28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0];3)*1000" office:value-type="float" office:value="635000" calcext:value-type="float">
            <text:p>635000</text:p>
          </table:table-cell>
          <table:table-cell table:style-name="ce28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1];4)*100" office:value-type="float" office:value="635100" calcext:value-type="float">
            <text:p>635100</text:p>
          </table:table-cell>
          <table:table-cell table:style-name="ce28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10" calcext:value-type="float">
            <text:p>635110</text:p>
          </table:table-cell>
          <table:table-cell table:style-name="ce28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25120" calcext:value-type="float">
            <text:p>625120</text:p>
          </table:table-cell>
          <table:table-cell table:style-name="ce28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30" calcext:value-type="float">
            <text:p>635130</text:p>
          </table:table-cell>
          <table:table-cell table:style-name="ce28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80" calcext:value-type="float">
            <text:p>635180</text:p>
          </table:table-cell>
          <table:table-cell table:style-name="ce28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6];4)*100" office:value-type="float" office:value="635200" calcext:value-type="float">
            <text:p>635200</text:p>
          </table:table-cell>
          <table:table-cell table:style-name="ce28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7];4)*100" office:value-type="float" office:value="635300" calcext:value-type="float">
            <text:p>635300</text:p>
          </table:table-cell>
          <table:table-cell table:style-name="ce28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8];4)*100" office:value-type="float" office:value="635400" calcext:value-type="float">
            <text:p>635400</text:p>
          </table:table-cell>
          <table:table-cell table:style-name="ce28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410" calcext:value-type="float">
            <text:p>635410</text:p>
          </table:table-cell>
          <table:table-cell table:style-name="ce28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0];4)*100" office:value-type="float" office:value="635800" calcext:value-type="float">
            <text:p>635800</text:p>
          </table:table-cell>
          <table:table-cell table:style-name="ce28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1];3)*1000" office:value-type="float" office:value="637000" calcext:value-type="float">
            <text:p>637000</text:p>
          </table:table-cell>
          <table:table-cell table:style-name="ce28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3];3)*1000" office:value-type="float" office:value="641000" calcext:value-type="float">
            <text:p>641000</text:p>
          </table:table-cell>
          <table:table-cell table:style-name="ce28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4];4)*100" office:value-type="float" office:value="641100" calcext:value-type="float">
            <text:p>641100</text:p>
          </table:table-cell>
          <table:table-cell table:style-name="ce28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5];4)*100" office:value-type="float" office:value="641200" calcext:value-type="float">
            <text:p>641200</text:p>
          </table:table-cell>
          <table:table-cell table:style-name="ce28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6];4)*100" office:value-type="float" office:value="641300" calcext:value-type="float">
            <text:p>641300</text:p>
          </table:table-cell>
          <table:table-cell table:style-name="ce28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7];4)*100" office:value-type="float" office:value="641400" calcext:value-type="float">
            <text:p>641400</text:p>
          </table:table-cell>
          <table:table-cell table:style-name="ce28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8];4)*100" office:value-type="float" office:value="641500" calcext:value-type="float">
            <text:p>641500</text:p>
          </table:table-cell>
          <table:table-cell table:style-name="ce28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9];3)*1000" office:value-type="float" office:value="645000" calcext:value-type="float">
            <text:p>645000</text:p>
          </table:table-cell>
          <table:table-cell table:style-name="ce28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0];4)*100" office:value-type="float" office:value="645100" calcext:value-type="float">
            <text:p>645100</text:p>
          </table:table-cell>
          <table:table-cell table:style-name="ce28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1];4)*100" office:value-type="float" office:value="645200" calcext:value-type="float">
            <text:p>645200</text:p>
          </table:table-cell>
          <table:table-cell table:style-name="ce28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2];4)*100" office:value-type="float" office:value="645300" calcext:value-type="float">
            <text:p>645300</text:p>
          </table:table-cell>
          <table:table-cell table:style-name="ce28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3];4)*100" office:value-type="float" office:value="645400" calcext:value-type="float">
            <text:p>645400</text:p>
          </table:table-cell>
          <table:table-cell table:style-name="ce28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4];4)*100" office:value-type="float" office:value="645800" calcext:value-type="float">
            <text:p>645800</text:p>
          </table:table-cell>
          <table:table-cell table:style-name="ce28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5];3)*1000" office:value-type="float" office:value="647000" calcext:value-type="float">
            <text:p>647000</text:p>
          </table:table-cell>
          <table:table-cell table:style-name="ce28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6];4)*100" office:value-type="float" office:value="647100" calcext:value-type="float">
            <text:p>647100</text:p>
          </table:table-cell>
          <table:table-cell table:style-name="ce28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7];4)*100" office:value-type="float" office:value="647200" calcext:value-type="float">
            <text:p>647200</text:p>
          </table:table-cell>
          <table:table-cell table:style-name="ce28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8];4)*100" office:value-type="float" office:value="647300" calcext:value-type="float">
            <text:p>647300</text:p>
          </table:table-cell>
          <table:table-cell table:style-name="ce28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9];4)*100" office:value-type="float" office:value="647400" calcext:value-type="float">
            <text:p>647400</text:p>
          </table:table-cell>
          <table:table-cell table:style-name="ce28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0];4)*100" office:value-type="float" office:value="647500" calcext:value-type="float">
            <text:p>647500</text:p>
          </table:table-cell>
          <table:table-cell table:style-name="ce28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1];3)*1000" office:value-type="float" office:value="648000" calcext:value-type="float">
            <text:p>648000</text:p>
          </table:table-cell>
          <table:table-cell table:style-name="ce28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3];3)*1000" office:value-type="float" office:value="651000" calcext:value-type="float">
            <text:p>651000</text:p>
          </table:table-cell>
          <table:table-cell table:style-name="ce28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4];4)*100" office:value-type="float" office:value="651100" calcext:value-type="float">
            <text:p>651100</text:p>
          </table:table-cell>
          <table:table-cell table:style-name="ce28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5];4)*100" office:value-type="float" office:value="651600" calcext:value-type="float">
            <text:p>651600</text:p>
          </table:table-cell>
          <table:table-cell table:style-name="ce28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6];4)*100" office:value-type="float" office:value="651800" calcext:value-type="float">
            <text:p>651800</text:p>
          </table:table-cell>
          <table:table-cell table:style-name="ce28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7];3)*1000" office:value-type="float" office:value="654000" calcext:value-type="float">
            <text:p>654000</text:p>
          </table:table-cell>
          <table:table-cell table:style-name="ce28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8];4)*100" office:value-type="float" office:value="654100" calcext:value-type="float">
            <text:p>654100</text:p>
          </table:table-cell>
          <table:table-cell table:style-name="ce28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9];4)*100" office:value-type="float" office:value="654400" calcext:value-type="float">
            <text:p>654400</text:p>
          </table:table-cell>
          <table:table-cell table:style-name="ce28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0];3)*1000" office:value-type="float" office:value="655000" calcext:value-type="float">
            <text:p>655000</text:p>
          </table:table-cell>
          <table:table-cell table:style-name="ce28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1];3)*1000" office:value-type="float" office:value="657000" calcext:value-type="float">
            <text:p>657000</text:p>
          </table:table-cell>
          <table:table-cell table:style-name="ce28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2];4)*100" office:value-type="float" office:value="657100" calcext:value-type="float">
            <text:p>657100</text:p>
          </table:table-cell>
          <table:table-cell table:style-name="ce28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3];3)*1000" office:value-type="float" office:value="658000" calcext:value-type="float">
            <text:p>658000</text:p>
          </table:table-cell>
          <table:table-cell table:style-name="ce28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4];4)*100" office:value-type="float" office:value="658600" calcext:value-type="float">
            <text:p>658600</text:p>
          </table:table-cell>
          <table:table-cell table:style-name="ce28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6];3)*1000" office:value-type="float" office:value="661000" calcext:value-type="float">
            <text:p>661000</text:p>
          </table:table-cell>
          <table:table-cell table:style-name="ce28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7];4)*100" office:value-type="float" office:value="661100" calcext:value-type="float">
            <text:p>661100</text:p>
          </table:table-cell>
          <table:table-cell table:style-name="ce28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8];4)*100" office:value-type="float" office:value="661600" calcext:value-type="float">
            <text:p>661600</text:p>
          </table:table-cell>
          <table:table-cell table:style-name="ce28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9];4)*100" office:value-type="float" office:value="661800" calcext:value-type="float">
            <text:p>661800</text:p>
          </table:table-cell>
          <table:table-cell table:style-name="ce28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0];3)*1000" office:value-type="float" office:value="664000" calcext:value-type="float">
            <text:p>664000</text:p>
          </table:table-cell>
          <table:table-cell table:style-name="ce28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1];3)*1000" office:value-type="float" office:value="665000" calcext:value-type="float">
            <text:p>665000</text:p>
          </table:table-cell>
          <table:table-cell table:style-name="ce28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2];3)*1000" office:value-type="float" office:value="666000" calcext:value-type="float">
            <text:p>666000</text:p>
          </table:table-cell>
          <table:table-cell table:style-name="ce28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3];3)*1000" office:value-type="float" office:value="667000" calcext:value-type="float">
            <text:p>667000</text:p>
          </table:table-cell>
          <table:table-cell table:style-name="ce28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4];3)*1000" office:value-type="float" office:value="668000" calcext:value-type="float">
            <text:p>668000</text:p>
          </table:table-cell>
          <table:table-cell table:style-name="ce28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6];3)*1000" office:value-type="float" office:value="671000" calcext:value-type="float">
            <text:p>671000</text:p>
          </table:table-cell>
          <table:table-cell table:style-name="ce28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7];4)*100" office:value-type="float" office:value="671100" calcext:value-type="float">
            <text:p>671100</text:p>
          </table:table-cell>
          <table:table-cell table:style-name="ce28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8];4)*100" office:value-type="float" office:value="671200" calcext:value-type="float">
            <text:p>671200</text:p>
          </table:table-cell>
          <table:table-cell table:style-name="ce28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9];4)*100" office:value-type="float" office:value="671300" calcext:value-type="float">
            <text:p>671300</text:p>
          </table:table-cell>
          <table:table-cell table:style-name="ce28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0];4)*100" office:value-type="float" office:value="671400" calcext:value-type="float">
            <text:p>671400</text:p>
          </table:table-cell>
          <table:table-cell table:style-name="ce28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1];4)*100" office:value-type="float" office:value="671500" calcext:value-type="float">
            <text:p>671500</text:p>
          </table:table-cell>
          <table:table-cell table:style-name="ce28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2];4)*100" office:value-type="float" office:value="671700" calcext:value-type="float">
            <text:p>671700</text:p>
          </table:table-cell>
          <table:table-cell table:style-name="ce28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3];4)*100" office:value-type="float" office:value="671800" calcext:value-type="float">
            <text:p>671800</text:p>
          </table:table-cell>
          <table:table-cell table:style-name="ce28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4];3)*1000" office:value-type="float" office:value="672000" calcext:value-type="float">
            <text:p>672000</text:p>
          </table:table-cell>
          <table:table-cell table:style-name="ce28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5];3)*1000" office:value-type="float" office:value="675000" calcext:value-type="float">
            <text:p>675000</text:p>
          </table:table-cell>
          <table:table-cell table:style-name="ce28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6];4)*100" office:value-type="float" office:value="675100" calcext:value-type="float">
            <text:p>675100</text:p>
          </table:table-cell>
          <table:table-cell table:style-name="ce28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7];4)*100" office:value-type="float" office:value="675200" calcext:value-type="float">
            <text:p>675200</text:p>
          </table:table-cell>
          <table:table-cell table:style-name="ce28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8];4)*100" office:value-type="float" office:value="675600" calcext:value-type="float">
            <text:p>675600</text:p>
          </table:table-cell>
          <table:table-cell table:style-name="ce28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9];4)*100" office:value-type="float" office:value="675800" calcext:value-type="float">
            <text:p>675800</text:p>
          </table:table-cell>
          <table:table-cell table:style-name="ce28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0];3)*1000" office:value-type="float" office:value="678000" calcext:value-type="float">
            <text:p>678000</text:p>
          </table:table-cell>
          <table:table-cell table:style-name="ce28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1];4)*100" office:value-type="float" office:value="678100" calcext:value-type="float">
            <text:p>678100</text:p>
          </table:table-cell>
          <table:table-cell table:style-name="ce28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2];4)*100" office:value-type="float" office:value="678800" calcext:value-type="float">
            <text:p>678800</text:p>
          </table:table-cell>
          <table:table-cell table:style-name="ce28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4];3)*1000" office:value-type="float" office:value="681000" calcext:value-type="float">
            <text:p>681000</text:p>
          </table:table-cell>
          <table:table-cell table:style-name="ce28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5];4)*100" office:value-type="float" office:value="681100" calcext:value-type="float">
            <text:p>681100</text:p>
          </table:table-cell>
          <table:table-cell table:style-name="ce28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10" calcext:value-type="float">
            <text:p>681110</text:p>
          </table:table-cell>
          <table:table-cell table:style-name="ce28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20" calcext:value-type="float">
            <text:p>681120</text:p>
          </table:table-cell>
          <table:table-cell table:style-name="ce28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8];4)*100" office:value-type="float" office:value="681200" calcext:value-type="float">
            <text:p>681200</text:p>
          </table:table-cell>
          <table:table-cell table:style-name="ce28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9];4)*100" office:value-type="float" office:value="681500" calcext:value-type="float">
            <text:p>681500</text:p>
          </table:table-cell>
          <table:table-cell table:style-name="ce28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0];4)*100" office:value-type="float" office:value="681600" calcext:value-type="float">
            <text:p>681600</text:p>
          </table:table-cell>
          <table:table-cell table:style-name="ce28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10" calcext:value-type="float">
            <text:p>681610</text:p>
          </table:table-cell>
          <table:table-cell table:style-name="ce28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20" calcext:value-type="float">
            <text:p>681620</text:p>
          </table:table-cell>
          <table:table-cell table:style-name="ce28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3];4)*100" office:value-type="float" office:value="681700" calcext:value-type="float">
            <text:p>681700</text:p>
          </table:table-cell>
          <table:table-cell table:style-name="ce28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30" calcext:value-type="float">
            <text:p>681730</text:p>
          </table:table-cell>
          <table:table-cell table:style-name="ce28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40" calcext:value-type="float">
            <text:p>681740</text:p>
          </table:table-cell>
          <table:table-cell table:style-name="ce28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6];3)*1000" office:value-type="float" office:value="686000" calcext:value-type="float">
            <text:p>686000</text:p>
          </table:table-cell>
          <table:table-cell table:style-name="ce28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7];4)*100" office:value-type="float" office:value="686500" calcext:value-type="float">
            <text:p>686500</text:p>
          </table:table-cell>
          <table:table-cell table:style-name="ce28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8];4)*100" office:value-type="float" office:value="686600" calcext:value-type="float">
            <text:p>686600</text:p>
          </table:table-cell>
          <table:table-cell table:style-name="ce28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20" calcext:value-type="float">
            <text:p>686620</text:p>
          </table:table-cell>
          <table:table-cell table:style-name="ce28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50" calcext:value-type="float">
            <text:p>686650</text:p>
          </table:table-cell>
          <table:table-cell table:style-name="ce28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1];4)*100" office:value-type="float" office:value="686800" calcext:value-type="float">
            <text:p>686800</text:p>
          </table:table-cell>
          <table:table-cell table:style-name="ce28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2];3)*1000" office:value-type="float" office:value="687000" calcext:value-type="float">
            <text:p>687000</text:p>
          </table:table-cell>
          <table:table-cell table:style-name="ce28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3];4)*100" office:value-type="float" office:value="687100" calcext:value-type="float">
            <text:p>687100</text:p>
          </table:table-cell>
          <table:table-cell table:style-name="ce28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4];4)*100" office:value-type="float" office:value="687200" calcext:value-type="float">
            <text:p>687200</text:p>
          </table:table-cell>
          <table:table-cell table:style-name="ce28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5];4)*100" office:value-type="float" office:value="687300" calcext:value-type="float">
            <text:p>687300</text:p>
          </table:table-cell>
          <table:table-cell table:style-name="ce28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6];4)*100" office:value-type="float" office:value="687400" calcext:value-type="float">
            <text:p>687400</text:p>
          </table:table-cell>
          <table:table-cell table:style-name="ce28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7];4)*100" office:value-type="float" office:value="687500" calcext:value-type="float">
            <text:p>687500</text:p>
          </table:table-cell>
          <table:table-cell table:style-name="ce28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8];4)*100" office:value-type="float" office:value="687600" calcext:value-type="float">
            <text:p>687600</text:p>
          </table:table-cell>
          <table:table-cell table:style-name="ce28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9];3)*1000" office:value-type="float" office:value="689000" calcext:value-type="float">
            <text:p>689000</text:p>
          </table:table-cell>
          <table:table-cell table:style-name="ce28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0];4)*100" office:value-type="float" office:value="689400" calcext:value-type="float">
            <text:p>689400</text:p>
          </table:table-cell>
          <table:table-cell table:style-name="ce28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1];4)*100" office:value-type="float" office:value="689500" calcext:value-type="float">
            <text:p>689500</text:p>
          </table:table-cell>
          <table:table-cell table:style-name="ce28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2];4)*100" office:value-type="float" office:value="689700" calcext:value-type="float">
            <text:p>689700</text:p>
          </table:table-cell>
          <table:table-cell table:style-name="ce28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4];3)*1000" office:value-type="float" office:value="691000" calcext:value-type="float">
            <text:p>691000</text:p>
          </table:table-cell>
          <table:table-cell table:style-name="ce28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5];3)*1000" office:value-type="float" office:value="695000" calcext:value-type="float">
            <text:p>695000</text:p>
          </table:table-cell>
          <table:table-cell table:style-name="ce28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00" calcext:value-type="float">
            <text:p>695100</text:p>
          </table:table-cell>
          <table:table-cell table:style-name="ce28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10" calcext:value-type="float">
            <text:p>695110</text:p>
          </table:table-cell>
          <table:table-cell table:style-name="ce28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20" calcext:value-type="float">
            <text:p>695120</text:p>
          </table:table-cell>
          <table:table-cell table:style-name="ce28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200" calcext:value-type="float">
            <text:p>695200</text:p>
          </table:table-cell>
          <table:table-cell table:style-name="ce28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0];3)*1000" office:value-type="float" office:value="697000" calcext:value-type="float">
            <text:p>697000</text:p>
          </table:table-cell>
          <table:table-cell table:style-name="ce28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3];3)*1000" office:value-type="float" office:value="701000" calcext:value-type="float">
            <text:p>701000</text:p>
          </table:table-cell>
          <table:table-cell table:style-name="ce28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4];3)*1000" office:value-type="float" office:value="706000" calcext:value-type="float">
            <text:p>706000</text:p>
          </table:table-cell>
          <table:table-cell table:style-name="ce28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5];3)*1000" office:value-type="float" office:value="707000" calcext:value-type="float">
            <text:p>707000</text:p>
          </table:table-cell>
          <table:table-cell table:style-name="ce28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6];3)*1000" office:value-type="float" office:value="708000" calcext:value-type="float">
            <text:p>708000</text:p>
          </table:table-cell>
          <table:table-cell table:style-name="ce28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100" calcext:value-type="float">
            <text:p>708100</text:p>
          </table:table-cell>
          <table:table-cell table:style-name="ce28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300" calcext:value-type="float">
            <text:p>708300</text:p>
          </table:table-cell>
          <table:table-cell table:style-name="ce28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400" calcext:value-type="float">
            <text:p>708400</text:p>
          </table:table-cell>
          <table:table-cell table:style-name="ce28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800" calcext:value-type="float">
            <text:p>708800</text:p>
          </table:table-cell>
          <table:table-cell table:style-name="ce28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1];3)*1000" office:value-type="float" office:value="709000" calcext:value-type="float">
            <text:p>709000</text:p>
          </table:table-cell>
          <table:table-cell table:style-name="ce28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3];3)*1000" office:value-type="float" office:value="713000" calcext:value-type="float">
            <text:p>713000</text:p>
          </table:table-cell>
          <table:table-cell table:style-name="ce28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300" calcext:value-type="float">
            <text:p>713300</text:p>
          </table:table-cell>
          <table:table-cell table:style-name="ce28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400" calcext:value-type="float">
            <text:p>713400</text:p>
          </table:table-cell>
          <table:table-cell table:style-name="ce28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500" calcext:value-type="float">
            <text:p>713500</text:p>
          </table:table-cell>
          <table:table-cell table:style-name="ce28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40000" calcext:value-type="float">
            <text:p>740000</text:p>
          </table:table-cell>
          <table:table-cell table:style-name="ce28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1];3)*1000" office:value-type="float" office:value="751000" calcext:value-type="float">
            <text:p>751000</text:p>
          </table:table-cell>
          <table:table-cell table:style-name="ce28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2];3)*1000" office:value-type="float" office:value="754000" calcext:value-type="float">
            <text:p>754000</text:p>
          </table:table-cell>
          <table:table-cell table:style-name="ce28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3];3)*1000" office:value-type="float" office:value="756000" calcext:value-type="float">
            <text:p>756000</text:p>
          </table:table-cell>
          <table:table-cell table:style-name="ce28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6100" calcext:value-type="float">
            <text:p>756100</text:p>
          </table:table-cell>
          <table:table-cell table:style-name="ce28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5];3)*1000" office:value-type="float" office:value="757000" calcext:value-type="float">
            <text:p>757000</text:p>
          </table:table-cell>
          <table:table-cell table:style-name="ce28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100" calcext:value-type="float">
            <text:p>757100</text:p>
          </table:table-cell>
          <table:table-cell table:style-name="ce28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300" calcext:value-type="float">
            <text:p>757300</text:p>
          </table:table-cell>
          <table:table-cell table:style-name="ce28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8];3)*1000" office:value-type="float" office:value="758000" calcext:value-type="float">
            <text:p>758000</text:p>
          </table:table-cell>
          <table:table-cell table:style-name="ce28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8100" calcext:value-type="float">
            <text:p>758100</text:p>
          </table:table-cell>
          <table:table-cell table:style-name="ce28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1];3)*1000" office:value-type="float" office:value="761000" calcext:value-type="float">
            <text:p>761000</text:p>
          </table:table-cell>
          <table:table-cell table:style-name="ce28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2];3)*1000" office:value-type="float" office:value="762000" calcext:value-type="float">
            <text:p>762000</text:p>
          </table:table-cell>
          <table:table-cell table:style-name="ce28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100" calcext:value-type="float">
            <text:p>762100</text:p>
          </table:table-cell>
          <table:table-cell table:style-name="ce28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400" calcext:value-type="float">
            <text:p>762400</text:p>
          </table:table-cell>
          <table:table-cell table:style-name="ce28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5];3)*1000" office:value-type="float" office:value="764000" calcext:value-type="float">
            <text:p>764000</text:p>
          </table:table-cell>
          <table:table-cell table:style-name="ce28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6];3)*1000" office:value-type="float" office:value="765000" calcext:value-type="float">
            <text:p>765000</text:p>
          </table:table-cell>
          <table:table-cell table:style-name="ce28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7];3)*1000" office:value-type="float" office:value="766000" calcext:value-type="float">
            <text:p>766000</text:p>
          </table:table-cell>
          <table:table-cell table:style-name="ce28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8];3)*1000" office:value-type="float" office:value="767000" calcext:value-type="float">
            <text:p>767000</text:p>
          </table:table-cell>
          <table:table-cell table:style-name="ce28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9];3)*1000" office:value-type="float" office:value="768000" calcext:value-type="float">
            <text:p>768000</text:p>
          </table:table-cell>
          <table:table-cell table:style-name="ce28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8100" calcext:value-type="float">
            <text:p>768100</text:p>
          </table:table-cell>
          <table:table-cell table:style-name="ce28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2];3)*1000" office:value-type="float" office:value="771000" calcext:value-type="float">
            <text:p>771000</text:p>
          </table:table-cell>
          <table:table-cell table:style-name="ce28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300" calcext:value-type="float">
            <text:p>771300</text:p>
          </table:table-cell>
          <table:table-cell table:style-name="ce28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400" calcext:value-type="float">
            <text:p>771400</text:p>
          </table:table-cell>
          <table:table-cell table:style-name="ce28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500" calcext:value-type="float">
            <text:p>771500</text:p>
          </table:table-cell>
          <table:table-cell table:style-name="ce28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700" calcext:value-type="float">
            <text:p>771700</text:p>
          </table:table-cell>
          <table:table-cell table:style-name="ce28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800" calcext:value-type="float">
            <text:p>771800</text:p>
          </table:table-cell>
          <table:table-cell table:style-name="ce28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8];3)*1000" office:value-type="float" office:value="772000" calcext:value-type="float">
            <text:p>772000</text:p>
          </table:table-cell>
          <table:table-cell table:style-name="ce28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9];3)*1000" office:value-type="float" office:value="775000" calcext:value-type="float">
            <text:p>775000</text:p>
          </table:table-cell>
          <table:table-cell table:style-name="ce28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100" calcext:value-type="float">
            <text:p>775100</text:p>
          </table:table-cell>
          <table:table-cell table:style-name="ce28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200" calcext:value-type="float">
            <text:p>775200</text:p>
          </table:table-cell>
          <table:table-cell table:style-name="ce28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600" calcext:value-type="float">
            <text:p>775600</text:p>
          </table:table-cell>
          <table:table-cell table:style-name="ce28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3];3)*1000" office:value-type="float" office:value="777000" calcext:value-type="float">
            <text:p>777000</text:p>
          </table:table-cell>
          <table:table-cell table:style-name="ce28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4];3)*1000" office:value-type="float" office:value="778000" calcext:value-type="float">
            <text:p>778000</text:p>
          </table:table-cell>
          <table:table-cell table:style-name="ce28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6];3)*1000" office:value-type="float" office:value="781000" calcext:value-type="float">
            <text:p>781000</text:p>
          </table:table-cell>
          <table:table-cell table:style-name="ce28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100" calcext:value-type="float">
            <text:p>781100</text:p>
          </table:table-cell>
          <table:table-cell table:style-name="ce28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500" calcext:value-type="float">
            <text:p>781500</text:p>
          </table:table-cell>
          <table:table-cell table:style-name="ce28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600" calcext:value-type="float">
            <text:p>781600</text:p>
          </table:table-cell>
          <table:table-cell table:style-name="ce28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700" calcext:value-type="float">
            <text:p>781700</text:p>
          </table:table-cell>
          <table:table-cell table:style-name="ce28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1];3)*1000" office:value-type="float" office:value="786000" calcext:value-type="float">
            <text:p>786000</text:p>
          </table:table-cell>
          <table:table-cell table:style-name="ce28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00" calcext:value-type="float">
            <text:p>786600</text:p>
          </table:table-cell>
          <table:table-cell table:style-name="ce28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20" calcext:value-type="float">
            <text:p>786620</text:p>
          </table:table-cell>
          <table:table-cell table:style-name="ce28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50" calcext:value-type="float">
            <text:p>786650</text:p>
          </table:table-cell>
          <table:table-cell table:style-name="ce28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5];3)*1000" office:value-type="float" office:value="787000" calcext:value-type="float">
            <text:p>787000</text:p>
          </table:table-cell>
          <table:table-cell table:style-name="ce28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7600" calcext:value-type="float">
            <text:p>787600</text:p>
          </table:table-cell>
          <table:table-cell table:style-name="ce28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7];3)*1000" office:value-type="float" office:value="789000" calcext:value-type="float">
            <text:p>789000</text:p>
          </table:table-cell>
          <table:table-cell table:style-name="ce28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9];3)*1000" office:value-type="float" office:value="791000" calcext:value-type="float">
            <text:p>791000</text:p>
          </table:table-cell>
          <table:table-cell table:style-name="ce28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0];3)*1000" office:value-type="float" office:value="796000" calcext:value-type="float">
            <text:p>796000</text:p>
          </table:table-cell>
          <table:table-cell table:style-name="ce28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1];3)*1000" office:value-type="float" office:value="797000" calcext:value-type="float">
            <text:p>797000</text:p>
          </table:table-cell>
          <table:table-cell table:style-name="ce28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1000" calcext:value-type="float">
            <text:p>861000</text:p>
          </table:table-cell>
          <table:table-cell table:style-name="ce28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2000" calcext:value-type="float">
            <text:p>862000</text:p>
          </table:table-cell>
          <table:table-cell table:style-name="ce28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4000" calcext:value-type="float">
            <text:p>864000</text:p>
          </table:table-cell>
          <table:table-cell table:style-name="ce28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0000" calcext:value-type="float">
            <text:p>870000</text:p>
          </table:table-cell>
          <table:table-cell table:style-name="ce28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1000" calcext:value-type="float">
            <text:p>871000</text:p>
          </table:table-cell>
          <table:table-cell table:style-name="ce28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5000" calcext:value-type="float">
            <text:p>875000</text:p>
          </table:table-cell>
          <table:table-cell table:style-name="ce28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55" table:default-cell-style-name="ce310"/>
        <table:table-column table:style-name="co1" table:default-cell-style-name="ce311"/>
        <table:table-column table:style-name="co56" table:default-cell-style-name="ce313"/>
        <table:table-column table:style-name="co57" table:default-cell-style-name="ce315"/>
        <table:table-column table:style-name="co58" table:default-cell-style-name="ce316"/>
        <table:table-column table:style-name="co59" table:number-columns-repeated="2" table:default-cell-style-name="ce322"/>
        <table:table-column table:style-name="co60" table:default-cell-style-name="ce325"/>
        <table:table-column table:style-name="co1" table:number-columns-repeated="2" table:default-cell-style-name="Default"/>
        <table:table-row table:style-name="ro1">
          <table:table-cell table:style-name="ce307" office:value-type="string" calcext:value-type="string" table:number-columns-spanned="8" table:number-rows-spanned="1">
            <text:p>Journal</text:p>
          </table:table-cell>
          <table:covered-table-cell table:number-columns-repeated="6" table:style-name="ce198"/>
          <table:covered-table-cell table:style-name="ce324"/>
          <table:table-cell table:number-columns-repeated="2"/>
        </table:table-row>
        <table:table-row table:style-name="ro19">
          <table:table-cell table:style-name="ce308" table:number-columns-repeated="5"/>
          <table:table-cell table:style-name="ce318" table:number-columns-repeated="2"/>
          <table:table-cell table:style-name="ce324"/>
          <table:table-cell table:number-columns-repeated="2"/>
        </table:table-row>
        <table:table-row table:style-name="ro2">
          <table:table-cell table:style-name="ce199" table:number-columns-repeated="5"/>
          <table:table-cell table:number-columns-repeated="2" table:style-name="ce319" office:value-type="string" calcext:value-type="string">
            <text:p>TOTAL</text:p>
          </table:table-cell>
          <table:table-cell table:style-name="ce324"/>
          <table:table-cell table:number-columns-repeated="2"/>
        </table:table-row>
        <table:table-row table:style-name="ro2">
          <table:table-cell table:style-name="ce199" table:number-columns-repeated="5"/>
          <table:table-cell table:style-name="ce320" table:formula="of:=SUM([.F6:.F2546])" office:value-type="float" office:value="0" calcext:value-type="float">
            <text:p>0,00</text:p>
          </table:table-cell>
          <table:table-cell table:style-name="ce323" table:formula="of:=SUM([.G6:.G2546])" office:value-type="float" office:value="4" calcext:value-type="float">
            <text:p>4,00</text:p>
          </table:table-cell>
          <table:table-cell table:style-name="ce324"/>
          <table:table-cell table:number-columns-repeated="2"/>
        </table:table-row>
        <table:table-row table:style-name="ro2">
          <table:table-cell table:style-name="ce309" office:value-type="string" calcext:value-type="string">
            <text:p>N°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N° compte</text:p>
          </table:table-cell>
          <table:table-cell table:style-name="ce314" office:value-type="string" calcext:value-type="string">
            <text:p>Intitulé</text:p>
          </table:table-cell>
          <table:table-cell table:style-name="ce309" office:value-type="string" calcext:value-type="string">
            <text:p>Libellé de l'écriture</text:p>
          </table:table-cell>
          <table:table-cell table:style-name="ce321" office:value-type="string" calcext:value-type="string">
            <text:p>Débit</text:p>
          </table:table-cell>
          <table:table-cell table:style-name="ce321" office:value-type="string" calcext:value-type="string">
            <text:p>Crédit</text:p>
          </table:table-cell>
          <table:table-cell table:style-name="ce309" office:value-type="string" calcext:value-type="string">
            <text:p>Clé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/01/2016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12" office:value-type="date" office:date-value="2017-06-04" calcext:value-type="date">
            <text:p>04/06/2017</text:p>
          </table:table-cell>
          <table:table-cell office:value-type="float" office:value="604000" calcext:value-type="float">
            <text:p>604000</text:p>
          </table:table-cell>
          <table:table-cell table:formula="of:=IF([.C7]=&quot;&quot;;&quot;&quot;;VLOOKUP([.C7];['file:///H: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number-columns-repeated="3"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 table:number-rows-repeated="6">
          <table:table-cell table:number-columns-repeated="10"/>
        </table:table-row>
        <table:table-row table:style-name="ro2">
          <table:table-cell table:number-columns-repeated="4"/>
          <table:table-cell table:style-name="ce317"/>
          <table:table-cell table:number-columns-repeated="5"/>
        </table:table-row>
        <table:table-row table:style-name="ro2" table:number-rows-repeated="2">
          <table:table-cell/>
          <table:table-cell table:style-name="ce312"/>
          <table:table-cell table:number-columns-repeated="2"/>
          <table:table-cell table:style-name="ce317"/>
          <table:table-cell table:number-columns-repeated="5"/>
        </table:table-row>
        <table:table-row table:style-name="ro2">
          <table:table-cell table:number-columns-repeated="4"/>
          <table:table-cell table:style-name="ce317"/>
          <table:table-cell table:number-columns-repeated="5"/>
        </table:table-row>
        <table:table-row table:style-name="ro2" table:number-rows-repeated="4">
          <table:table-cell/>
          <table:table-cell table:style-name="ce312"/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12"/>
          <table:table-cell/>
          <table:table-cell table:formula="of:=IF([.C22]=&quot;&quot;;&quot;&quot;;VLOOKUP([.C22];[$'Nomenclature des comptes'.$B$4:.$C$590];2))">
            <text:p/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12"/>
          <table:table-cell/>
          <table:table-cell table:formula="of:=IF([.C23]=&quot;&quot;;&quot;&quot;;VLOOKUP([.C23];[$'Nomenclature des comptes'.$B$4:.$C$590];2))">
            <text:p/>
          </table:table-cell>
          <table:table-cell table:number-columns-repeated="6"/>
        </table:table-row>
        <table:table-row table:style-name="ro18" table:number-rows-repeated="4">
          <table:table-cell table:style-name="Default" table:number-columns-repeated="8"/>
          <table:table-cell table:number-columns-repeated="2"/>
        </table:table-row>
        <table:table-row table:style-name="ro18">
          <table:table-cell table:style-name="Default" table:number-columns-repeated="8"/>
          <table:table-cell/>
          <table:table-cell table:formula="of:=3486.93-927.82" office:value-type="float" office:value="2559.11" calcext:value-type="float">
            <text:p>2559,11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53"/>
        <table:table-column table:style-name="co15" table:default-cell-style-name="ce54"/>
        <table:table-row table:style-name="ro1">
          <table:table-cell table:style-name="ce1" office:value-type="string" calcext:value-type="string" table:number-columns-spanned="2" table:number-rows-spanned="1">
            <text:p>Clé de répartition (compta analytique)</text:p>
          </table:table-cell>
          <table:covered-table-cell table:style-name="ce1"/>
        </table:table-row>
        <table:table-row table:style-name="ro4">
          <table:table-cell table:style-name="ce16"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style-name="ce39" office:value-type="string" calcext:value-type="string">
            <text:p>Clé de répartition</text:p>
          </table:table-cell>
          <table:table-cell table:style-name="ce39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54"/>
          <table:table-cell/>
        </table:table-row>
        <table:table-row table:style-name="ro2">
          <table:table-cell table:style-name="ce54"/>
          <table:table-cell/>
        </table:table-row>
      </table:table>
      <table:table table:name="Grand Livre" table:style-name="ta1">
        <table:table-column table:style-name="co16" table:default-cell-style-name="ce60"/>
        <table:table-column table:style-name="co17" table:default-cell-style-name="ce66"/>
        <table:table-column table:style-name="co18" table:default-cell-style-name="ce2"/>
        <table:table-column table:style-name="co19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1"/>
        </table:table-row>
        <table:table-row table:style-name="ro1">
          <table:table-cell table:style-name="ce55" table:number-columns-spanned="7" table:number-rows-spanned="1"/>
          <table:covered-table-cell table:number-columns-repeated="6" table:style-name="ce55"/>
        </table:table-row>
        <table:table-row table:style-name="ro2">
          <table:table-cell table:style-name="ce2" table:number-columns-repeated="2"/>
          <table:table-cell table:number-columns-repeated="5"/>
        </table:table-row>
        <table:table-row table:style-name="ro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3" office:value-type="string" calcext:value-type="string">
            <text:p>Date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64"/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604. Achats d'études et prestations de service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72" office:value-type="float" office:value="74.09" calcext:value-type="float">
            <text:p>74,09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72" office:value-type="float" office:value="93.96" calcext:value-type="float">
            <text:p>93,96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72" office:value-type="float" office:value="44" calcext:value-type="float">
            <text:p>44,00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72" office:value-type="float" office:value="17.22" calcext:value-type="float">
            <text:p>17,22</text:p>
          </table:table-cell>
          <table:table-cell table:style-name="ce80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Don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3"/>
          <table:table-cell table:style-name="ce81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61" office:value-type="string" calcext:value-type="string">
            <text:p>Total Résultat</text:p>
          </table:table-cell>
          <table:table-cell table:style-name="ce6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7">
          <table:table-cell table:style-name="ce1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1"/>
          <table:table-cell table:number-columns-repeated="1018"/>
        </table:table-row>
        <table:table-row table:style-name="ro9">
          <table:table-cell table:style-name="ce55" table:number-columns-spanned="6" table:number-rows-spanned="1"/>
          <table:covered-table-cell table:number-columns-repeated="5" table:style-name="ce55"/>
          <table:table-cell table:number-columns-repeated="1018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4">
          <table:table-cell table:style-name="ce16"/>
          <table:table-cell/>
          <table:table-cell table:style-name="ce86" table:formula="of:=SUM([.C6:.C1000])" office:value-type="float" office:value="229.27" calcext:value-type="float">
            <text:p>229,27</text:p>
          </table:table-cell>
          <table:table-cell table:style-name="ce86" table:formula="of:=SUM([.D6:.D1000])" office:value-type="float" office:value="0" calcext:value-type="float">
            <text:p>0,00</text:p>
          </table:table-cell>
          <table:table-cell table:style-name="ce86" table:formula="of:=SUM([.E6:.E1000])" office:value-type="float" office:value="0" calcext:value-type="float">
            <text:p>0,00</text:p>
          </table:table-cell>
          <table:table-cell table:style-name="ce86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83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  <table:table-cell table:style-name="ce51" table:number-columns-repeated="1018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60" office:value-type="string" calcext:value-type="string">
            <text:p>604. Achats d'études et prestations de services</text:p>
          </table:table-cell>
          <table:table-cell table:style-name="ce72" office:value-type="float" office:value="229.27" calcext:value-type="float">
            <text:p>229,27</text:p>
          </table:table-cell>
          <table:table-cell table:style-name="ce80"/>
          <table:table-cell table:number-columns-repeated="1021"/>
        </table:table-row>
        <table:table-row table:style-name="ro2">
          <table:table-cell table:style-name="ce60" office:value-type="string" calcext:value-type="string">
            <text:p>Dons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84" office:value-type="string" calcext:value-type="string">
            <text:p>(vide)</text:p>
          </table:table-cell>
          <table:table-cell table:style-name="ce85"/>
          <table:table-cell table:style-name="ce87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10">
          <table:table-cell table:style-name="ce1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1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11">
          <table:table-cell table:style-name="ce16"/>
          <table:table-cell/>
          <table:table-cell table:style-name="ce86" table:number-columns-repeated="5"/>
          <table:table-cell table:number-columns-repeated="1017"/>
        </table:table-row>
        <table:table-row table:style-name="ro1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4"/>
          <table:table-cell table:style-name="ce51" table:number-columns-repeated="1016"/>
        </table:table-row>
        <table:table-row table:style-name="ro13">
          <table:table-cell table:style-name="ce57" office:value-type="string" calcext:value-type="string">
            <text:p>Clé</text:p>
          </table:table-cell>
          <table:table-cell table:style-name="ce63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0"/>
        </table:table-row>
        <table:table-row table:style-name="ro14">
          <table:table-cell table:style-name="ce89" office:value-type="string" calcext:value-type="string">
            <text:p>(vide)</text:p>
          </table:table-cell>
          <table:table-cell table:style-name="ce92" office:value-type="string" calcext:value-type="string">
            <text:p>(vide)</text:p>
          </table:table-cell>
          <table:table-cell table:style-name="ce98"/>
          <table:table-cell table:style-name="ce103"/>
          <table:table-cell table:number-columns-repeated="1020"/>
        </table:table-row>
        <table:table-row table:style-name="ro14">
          <table:table-cell table:style-name="ce90" office:value-type="string" calcext:value-type="string">
            <text:p>(vide) Résultat</text:p>
          </table:table-cell>
          <table:table-cell table:style-name="ce93"/>
          <table:table-cell table:style-name="ce99"/>
          <table:table-cell table:style-name="ce104"/>
          <table:table-cell table:number-columns-repeated="1020"/>
        </table:table-row>
        <table:table-row table:style-name="ro8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58" office:value-type="string" calcext:value-type="string">
            <text:p>COTIS-DONS</text:p>
          </table:table-cell>
          <table:table-cell table:style-name="ce95" office:value-type="string" calcext:value-type="string">
            <text:p>604. Achats d'études et prestations de services</text:p>
          </table:table-cell>
          <table:table-cell table:style-name="ce100" office:value-type="float" office:value="93.96" calcext:value-type="float">
            <text:p>93,96</text:p>
          </table:table-cell>
          <table:table-cell table:style-name="ce79"/>
          <table:table-cell table:number-columns-repeated="1020"/>
        </table:table-row>
        <table:table-row table:style-name="ro8">
          <table:table-cell table:style-name="ce59"/>
          <table:table-cell table:style-name="ce96" office:value-type="string" calcext:value-type="string">
            <text:p>Dons</text:p>
          </table:table-cell>
          <table:table-cell table:style-name="ce71"/>
          <table:table-cell table:style-name="ce105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COTIS-DONS Résultat</text:p>
          </table:table-cell>
          <table:table-cell table:style-name="ce93"/>
          <table:table-cell table:style-name="ce101" office:value-type="float" office:value="93.96" calcext:value-type="float">
            <text:p>93,96</text:p>
          </table:table-cell>
          <table:table-cell table:style-name="ce106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ENTRÉES</text:p>
          </table:table-cell>
          <table:table-cell table:style-name="ce92" office:value-type="string" calcext:value-type="string">
            <text:p>756 Cotisations</text:p>
          </table:table-cell>
          <table:table-cell table:style-name="ce98"/>
          <table:table-cell table:style-name="ce107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ENTRÉES Résultat</text:p>
          </table:table-cell>
          <table:table-cell table:style-name="ce93"/>
          <table:table-cell table:style-name="ce99"/>
          <table:table-cell table:style-name="ce106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INFO</text:p>
          </table:table-cell>
          <table:table-cell table:style-name="ce92" office:value-type="string" calcext:value-type="string">
            <text:p>604. Achats d'études et prestations de services</text:p>
          </table:table-cell>
          <table:table-cell table:style-name="ce102" office:value-type="float" office:value="135.31" calcext:value-type="float">
            <text:p>135,31</text:p>
          </table:table-cell>
          <table:table-cell table:style-name="ce103"/>
          <table:table-cell table:number-columns-repeated="1020"/>
        </table:table-row>
        <table:table-row table:style-name="ro8">
          <table:table-cell table:style-name="ce90" office:value-type="string" calcext:value-type="string">
            <text:p>INFO Résultat</text:p>
          </table:table-cell>
          <table:table-cell table:style-name="ce93"/>
          <table:table-cell table:style-name="ce101" office:value-type="float" office:value="135.31" calcext:value-type="float">
            <text:p>135,31</text:p>
          </table:table-cell>
          <table:table-cell table:style-name="ce104"/>
          <table:table-cell table:number-columns-repeated="1020"/>
        </table:table-row>
        <table:table-row table:style-name="ro15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61" office:value-type="string" calcext:value-type="string">
            <text:p>Total Résultat</text:p>
          </table:table-cell>
          <table:table-cell table:style-name="ce9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43" table:default-cell-style-name="ce118"/>
        <table:table-column table:style-name="co44" table:default-cell-style-name="ce118"/>
        <table:table-column table:style-name="co45" table:default-cell-style-name="ce118"/>
        <table:table-column table:style-name="co46" table:default-cell-style-name="ce118"/>
        <table:table-column table:style-name="co47" table:number-columns-repeated="2" table:default-cell-style-name="ce118"/>
        <table:table-column table:style-name="co48" table:default-cell-style-name="ce118"/>
        <table:table-column table:style-name="co49" table:default-cell-style-name="ce118"/>
        <table:table-column table:style-name="co50" table:default-cell-style-name="ce118"/>
        <table:table-column table:style-name="co51" table:default-cell-style-name="ce118"/>
        <table:table-column table:style-name="co7" table:default-cell-style-name="ce118"/>
        <table:table-column table:style-name="co52" table:default-cell-style-name="ce118"/>
        <table:table-column table:style-name="co7" table:number-columns-repeated="245" table:default-cell-style-name="ce118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222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222"/>
          <table:table-cell table:number-columns-repeated="1012"/>
        </table:table-row>
        <table:table-row table:style-name="ro2">
          <table:covered-table-cell table:number-columns-repeated="12" table:style-name="ce222"/>
          <table:table-cell table:number-columns-repeated="1012"/>
        </table:table-row>
        <table:table-row table:style-name="ro2">
          <table:table-cell table:style-name="ce223" office:value-type="string" calcext:value-type="string" table:number-columns-spanned="2" table:number-rows-spanned="2">
            <text:p>ACTIF</text:p>
          </table:table-cell>
          <table:covered-table-cell table:style-name="ce223"/>
          <table:table-cell table:style-name="ce241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241"/>
          <table:table-cell table:style-name="ce261" table:formula="of:=[.C5]-1" office:value-type="float" office:value="2015" calcext:value-type="float" table:number-columns-spanned="1" table:number-rows-spanned="2">
            <text:p>2015</text:p>
          </table:table-cell>
          <table:table-cell table:style-name="ce26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263" office:value-type="string" calcext:value-type="string" table:number-columns-spanned="2" table:number-rows-spanned="2">
            <text:p>PASSIF</text:p>
          </table:table-cell>
          <table:covered-table-cell table:style-name="ce263"/>
          <table:table-cell table:style-name="ce274" table:formula="of:=[.C5]" office:value-type="float" office:value="2016" calcext:value-type="float" table:number-columns-spanned="1" table:number-rows-spanned="2">
            <text:p>2016</text:p>
          </table:table-cell>
          <table:table-cell table:style-name="ce261" table:formula="of:=[.F5]" office:value-type="float" office:value="2015" calcext:value-type="float" table:number-columns-spanned="1" table:number-rows-spanned="2">
            <text:p>2015</text:p>
          </table:table-cell>
          <table:table-cell table:style-name="ce290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223"/>
          <table:table-cell table:style-name="ce242" office:value-type="string" calcext:value-type="string">
            <text:p>Valeur d'acquisition</text:p>
          </table:table-cell>
          <table:table-cell table:style-name="ce250" office:value-type="string" calcext:value-type="string">
            <text:p>Amortissements</text:p>
          </table:table-cell>
          <table:table-cell table:style-name="ce259" office:value-type="string" calcext:value-type="string">
            <text:p>Valeur Nette</text:p>
          </table:table-cell>
          <table:covered-table-cell table:style-name="ce261"/>
          <table:covered-table-cell table:style-name="ce262"/>
          <table:covered-table-cell table:number-columns-repeated="2" table:style-name="ce263"/>
          <table:covered-table-cell table:style-name="ce274"/>
          <table:covered-table-cell table:style-name="ce261"/>
          <table:covered-table-cell table:style-name="ce290"/>
          <table:table-cell table:number-columns-repeated="1012"/>
        </table:table-row>
        <table:table-row table:style-name="ro14">
          <table:table-cell table:style-name="ce224"/>
          <table:table-cell table:style-name="ce232"/>
          <table:table-cell table:style-name="ce243"/>
          <table:table-cell table:style-name="ce251"/>
          <table:table-cell table:style-name="ce260" table:number-columns-repeated="3"/>
          <table:table-cell table:style-name="ce264"/>
          <table:table-cell table:style-name="ce232"/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IMMOBILISE</text:p>
          </table:table-cell>
          <table:table-cell table:style-name="ce244"/>
          <table:table-cell table:style-name="ce252"/>
          <table:table-cell table:style-name="ce248" table:number-columns-repeated="3"/>
          <table:table-cell table:style-name="ce265"/>
          <table:table-cell table:style-name="ce233" office:value-type="string" calcext:value-type="string">
            <text:p>FONDS ASSOCIATIFS ET RESERVES</text:p>
          </table:table-cell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5" table:number-columns-spanned="2" table:number-rows-spanned="1"/>
          <table:covered-table-cell table:style-name="ce225"/>
          <table:table-cell table:style-name="ce244" table:number-columns-repeated="5"/>
          <table:table-cell table:style-name="ce266" office:value-type="string" calcext:value-type="string" table:number-columns-spanned="2" table:number-rows-spanned="1">
            <text:p>Fonds propres :</text:p>
          </table:table-cell>
          <table:covered-table-cell table:style-name="ce266"/>
          <table:table-cell table:style-name="ce275"/>
          <table:table-cell table:style-name="ce244"/>
          <table:table-cell table:style-name="ce292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incorporelles</text:p>
          </table:table-cell>
          <table:covered-table-cell table:style-name="ce225"/>
          <table:table-cell table:style-name="ce244" table:formula="of:=SUMIF([$'Balance des comptes'.$A$6:.$F$500];&quot;&gt;=200000&quot;;OFFSET([$'Balance des comptes'.$A$6:.$F$500];0;4))-SUMIF([$'Balance des comptes'.$A$6:.$F$500];&quot;&gt;=2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0000&quot;;OFFSET([$'Balance des comptes'.$A$6:.$F$500];0;5))-SUMIF([$'Balance des comptes'.$A$6:.$F$500];&quot;&gt;=281000&quot;;OFFSET([$'Balance des comptes'.$A$6:.$F$500];0;5))+SUMIF([$'Balance des comptes'.$A$6:.$F$500];&quot;&gt;=290000&quot;;OFFSET([$'Balance des comptes'.$A$6:.$F$500];0;5))-SUMIF([$'Balance des comptes'.$A$6:.$F$500];&quot;&gt;=291000&quot;;OFFSET([$'Balance des comptes'.$A$6:.$F$500];0;5))" office:value-type="float" office:value="0" calcext:value-type="float">
            <text:p>0,00</text:p>
          </table:table-cell>
          <table:table-cell table:style-name="ce244" table:formula="of:=[.C10]-[.D10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0]-[.F10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Fonds Associatif sans droit de reprise</text:p>
          </table:table-cell>
          <table:covered-table-cell table:style-name="ce225"/>
          <table:table-cell table:style-name="ce244" table:formula="of:=SUMIF([$'Balance des comptes'.$A$6:.$F$500];&quot;&gt;=102000&quot;;OFFSET([$'Balance des comptes'.$A$6:.$F$500];0;5))-SUMIF([$'Balance des comptes'.$A$6:.$F$500];&quot;&gt;=103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0]-[.K1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Immobilisations corporelles (mobiliers et matériels)</text:p>
          </table:table-cell>
          <table:table-cell table:style-name="ce234"/>
          <table:table-cell table:style-name="ce244" table:formula="of:=SUMIF([$'Balance des comptes'.$A$6:.$F$500];&quot;&gt;=210000&quot;;OFFSET([$'Balance des comptes'.$A$6:.$F$500];0;4))-SUMIF([$'Balance des comptes'.$A$6:.$F$500];&quot;&gt;=24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1000&quot;;OFFSET([$'Balance des comptes'.$A$6:.$F$500];0;5))-SUMIF([$'Balance des comptes'.$A$6:.$F$500];&quot;&gt;=282000&quot;;OFFSET([$'Balance des comptes'.$A$6:.$F$500];0;5))+SUMIF([$'Balance des comptes'.$A$6:.$F$500];&quot;&gt;=291000&quot;;OFFSET([$'Balance des comptes'.$A$6:.$F$500];0;5))-SUMIF([$'Balance des comptes'.$A$6:.$F$500];&quot;&gt;=292000&quot;;OFFSET([$'Balance des comptes'.$A$6:.$F$500];0;5))" office:value-type="float" office:value="0" calcext:value-type="float">
            <text:p>0,00</text:p>
          </table:table-cell>
          <table:table-cell table:style-name="ce244" table:formula="of:=[.C11]-[.D1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1]-[.F11]" office:value-type="float" office:value="0" calcext:value-type="float">
            <text:p>0,00</text:p>
          </table:table-cell>
          <table:table-cell table:style-name="ce229" office:value-type="string" calcext:value-type="string">
            <text:p>dont sub d'invest à des biens renouvelables par l'asso.</text:p>
          </table:table-cell>
          <table:table-cell table:style-name="ce234"/>
          <table:table-cell table:style-name="ce247" table:formula="of:=SUMIF([$'Balance des comptes'.$A$6:.$F$500];&quot;&gt;=102600&quot;;OFFSET([$'Balance des comptes'.$A$6:.$F$500];0;5))-SUMIF([$'Balance des comptes'.$A$6:.$F$500];&quot;&gt;=1027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1]-[.K11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225"/>
          <table:table-cell table:style-name="ce244" table:formula="of:=SUMIF([$'Balance des comptes'.$A$6:.$F$500];&quot;&gt;=250000&quot;;OFFSET([$'Balance des comptes'.$A$6:.$F$500];0;4))-SUMIF([$'Balance des comptes'.$A$6:.$F$500];&quot;&gt;=2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97000&quot;;OFFSET([$'Balance des comptes'.$A$6:.$F$500];0;5))-SUMIF([$'Balance des comptes'.$A$6:.$F$500];&quot;&gt;=298000&quot;;OFFSET([$'Balance des comptes'.$A$6:.$F$500];0;5))" office:value-type="float" office:value="0" calcext:value-type="float">
            <text:p>0,00</text:p>
          </table:table-cell>
          <table:table-cell table:style-name="ce244" table:formula="of:=[.C12]-[.D12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2]-[.F12]" office:value-type="float" office:value="0" calcext:value-type="float">
            <text:p>0,00</text:p>
          </table:table-cell>
          <table:table-cell table:style-name="ce225" office:value-type="string" calcext:value-type="string">
            <text:p>- Réserves</text:p>
          </table:table-cell>
          <table:table-cell table:style-name="ce234"/>
          <table:table-cell table:style-name="ce244" table:formula="of:=SUMIF([$'Balance des comptes'.$A$6:.$F$500];&quot;&gt;=106000&quot;;OFFSET([$'Balance des comptes'.$A$6:.$F$500];0;5))-SUMIF([$'Balance des comptes'.$A$6:.$F$500];&quot;&gt;=107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2]-[.K1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eport à nouveau</text:p>
          </table:table-cell>
          <table:table-cell table:style-name="ce234"/>
          <table:table-cell table:style-name="ce244" table:formula="of:=(SUMIF([$'Balance des comptes'.$A$6:.$F$500];&quot;&gt;=110000&quot;;OFFSET([$'Balance des comptes'.$A$6:.$F$500];0;5))-SUMIF([$'Balance des comptes'.$A$6:.$F$500];&quot;&gt;=120000&quot;;OFFSET([$'Balance des comptes'.$A$6:.$F$500];0;5)))-(SUMIF([$'Balance des comptes'.$A$6:.$F$500];&quot;&gt;=110000&quot;;OFFSET([$'Balance des comptes'.$A$6:.$F$500];0;4))-SUMIF([$'Balance des comptes'.$A$6:.$F$500];&quot;&gt;=12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3]-[.K1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ésultat de l'exercice</text:p>
          </table:table-cell>
          <table:table-cell table:style-name="ce234"/>
          <table:table-cell table:style-name="ce244" table:formula="of:=(SUMIF([$'Balance des comptes'.$A$6:.$F$500];&quot;&gt;=120000&quot;;OFFSET([$'Balance des comptes'.$A$6:.$F$500];0;5))-SUMIF([$'Balance des comptes'.$A$6:.$F$500];&quot;&gt;=121000&quot;;OFFSET([$'Balance des comptes'.$A$6:.$F$500];0;5)))-(SUMIF([$'Balance des comptes'.$A$6:.$F$500];&quot;&gt;=129000&quot;;OFFSET([$'Balance des comptes'.$A$6:.$F$500];0;4))-SUMIF([$'Balance des comptes'.$A$6:.$F$500];&quot;&gt;=13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4]-[.K14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67" office:value-type="string" calcext:value-type="string" table:number-columns-spanned="2" table:number-rows-spanned="1">
            <text:p>Autres fonds associatifs :</text:p>
          </table:table-cell>
          <table:covered-table-cell table:style-name="ce267"/>
          <table:table-cell table:style-name="ce244" table:formula="of:=SUMIF([$'Balance des comptes'.$A$6:.$F$500];&quot;&gt;=103000&quot;;OFFSET([$'Balance des comptes'.$A$6:.$F$500];0;5))-SUMIF([$'Balance des comptes'.$A$6:.$F$500];&quot;&gt;=104000&quot;;OFFSET([$'Balance des comptes'.$A$6:.$F$500];0;5))+SUMIF([$'Balance des comptes'.$A$6:.$F$500];&quot;&gt;=130000&quot;;OFFSET([$'Balance des comptes'.$A$6:.$F$500];0;5))-SUMIF([$'Balance des comptes'.$A$6:.$F$500];&quot;&gt;=150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5]-[.K1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9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229"/>
          <table:table-cell table:style-name="ce247" table:formula="of:=SUMIF([$'Balance des comptes'.$A$6:.$F$500];&quot;&gt;=130000&quot;;OFFSET([$'Balance des comptes'.$A$6:.$F$500];0;5))-SUMIF([$'Balance des comptes'.$A$6:.$F$500];&quot;&gt;=1400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6]-[.K1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4"/>
          <table:table-cell table:style-name="ce235"/>
          <table:table-cell table:style-name="ce244"/>
          <table:table-cell table:style-name="ce253"/>
          <table:table-cell table:style-name="ce244" table:number-columns-repeated="3"/>
          <table:table-cell table:style-name="ce252" table:number-columns-repeated="2"/>
          <table:table-cell table:style-name="ce276"/>
          <table:table-cell table:style-name="ce283"/>
          <table:table-cell table:style-name="ce294"/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45" table:formula="of:=SUM([.C10:.C12])" office:value-type="float" office:value="0" calcext:value-type="float">
            <text:p>0,00</text:p>
          </table:table-cell>
          <table:table-cell table:style-name="ce245" table:formula="of:=SUM([.D10:.D12])" office:value-type="float" office:value="0" calcext:value-type="float">
            <text:p>0,00</text:p>
          </table:table-cell>
          <table:table-cell table:style-name="ce245" table:formula="of:=SUM([.E10:.E12])" office:value-type="float" office:value="0" calcext:value-type="float">
            <text:p>0,00</text:p>
          </table:table-cell>
          <table:table-cell table:style-name="ce245" table:formula="of:=SUM([.F10:.F12])" office:value-type="float" office:value="0" calcext:value-type="float">
            <text:p>0,00</text:p>
          </table:table-cell>
          <table:table-cell table:style-name="ce245" table:formula="of:=SUM([.G10:.G12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77" table:formula="of:=SUM([.J9:.J16])-[.J11]-[.J16]" office:value-type="float" office:value="0" calcext:value-type="float">
            <text:p>0,00</text:p>
          </table:table-cell>
          <table:table-cell table:style-name="ce284" table:formula="of:=SUM([.K9:.K16])-[.K11]-[.K16]" office:value-type="float" office:value="0" calcext:value-type="float">
            <text:p>0,00</text:p>
          </table:table-cell>
          <table:table-cell table:style-name="ce295" table:formula="of:=[.J18]-[.K18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7"/>
          <table:table-cell table:style-name="ce236"/>
          <table:table-cell table:style-name="ce246"/>
          <table:table-cell table:style-name="ce254"/>
          <table:table-cell table:style-name="ce246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CIRCULANT</text:p>
          </table:table-cell>
          <table:table-cell table:style-name="ce244"/>
          <table:table-cell table:style-name="ce253"/>
          <table:table-cell table:style-name="ce244" table:number-columns-repeated="3"/>
          <table:table-cell table:style-name="ce268"/>
          <table:table-cell table:style-name="ce233" office:value-type="string" calcext:value-type="string">
            <text:p>PROVISIONS POUR RISQUES ET CHARGES</text:p>
          </table:table-cell>
          <table:table-cell table:style-name="ce244" table:formula="of:=SUMIF([$'Balance des comptes'.$A$6:.$F$500];&quot;&gt;=150000&quot;;OFFSET([$'Balance des comptes'.$A$6:.$F$500];0;5))-SUMIF([$'Balance des comptes'.$A$6:.$F$500];&quot;&gt;=159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0]-[.K2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Stocks</text:p>
          </table:table-cell>
          <table:table-cell table:style-name="ce237"/>
          <table:table-cell table:style-name="ce244" table:formula="of:=SUMIF([$'Balance des comptes'.$A$6:.$F$500];&quot;&gt;=300000&quot;;OFFSET([$'Balance des comptes'.$A$6:.$F$500];0;4))-SUMIF([$'Balance des comptes'.$A$6:.$F$500];&quot;&gt;=3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390000&quot;;OFFSET([$'Balance des comptes'.$A$6:.$F$500];0;5))-SUMIF([$'Balance des comptes'.$A$6:.$F$500];&quot;&gt;=399000&quot;;OFFSET([$'Balance des comptes'.$A$6:.$F$500];0;5))" office:value-type="float" office:value="0" calcext:value-type="float">
            <text:p>0,00</text:p>
          </table:table-cell>
          <table:table-cell table:style-name="ce244" table:formula="of:=[.C21]-[.D2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1]-[.F21]" office:value-type="float" office:value="0" calcext:value-type="float">
            <text:p>0,00</text:p>
          </table:table-cell>
          <table:table-cell table:style-name="ce235"/>
          <table:table-cell table:style-name="ce268"/>
          <table:table-cell table:style-name="ce275"/>
          <table:table-cell table:style-name="ce283"/>
          <table:table-cell table:style-name="ce291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Avances et acomptes versés sur commande</text:p>
          </table:table-cell>
          <table:table-cell table:style-name="ce237"/>
          <table:table-cell table:style-name="ce244" table:formula="of:=SUMIF([$'Balance des comptes'.$A$6:.$F$500];&quot;&gt;=409100&quot;;OFFSET([$'Balance des comptes'.$A$6:.$F$500];0;4))-SUMIF([$'Balance des comptes'.$A$6:.$F$500];&quot;&gt;=409500&quot;;OFFSET([$'Balance des comptes'.$A$6:.$F$500];0;4))" office:value-type="float" office:value="0" calcext:value-type="float">
            <text:p>0,00</text:p>
          </table:table-cell>
          <table:table-cell table:style-name="ce244" table:number-columns-repeated="4"/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77" table:formula="of:=[.J20]" office:value-type="float" office:value="0" calcext:value-type="float">
            <text:p>0,00</text:p>
          </table:table-cell>
          <table:table-cell table:style-name="ce284" table:formula="of:=[.K20]" office:value-type="float" office:value="0" calcext:value-type="float">
            <text:p>0,00</text:p>
          </table:table-cell>
          <table:table-cell table:style-name="ce295" table:formula="of:=[.J22]-[.K2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Créances clients</text:p>
          </table:table-cell>
          <table:table-cell table:style-name="ce234"/>
          <table:table-cell table:style-name="ce244" table:formula="of:=SUMIF([$'Balance des comptes'.$A$6:.$F$500];&quot;&gt;=411000&quot;;OFFSET([$'Balance des comptes'.$A$6:.$F$500];0;4))-SUMIF([$'Balance des comptes'.$A$6:.$F$500];&quot;&gt;=42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1000&quot;;OFFSET([$'Balance des comptes'.$A$6:.$F$500];0;5))-SUMIF([$'Balance des comptes'.$A$6:.$F$500];&quot;&gt;=492000&quot;;OFFSET([$'Balance des comptes'.$A$6:.$F$500];0;5))" office:value-type="float" office:value="0" calcext:value-type="float">
            <text:p>0,00</text:p>
          </table:table-cell>
          <table:table-cell table:style-name="ce244" table:formula="of:=[.C23]-[.D23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3]-[.F23]" office:value-type="float" office:value="0" calcext:value-type="float">
            <text:p>0,00</text:p>
          </table:table-cell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Autres créances</text:p>
          </table:table-cell>
          <table:covered-table-cell table:style-name="ce225"/>
          <table:table-cell table:style-name="ce244" table:formula="of:=SUMIF([$'Balance des comptes'.$A$6:.$F$500];&quot;&gt;=421000&quot;;OFFSET([$'Balance des comptes'.$A$6:.$F$500];0;4))-SUMIF([$'Balance des comptes'.$A$6:.$F$500];&quot;&gt;=468000&quot;;OFFSET([$'Balance des comptes'.$A$6:.$F$500];0;4))+SUMIF([$'Balance des comptes'.$A$6:.$F$500];&quot;&gt;=409000&quot;;OFFSET([$'Balance des comptes'.$A$6:.$F$500];0;4))-SUMIF([$'Balance des comptes'.$A$6:.$F$500];&quot;&gt;=410000&quot;;OFFSET([$'Balance des comptes'.$A$6:.$F$500];0;4))-[.C22]+SUMIF([$'Balance des comptes'.$A$6:.$F$500];&quot;&gt;=400000&quot;;OFFSET([$'Balance des comptes'.$A$6:.$F$500];0;4))-SUMIF([$'Balance des comptes'.$A$6:.$F$500];&quot;&gt;=4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6000&quot;;OFFSET([$'Balance des comptes'.$A$6:.$F$500];0;5))-SUMIF([$'Balance des comptes'.$A$6:.$F$500];&quot;&gt;=497000&quot;;OFFSET([$'Balance des comptes'.$A$6:.$F$500];0;5))" office:value-type="float" office:value="0" calcext:value-type="float">
            <text:p>0,00</text:p>
          </table:table-cell>
          <table:table-cell table:style-name="ce244" table:formula="of:=[.C24]-[.D24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4]-[.F24]" office:value-type="float" office:value="0" calcext:value-type="float">
            <text:p>0,00</text:p>
          </table:table-cell>
          <table:table-cell table:style-name="ce236"/>
          <table:table-cell table:style-name="ce233" office:value-type="string" calcext:value-type="string">
            <text:p>FONDS DEDIES</text:p>
          </table:table-cell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9" office:value-type="string" calcext:value-type="string">
            <text:p>dont subventions à recevoir</text:p>
          </table:table-cell>
          <table:table-cell table:style-name="ce234"/>
          <table:table-cell table:style-name="ce247" table:formula="of:=SUMIF([$'Balance des comptes'.$A$6:.$F$500];&quot;&gt;=441000&quot;;OFFSET([$'Balance des comptes'.$A$6:.$F$500];0;4))-SUMIF([$'Balance des comptes'.$A$6:.$F$500];&quot;&gt;=442000&quot;;OFFSET([$'Balance des comptes'.$A$6:.$F$500];0;4))" office:value-type="float" office:value="0" calcext:value-type="float">
            <text:p>0,00</text:p>
          </table:table-cell>
          <table:table-cell table:style-name="ce247"/>
          <table:table-cell table:style-name="ce247" table:formula="of:=[.C25]-[.D25]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47" table:formula="of:=[.E25]-[.F25]" office:value-type="float" office:value="0" calcext:value-type="float">
            <text:p>0,00</text:p>
          </table:table-cell>
          <table:table-cell table:style-name="ce225" office:value-type="string" calcext:value-type="string">
            <text:p>- sur subventions de fonctionnement</text:p>
          </table:table-cell>
          <table:table-cell table:style-name="ce236"/>
          <table:table-cell table:style-name="ce244" table:formula="of:=SUMIF([$'Balance des comptes'.$A$6:.$F$500];&quot;&gt;=194000&quot;;OFFSET([$'Balance des comptes'.$A$6:.$F$500];0;5))-SUMIF([$'Balance des comptes'.$A$6:.$F$500];&quot;&gt;=195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5]-[.K2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Valeurs mobilières de placement</text:p>
          </table:table-cell>
          <table:table-cell table:style-name="ce234"/>
          <table:table-cell table:style-name="ce244" table:formula="of:=SUMIF([$'Balance des comptes'.$A$6:.$F$500];&quot;&gt;=500000&quot;;OFFSET([$'Balance des comptes'.$A$6:.$F$500];0;4))-SUMIF([$'Balance des comptes'.$A$6:.$F$500];&quot;&gt;=5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590000&quot;;OFFSET([$'Balance des comptes'.$A$6:.$F$500];0;5))-SUMIF([$'Balance des comptes'.$A$6:.$F$500];&quot;&gt;=599000&quot;;OFFSET([$'Balance des comptes'.$A$6:.$F$500];0;5))" office:value-type="float" office:value="0" calcext:value-type="float">
            <text:p>0,00</text:p>
          </table:table-cell>
          <table:table-cell table:style-name="ce244" table:formula="of:=[.C26]-[.D26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6]-[.F26]" office:value-type="float" office:value="0" calcext:value-type="float">
            <text:p>0,00</text:p>
          </table:table-cell>
          <table:table-cell table:style-name="ce225" office:value-type="string" calcext:value-type="string">
            <text:p>- sur autres ressources</text:p>
          </table:table-cell>
          <table:table-cell table:style-name="ce268"/>
          <table:table-cell table:style-name="ce244" table:formula="of:=SUMIF([$'Balance des comptes'.$A$6:.$F$500];&quot;&gt;=195000&quot;;OFFSET([$'Balance des comptes'.$A$6:.$F$500];0;5))-SUMIF([$'Balance des comptes'.$A$6:.$F$500];&quot;&gt;=198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6]-[.K2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 table:number-columns-spanned="2" table:number-rows-spanned="1">
            <text:p>- Disponibilés (autres que caisse)</text:p>
          </table:table-cell>
          <table:covered-table-cell table:style-name="ce228"/>
          <table:table-cell table:style-name="ce244" table:formula="of:=SUMIF([$'Balance des comptes'.$A$6:.$F$500];&quot;&gt;=510000&quot;;OFFSET([$'Balance des comptes'.$A$6:.$F$500];0;4))-SUMIF([$'Balance des comptes'.$A$6:.$F$500];&quot;&gt;=588000&quot;;OFFSET([$'Balance des comptes'.$A$6:.$F$500];0;4))-[.C28]" office:value-type="float" office:value="0" calcext:value-type="float">
            <text:p>0,00</text:p>
          </table:table-cell>
          <table:table-cell table:style-name="ce244"/>
          <table:table-cell table:style-name="ce244" table:formula="of:=[.C27]-[.D27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7]-[.F27]" office:value-type="float" office:value="0" calcext:value-type="float">
            <text:p>0,00</text:p>
          </table:table-cell>
          <table:table-cell table:style-name="ce234"/>
          <table:table-cell table:style-name="ce268"/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Caisse</text:p>
          </table:table-cell>
          <table:table-cell table:style-name="ce238"/>
          <table:table-cell table:style-name="ce244" table:formula="of:=SUMIF([$'Balance des comptes'.$A$6:.$F$500];&quot;&gt;=530000&quot;;OFFSET([$'Balance des comptes'.$A$6:.$F$500];0;4))-SUMIF([$'Balance des comptes'.$A$6:.$F$500];&quot;&gt;=539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28]-[.D2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8]-[.F28]" office:value-type="float" office:value="0" calcext:value-type="float">
            <text:p>0,00</text:p>
          </table:table-cell>
          <table:table-cell table:style-name="ce268"/>
          <table:table-cell table:style-name="ce233" office:value-type="string" calcext:value-type="string">
            <text:p>DETTES</text:p>
          </table:table-cell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/>
          <table:table-cell table:style-name="ce238"/>
          <table:table-cell table:style-name="ce244" table:number-columns-repeated="5"/>
          <table:table-cell table:style-name="ce225" office:value-type="string" calcext:value-type="string">
            <text:p>- Emprunts et dettes assimilées plus d'un an</text:p>
          </table:table-cell>
          <table:table-cell table:style-name="ce234"/>
          <table:table-cell table:style-name="ce244" table:formula="of:=SUMIF([$'Balance des comptes'.$A$6:.$F$500];&quot;&gt;=160000&quot;;OFFSET([$'Balance des comptes'.$A$6:.$F$500];0;5))-SUMIF([$'Balance des comptes'.$A$6:.$F$500];&quot;&gt;=17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9]-[.K29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45" table:formula="of:=SUM([.C21:.C28])-[.C25]" office:value-type="float" office:value="0" calcext:value-type="float">
            <text:p>0,00</text:p>
          </table:table-cell>
          <table:table-cell table:style-name="ce245" table:formula="of:=SUM([.D21:.D28])-[.D25]" office:value-type="float" office:value="0" calcext:value-type="float">
            <text:p>0,00</text:p>
          </table:table-cell>
          <table:table-cell table:style-name="ce245" table:formula="of:=SUM([.E21:.E28])-[.E25]" office:value-type="float" office:value="0" calcext:value-type="float">
            <text:p>0,00</text:p>
          </table:table-cell>
          <table:table-cell table:style-name="ce245" table:formula="of:=SUM([.F21:.F28])-[.F25]" office:value-type="float" office:value="0" calcext:value-type="float">
            <text:p>0,00</text:p>
          </table:table-cell>
          <table:table-cell table:style-name="ce245" table:formula="of:=SUM([.G21:.G28])-[.G25]" office:value-type="float" office:value="0" calcext:value-type="float">
            <text:p>0,00</text:p>
          </table:table-cell>
          <table:table-cell table:style-name="ce269" office:value-type="string" calcext:value-type="string">
            <text:p>- Emprunts et dettes financières à moins d'un an</text:p>
          </table:table-cell>
          <table:table-cell table:style-name="ce268"/>
          <table:table-cell table:style-name="ce244" table:formula="of:=SUMIF([$'Balance des comptes'.$A$6:.$F$500];&quot;&gt;=500000&quot;;OFFSET([$'Balance des comptes'.$A$6:.$F$500];0;5))-SUMIF([$'Balance des comptes'.$A$6:.$F$500];&quot;&gt;=59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0]-[.K3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vances et acomptes reçus sur commandes en cours</text:p>
          </table:table-cell>
          <table:table-cell table:style-name="ce234"/>
          <table:table-cell table:style-name="ce244" table:formula="of:=SUMIF([$'Balance des comptes'.$A$6:.$F$500];&quot;&gt;=419100&quot;;OFFSET([$'Balance des comptes'.$A$6:.$F$500];0;5))-SUMIF([$'Balance des comptes'.$A$6:.$F$500];&quot;&gt;=4195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1]-[.K31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Fournisseurs et comptes rattachés</text:p>
          </table:table-cell>
          <table:table-cell table:style-name="ce234"/>
          <table:table-cell table:style-name="ce244" table:formula="of:=SUMIF([$'Balance des comptes'.$A$6:.$F$500];&quot;&gt;=400000&quot;;OFFSET([$'Balance des comptes'.$A$6:.$F$500];0;5))-SUMIF([$'Balance des comptes'.$A$6:.$F$500];&quot;&gt;=41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2]-[.K32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utres</text:p>
          </table:table-cell>
          <table:table-cell table:style-name="ce234"/>
          <table:table-cell table:style-name="ce244" table:formula="of:=SUMIF([$'Balance des comptes'.$A$6:.$F$500];&quot;&gt;=419000&quot;;OFFSET([$'Balance des comptes'.$A$6:.$F$500];0;5))-SUMIF([$'Balance des comptes'.$A$6:.$F$500];&quot;&gt;=470000&quot;;OFFSET([$'Balance des comptes'.$A$6:.$F$500];0;5))+SUMIF([$'Balance des comptes'.$A$6:.$F$500];&quot;&gt;=411000&quot;;OFFSET([$'Balance des comptes'.$A$6:.$F$500];0;5))-SUMIF([$'Balance des comptes'.$A$6:.$F$500];&quot;&gt;=42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3]-[.K3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/>
          <table:table-cell table:style-name="ce234"/>
          <table:table-cell table:style-name="ce280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77" table:formula="of:=SUM([.J29:.J34])+SUM([.J25:.J26])" office:value-type="float" office:value="0" calcext:value-type="float">
            <text:p>0,00</text:p>
          </table:table-cell>
          <table:table-cell table:style-name="ce284" table:formula="of:=SUM([.K29:.K34])+SUM([.K25:.K26])" office:value-type="float" office:value="0" calcext:value-type="float">
            <text:p>0,00</text:p>
          </table:table-cell>
          <table:table-cell table:style-name="ce295" table:formula="of:=SUM([.L29:.L34])+SUM([.L25:.L26])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4"/>
          <table:table-cell table:style-name="ce240"/>
          <table:table-cell table:style-name="ce244"/>
          <table:table-cell table:style-name="ce253"/>
          <table:table-cell table:style-name="ce244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4"/>
          <table:table-cell table:style-name="ce233" office:value-type="string" calcext:value-type="string">
            <text:p>COMPTES DE REGULARISATION ACTIF</text:p>
          </table:table-cell>
          <table:table-cell table:style-name="ce247"/>
          <table:table-cell table:style-name="ce255"/>
          <table:table-cell table:style-name="ce244" table:number-columns-repeated="3"/>
          <table:table-cell table:style-name="ce268"/>
          <table:table-cell table:style-name="ce233" office:value-type="string" calcext:value-type="string">
            <text:p>COMPTES DE REGULARISATION PASSIF</text:p>
          </table:table-cell>
          <table:table-cell table:style-name="ce224"/>
          <table:table-cell table:style-name="ce283"/>
          <table:table-cell table:style-name="ce294"/>
          <table:table-cell table:style-name="ce268" table:number-columns-repeated="1012"/>
        </table:table-row>
        <table:table-row table:style-name="ro2">
          <table:table-cell table:style-name="ce225" office:value-type="string" calcext:value-type="string" table:number-columns-spanned="2" table:number-rows-spanned="1">
            <text:p>- Charges constatées d'avances</text:p>
          </table:table-cell>
          <table:covered-table-cell table:style-name="ce225"/>
          <table:table-cell table:style-name="ce244" table:formula="of:=SUMIF([$'Balance des comptes'.$A$6:.$F$500];&quot;&gt;=486000&quot;;OFFSET([$'Balance des comptes'.$A$6:.$F$500];0;4))-SUMIF([$'Balance des comptes'.$A$6:.$F$500];&quot;&gt;=487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3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38]-[.F38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Produits constates d'avance</text:p>
          </table:table-cell>
          <table:covered-table-cell table:style-name="ce225"/>
          <table:table-cell table:style-name="ce244" table:formula="of:=SUMIF([$'Balance des comptes'.$A$6:.$F$500];&quot;&gt;=487000&quot;;OFFSET([$'Balance des comptes'.$A$6:.$F$500];0;5))-SUMIF([$'Balance des comptes'.$A$6:.$F$500];&quot;&gt;=488000&quot;;OFFSET([$'Balance des comptes'.$A$6:.$F$500];0;5))" office:value-type="float" office:value="0" calcext:value-type="float">
            <text:p>0,00</text:p>
          </table:table-cell>
          <table:table-cell table:style-name="ce288" office:value-type="float" office:value="0" calcext:value-type="float">
            <text:p>0,00</text:p>
          </table:table-cell>
          <table:table-cell table:style-name="ce291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/>
          <table:table-cell table:style-name="ce234"/>
          <table:table-cell table:style-name="ce281"/>
          <table:table-cell table:style-name="ce288"/>
          <table:table-cell table:style-name="ce291"/>
          <table:table-cell table:number-columns-repeated="1012"/>
        </table:table-row>
        <table:table-row table:style-name="ro2"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45" table:formula="of:=SUM([.C38:.C38])" office:value-type="float" office:value="0" calcext:value-type="float">
            <text:p>0,00</text:p>
          </table:table-cell>
          <table:table-cell table:style-name="ce256" table:formula="of:=[.D38]" office:value-type="float" office:value="0" calcext:value-type="float">
            <text:p>0,00</text:p>
          </table:table-cell>
          <table:table-cell table:style-name="ce245" table:formula="of:=SUM([.E38:.E38])" office:value-type="float" office:value="0" calcext:value-type="float">
            <text:p>0,00</text:p>
          </table:table-cell>
          <table:table-cell table:style-name="ce245" table:formula="of:=SUM([.F38:.F38])" office:value-type="float" office:value="0" calcext:value-type="float">
            <text:p>0,00</text:p>
          </table:table-cell>
          <table:table-cell table:style-name="ce245" table:formula="of:=SUM([.G38:.G38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V</text:p>
          </table:table-cell>
          <table:covered-table-cell table:style-name="ce226"/>
          <table:table-cell table:style-name="ce277" table:formula="of:=[.J38]" office:value-type="float" office:value="0" calcext:value-type="float">
            <text:p>0,00</text:p>
          </table:table-cell>
          <table:table-cell table:style-name="ce284" table:formula="of:=[.K38]" office:value-type="float" office:value="0" calcext:value-type="float">
            <text:p>0,00</text:p>
          </table:table-cell>
          <table:table-cell table:style-name="ce295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31" office:value-type="string" calcext:value-type="string" table:number-columns-spanned="2" table:number-rows-spanned="1">
            <text:p>TOTAL ACTIF</text:p>
          </table:table-cell>
          <table:covered-table-cell table:style-name="ce231"/>
          <table:table-cell table:style-name="ce249" table:formula="of:=SUM([.C18];[.C30];[.C40])" office:value-type="float" office:value="0" calcext:value-type="float">
            <text:p>0,00</text:p>
          </table:table-cell>
          <table:table-cell table:style-name="ce257" table:formula="of:=[.D18]+[.D30]+[.D40]" office:value-type="float" office:value="0" calcext:value-type="float">
            <text:p>0,00</text:p>
          </table:table-cell>
          <table:table-cell table:style-name="ce249" table:formula="of:=[.E18]+[.E30]+[.E40]" office:value-type="float" office:value="0" calcext:value-type="float">
            <text:p>0,00</text:p>
          </table:table-cell>
          <table:table-cell table:style-name="ce249" table:formula="of:=+[.F18]+[.F30]+[.F40]" office:value-type="float" office:value="0" calcext:value-type="float">
            <text:p>0,00</text:p>
          </table:table-cell>
          <table:table-cell table:style-name="ce249" table:formula="of:=[.E41]-[.F41]" office:value-type="float" office:value="0" calcext:value-type="float">
            <text:p>0,00</text:p>
          </table:table-cell>
          <table:table-cell table:style-name="ce231" office:value-type="string" calcext:value-type="string" table:number-columns-spanned="2" table:number-rows-spanned="1">
            <text:p>TOTAL PASSIF</text:p>
          </table:table-cell>
          <table:covered-table-cell table:style-name="ce231"/>
          <table:table-cell table:style-name="ce282" table:formula="of:=[.J18]+[.J22]+[.J35]+[.J40]" office:value-type="float" office:value="0" calcext:value-type="float">
            <text:p>0,00</text:p>
          </table:table-cell>
          <table:table-cell table:style-name="ce289" table:formula="of:=[.K18]+[.K22]+[.K35]+[.K40]" office:value-type="float" office:value="0" calcext:value-type="float">
            <text:p>0,00</text:p>
          </table:table-cell>
          <table:table-cell table:style-name="ce298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58"/>
          <table:table-cell table:number-columns-repeated="4"/>
          <table:table-cell table:style-name="ce258"/>
          <table:table-cell table:number-columns-repeated="1014"/>
        </table:table-row>
        <table:table-row table:style-name="ro2">
          <table:table-cell table:number-columns-repeated="3"/>
          <table:table-cell table:style-name="ce258" table:number-columns-repeated="2"/>
          <table:table-cell table:number-columns-repeated="5"/>
          <table:table-cell table:style-name="ce258"/>
          <table:table-cell table:number-columns-repeated="1013"/>
        </table:table-row>
        <table:table-row table:style-name="ro2">
          <table:table-cell table:number-columns-repeated="4"/>
          <table:table-cell table:style-name="ce258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270" office:value-type="string" calcext:value-type="string">
            <text:p>Vérification</text:p>
          </table:table-cell>
          <table:table-cell table:style-name="ce272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271" office:value-type="string" calcext:value-type="string">
            <text:p>Ecart bilan</text:p>
          </table:table-cell>
          <table:table-cell table:style-name="ce273" table:formula="of:=[.E41]-[.J41]" office:value-type="float" office:value="0" calcext:value-type="float">
            <text:p>0,00</text:p>
          </table:table-cell>
          <table:table-cell table:style-name="ce258"/>
          <table:table-cell table:number-columns-repeated="1014"/>
        </table:table-row>
        <table:table-row table:style-name="ro2">
          <table:table-cell table:number-columns-repeated="7"/>
          <table:table-cell table:style-name="ce271" office:value-type="string" calcext:value-type="string">
            <text:p>Résultat compte de résultat</text:p>
          </table:table-cell>
          <table:table-cell table:style-name="ce273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99"/>
        <table:table-column table:style-name="co61" table:default-cell-style-name="ce199"/>
        <table:table-column table:style-name="co62" table:default-cell-style-name="ce199"/>
        <table:table-column table:style-name="co63" table:default-cell-style-name="ce199"/>
        <table:table-column table:style-name="co49" table:default-cell-style-name="ce199"/>
        <table:table-column table:style-name="co7" table:number-columns-repeated="4" table:default-cell-style-name="ce199"/>
        <table:table-column table:style-name="co64" table:default-cell-style-name="ce199"/>
        <table:table-column table:style-name="co7" table:number-columns-repeated="247" table:default-cell-style-name="ce199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459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covered-table-cell table:style-name="ce459" table:formula="of:=CONCATENATE(&quot;COMPTE DE RESULTAT &quot;;#$'Données générales'.$C$7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2">
          <table:table-cell table:style-name="ce460" office:value-type="string" calcext:value-type="string" table:number-columns-spanned="2" table:number-rows-spanned="2">
            <text:p>PRODUITS D'EXPLOITATION</text:p>
          </table:table-cell>
          <table:covered-table-cell table:style-name="ce460"/>
          <table:table-cell table:style-name="ce422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525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543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61"/>
          <table:table-cell table:style-name="ce563"/>
          <table:table-cell table:number-columns-repeated="1016"/>
        </table:table-row>
        <table:table-row table:style-name="ro20">
          <table:covered-table-cell table:number-columns-repeated="2" table:style-name="ce460"/>
          <table:covered-table-cell table:style-name="Default"/>
          <table:covered-table-cell table:style-name="ce525"/>
          <table:covered-table-cell table:style-name="ce543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61"/>
          <table:table-cell table:style-name="ce489"/>
          <table:table-cell table:style-name="ce468"/>
          <table:table-cell table:style-name="ce526"/>
          <table:table-cell table:style-name="ce544"/>
          <table:table-cell/>
          <table:table-cell table:style-name="ce562"/>
          <table:table-cell table:number-columns-repeated="1017"/>
        </table:table-row>
        <table:table-row table:style-name="ro2">
          <table:table-cell table:style-name="ce461"/>
          <table:table-cell table:style-name="ce490"/>
          <table:table-cell table:style-name="ce461"/>
          <table:table-cell table:style-name="ce526" table:number-columns-repeated="2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462"/>
          <table:table-cell table:style-name="ce509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09" office:value-type="float" office:value="0" calcext:value-type="float">
            <text:p>0,00</text:p>
          </table:table-cell>
          <table:table-cell table:style-name="ce530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table:number-columns-spanned="2" table:number-rows-spanned="1"/>
          <table:covered-table-cell table:style-name="ce463"/>
          <table:table-cell table:style-name="ce509" table:number-columns-repeated="2"/>
          <table:table-cell table:style-name="ce530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462"/>
          <table:table-cell table:style-name="ce509" table:formula="of:=(SUMIF([$'Balance des comptes'.$A$6:.$F$400];&quot;&gt;=710000&quot;;OFFSET([$'Balance des comptes'.$A$6:.$F$400];0;3))-SUMIF([$'Balance des comptes'.$A$6:.$F$400];&quot;&gt;=740000&quot;;OFFSET([$'Balance des comptes'.$A$6:.$F$400];0;3)))-(SUMIF([$'Balance des comptes'.$A$6:.$F$400];&quot;&gt;=710000&quot;;OFFSET([$'Balance des comptes'.$A$6:.$F$400];0;2))-SUMIF([$'Balance des comptes'.$A$6:.$F$400];&quot;&gt;=720000&quot;;OFFSET([$'Balance des comptes'.$A$6:.$F$400];0;2)))" office:value-type="float" office:value="0" calcext:value-type="float">
            <text:p>0,00</text:p>
          </table:table-cell>
          <table:table-cell table:style-name="ce509" office:value-type="float" office:value="0" calcext:value-type="float">
            <text:p>0,00</text:p>
          </table:table-cell>
          <table:table-cell table:style-name="ce530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/>
          <table:table-cell table:style-name="ce300"/>
          <table:table-cell table:style-name="ce510"/>
          <table:table-cell table:style-name="ce509"/>
          <table:table-cell table:style-name="ce530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Subventions d'exploitation (74)</text:p>
          </table:table-cell>
          <table:covered-table-cell table:style-name="ce462"/>
          <table:table-cell table:style-name="ce509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09" office:value-type="float" office:value="0" calcext:value-type="float">
            <text:p>0,00</text:p>
          </table:table-cell>
          <table:table-cell table:style-name="ce530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/>
          <table:table-cell table:style-name="ce300"/>
          <table:table-cell table:style-name="ce510"/>
          <table:table-cell table:style-name="ce509"/>
          <table:table-cell table:style-name="ce530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Autres produits de gestion courante (75)</text:p>
          </table:table-cell>
          <table:covered-table-cell table:style-name="ce465"/>
          <table:table-cell table:style-name="ce509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09" table:formula="of:=SUM([.D16:.D19])" office:value-type="float" office:value="0" calcext:value-type="float">
            <text:p>0,00</text:p>
          </table:table-cell>
          <table:table-cell table:style-name="ce530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 office:value-type="string" calcext:value-type="string">
            <text:p>Dont :</text:p>
          </table:table-cell>
          <table:table-cell table:style-name="ce491"/>
          <table:table-cell table:style-name="ce510"/>
          <table:table-cell table:style-name="ce509"/>
          <table:table-cell table:style-name="ce530"/>
          <table:table-cell table:number-columns-repeated="1019"/>
        </table:table-row>
        <table:table-row table:style-name="ro2">
          <table:table-cell table:style-name="ce466" office:value-type="string" calcext:value-type="string">
            <text:p>- Cotisation</text:p>
          </table:table-cell>
          <table:table-cell table:style-name="ce492"/>
          <table:table-cell table:style-name="ce509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09" office:value-type="float" office:value="0" calcext:value-type="float">
            <text:p>0,00</text:p>
          </table:table-cell>
          <table:table-cell table:style-name="ce530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6" office:value-type="string" calcext:value-type="string">
            <text:p>- Produits divers de gestion courante (dons…)</text:p>
          </table:table-cell>
          <table:table-cell table:style-name="ce492"/>
          <table:table-cell table:style-name="ce509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09" office:value-type="float" office:value="0" calcext:value-type="float">
            <text:p>0,00</text:p>
          </table:table-cell>
          <table:table-cell table:style-name="ce530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493"/>
          <table:table-cell table:style-name="ce509" table:number-columns-repeated="2"/>
          <table:table-cell table:style-name="ce530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465"/>
          <table:table-cell table:style-name="ce509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09" office:value-type="float" office:value="0" calcext:value-type="float">
            <text:p>0,00</text:p>
          </table:table-cell>
          <table:table-cell table:style-name="ce530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493"/>
          <table:table-cell table:style-name="ce509" table:number-columns-repeated="2"/>
          <table:table-cell table:style-name="ce530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Transfert de charges (791)</text:p>
          </table:table-cell>
          <table:covered-table-cell table:style-name="ce465"/>
          <table:table-cell table:style-name="ce509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09" office:value-type="float" office:value="0" calcext:value-type="float">
            <text:p>0,00</text:p>
          </table:table-cell>
          <table:table-cell table:style-name="ce530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300"/>
          <table:table-cell table:style-name="ce511"/>
          <table:table-cell table:style-name="ce527"/>
          <table:table-cell table:style-name="ce545"/>
          <table:table-cell table:number-columns-repeated="1019"/>
        </table:table-row>
        <table:table-row table:style-name="ro2">
          <table:table-cell table:style-name="ce467" office:value-type="string" calcext:value-type="string" table:number-columns-spanned="2" table:number-rows-spanned="1">
            <text:p>TOTAL I</text:p>
          </table:table-cell>
          <table:covered-table-cell table:style-name="ce467"/>
          <table:table-cell table:style-name="ce512" table:formula="of:=SUM([.C8:.C14];[.C19:.C21])" office:value-type="float" office:value="0" calcext:value-type="float">
            <text:p>0,00</text:p>
          </table:table-cell>
          <table:table-cell table:style-name="ce512" table:formula="of:=SUM([.D8:.D14];[.D19:.D21])" office:value-type="float" office:value="0" calcext:value-type="float">
            <text:p>0,00</text:p>
          </table:table-cell>
          <table:table-cell table:style-name="ce533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5">
          <table:table-cell table:style-name="ce460" office:value-type="string" calcext:value-type="string" table:number-columns-spanned="2" table:number-rows-spanned="2">
            <text:p>CHARGES D'EXPLOITATION</text:p>
          </table:table-cell>
          <table:covered-table-cell table:style-name="ce460"/>
          <table:table-cell table:style-name="ce422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381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449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1">
          <table:covered-table-cell table:number-columns-repeated="2" table:style-name="ce460"/>
          <table:covered-table-cell table:style-name="ce422"/>
          <table:covered-table-cell table:style-name="ce381"/>
          <table:covered-table-cell table:style-name="ce449"/>
          <table:table-cell table:number-columns-repeated="1019"/>
        </table:table-row>
        <table:table-row table:style-name="ro2">
          <table:table-cell table:style-name="ce468"/>
          <table:table-cell table:style-name="ce494"/>
          <table:table-cell table:style-name="ce468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465"/>
          <table:table-cell table:style-name="ce513" table:formula="of:=(SUMIF([$'Balance des comptes'.$A$6:.$F$500];&quot;&gt;=600000&quot;;OFFSET([$'Balance des comptes'.$A$6:.$F$500];0;2))-SUMIF([$'Balance des comptes'.$A$6:.$F$500];&quot;&gt;=610000&quot;;OFFSET([$'Balance des comptes'.$A$6:.$F$500];0;2)))-(SUMIF([$'Balance des comptes'.$A$6:.$F$500];&quot;&gt;=603000&quot;;OFFSET([$'Balance des comptes'.$A$6:.$F$500];0;3))-SUMIF([$'Balance des comptes'.$A$6:.$F$500];&quot;&gt;=604000&quot;;OFFSET([$'Balance des comptes'.$A$6:.$F$500];0;3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5"/>
          <table:table-cell table:style-name="ce495"/>
          <table:table-cell table:style-name="ce514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Services extérieurs</text:p>
          </table:table-cell>
          <table:covered-table-cell table:style-name="ce465"/>
          <table:table-cell table:style-name="ce513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 office:value-type="string" calcext:value-type="string">
            <text:p>Dont :</text:p>
          </table:table-cell>
          <table:table-cell table:style-name="ce496"/>
          <table:table-cell table:style-name="ce461"/>
          <table:table-cell table:style-name="ce529"/>
          <table:table-cell table:style-name="ce548"/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Sous-traitance</text:p>
          </table:table-cell>
          <table:covered-table-cell table:style-name="ce463"/>
          <table:table-cell table:style-name="ce513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Locations et charges</text:p>
          </table:table-cell>
          <table:covered-table-cell table:style-name="ce463"/>
          <table:table-cell table:style-name="ce513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Entretien, réparations et maintenance</text:p>
          </table:table-cell>
          <table:covered-table-cell table:style-name="ce463"/>
          <table:table-cell table:style-name="ce513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Primes d'assurances</text:p>
          </table:table-cell>
          <table:covered-table-cell table:style-name="ce463"/>
          <table:table-cell table:style-name="ce513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463"/>
          <table:table-cell table:style-name="ce513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300"/>
          <table:table-cell table:style-name="ce461"/>
          <table:table-cell table:style-name="ce530"/>
          <table:table-cell table:style-name="ce548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Autres services extérieurs</text:p>
          </table:table-cell>
          <table:covered-table-cell table:style-name="ce465"/>
          <table:table-cell table:style-name="ce513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 office:value-type="string" calcext:value-type="string">
            <text:p>Dont :</text:p>
          </table:table-cell>
          <table:table-cell table:style-name="ce489"/>
          <table:table-cell table:style-name="ce461"/>
          <table:table-cell table:style-name="ce529"/>
          <table:table-cell table:style-name="ce548"/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463"/>
          <table:table-cell table:style-name="ce513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Publicité, relations publiques </text:p>
          </table:table-cell>
          <table:covered-table-cell table:style-name="ce463"/>
          <table:table-cell table:style-name="ce513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Déplacements, missions et réceptions </text:p>
          </table:table-cell>
          <table:covered-table-cell table:style-name="ce463"/>
          <table:table-cell table:style-name="ce513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463"/>
          <table:table-cell table:style-name="ce513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Services bancaires et assimilés</text:p>
          </table:table-cell>
          <table:covered-table-cell table:style-name="ce463"/>
          <table:table-cell table:style-name="ce513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Cotisations diverses </text:p>
          </table:table-cell>
          <table:covered-table-cell table:style-name="ce463"/>
          <table:table-cell table:style-name="ce513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300"/>
          <table:table-cell table:style-name="ce461"/>
          <table:table-cell table:style-name="ce530"/>
          <table:table-cell table:style-name="ce548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Impôts et taxes</text:p>
          </table:table-cell>
          <table:covered-table-cell table:style-name="ce465"/>
          <table:table-cell table:style-name="ce513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489"/>
          <table:table-cell table:style-name="ce461"/>
          <table:table-cell table:style-name="ce529"/>
          <table:table-cell table:style-name="ce548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Charges de personnel</text:p>
          </table:table-cell>
          <table:covered-table-cell table:style-name="ce465"/>
          <table:table-cell table:style-name="ce513" table:formula="of:=SUM([.C50];[.C51])" office:value-type="float" office:value="0" calcext:value-type="float">
            <text:p>0,00</text:p>
          </table:table-cell>
          <table:table-cell table:style-name="ce529" table:formula="of:=SUM([.D50];[.D51])" office:value-type="float" office:value="0" calcext:value-type="float">
            <text:p>0,00</text:p>
          </table:table-cell>
          <table:table-cell table:style-name="ce547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491"/>
          <table:table-cell table:style-name="ce461"/>
          <table:table-cell table:style-name="ce529"/>
          <table:table-cell table:style-name="ce548"/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Rémunération du personnel</text:p>
          </table:table-cell>
          <table:covered-table-cell table:style-name="ce463"/>
          <table:table-cell table:style-name="ce513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463"/>
          <table:table-cell table:style-name="ce513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9"/>
          <table:table-cell table:style-name="ce497"/>
          <table:table-cell table:style-name="ce515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70" office:value-type="string" calcext:value-type="string">
            <text:p>Autres charges courantes</text:p>
          </table:table-cell>
          <table:table-cell table:style-name="ce497"/>
          <table:table-cell table:style-name="ce513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31" office:value-type="float" office:value="0" calcext:value-type="float">
            <text:p>0,00</text:p>
          </table:table-cell>
          <table:table-cell table:style-name="ce547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1"/>
          <table:table-cell table:style-name="ce498"/>
          <table:table-cell table:style-name="ce464"/>
          <table:table-cell table:style-name="ce529"/>
          <table:table-cell table:style-name="ce549"/>
          <table:table-cell table:number-columns-repeated="1019"/>
        </table:table-row>
        <table:table-row table:style-name="ro2">
          <table:table-cell table:style-name="ce465" office:value-type="string" calcext:value-type="string" table:number-columns-spanned="2" table:number-rows-spanned="1">
            <text:p>Dotations aux amortissements et provisions</text:p>
          </table:table-cell>
          <table:covered-table-cell table:style-name="ce465"/>
          <table:table-cell table:style-name="ce513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50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2"/>
          <table:table-cell table:style-name="ce499"/>
          <table:table-cell table:style-name="ce516"/>
          <table:table-cell table:style-name="ce532"/>
          <table:table-cell table:style-name="ce551"/>
          <table:table-cell table:number-columns-repeated="1019"/>
        </table:table-row>
        <table:table-row table:style-name="ro2">
          <table:table-cell table:style-name="ce467" office:value-type="string" calcext:value-type="string" table:number-columns-spanned="2" table:number-rows-spanned="1">
            <text:p>TOTAL I</text:p>
          </table:table-cell>
          <table:covered-table-cell table:style-name="ce467"/>
          <table:table-cell table:style-name="ce517" table:formula="of:=SUM([.C55];[.C48];[.C46];[.C37];[.C29];[.C27];[.C53])" office:value-type="float" office:value="0" calcext:value-type="float">
            <text:p>0,00</text:p>
          </table:table-cell>
          <table:table-cell table:style-name="ce533" table:formula="of:=SUM([.D55];[.D48];[.D46];[.D37];[.D29];[.D27];[.D53])" office:value-type="float" office:value="0" calcext:value-type="float">
            <text:p>0,00</text:p>
          </table:table-cell>
          <table:table-cell table:style-name="ce552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3"/>
          <table:table-cell table:style-name="ce500"/>
          <table:table-cell table:style-name="ce518"/>
          <table:table-cell table:style-name="ce534"/>
          <table:table-cell table:style-name="ce553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Résultat d'exploitation</text:p>
          </table:table-cell>
          <table:covered-table-cell table:style-name="ce474"/>
          <table:table-cell table:style-name="ce519" table:formula="of:=[.C23]-[.C57]" office:value-type="float" office:value="0" calcext:value-type="float">
            <text:p>0,00</text:p>
          </table:table-cell>
          <table:table-cell table:style-name="ce535" table:formula="of:=[.D23]-[.D57]" office:value-type="float" office:value="0" calcext:value-type="float">
            <text:p>0,00</text:p>
          </table:table-cell>
          <table:table-cell table:style-name="ce554" table:formula="of:=[.C59]-[.D59]" office:value-type="float" office:value="0" calcext:value-type="float">
            <text:p>0,00</text:p>
          </table:table-cell>
          <table:table-cell table:style-name="ce417"/>
          <table:table-cell table:number-columns-repeated="1018"/>
        </table:table-row>
        <table:table-row table:style-name="ro2">
          <table:table-cell table:style-name="ce461"/>
          <table:table-cell table:style-name="ce501"/>
          <table:table-cell table:style-name="ce300"/>
          <table:table-cell table:style-name="ce526"/>
          <table:table-cell table:style-name="ce549"/>
          <table:table-cell table:number-columns-repeated="1019"/>
        </table:table-row>
        <table:table-row table:style-name="ro2">
          <table:table-cell table:style-name="ce475" office:value-type="string" calcext:value-type="string" table:number-columns-spanned="2" table:number-rows-spanned="1">
            <text:p>Produits financiers</text:p>
          </table:table-cell>
          <table:covered-table-cell table:style-name="ce475"/>
          <table:table-cell table:style-name="ce509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501"/>
          <table:table-cell table:style-name="ce520"/>
          <table:table-cell table:style-name="ce530"/>
          <table:table-cell table:style-name="ce547"/>
          <table:table-cell table:number-columns-repeated="1019"/>
        </table:table-row>
        <table:table-row table:style-name="ro2">
          <table:table-cell table:style-name="ce475" office:value-type="string" calcext:value-type="string" table:number-columns-spanned="2" table:number-rows-spanned="1">
            <text:p>Charges financières</text:p>
          </table:table-cell>
          <table:covered-table-cell table:style-name="ce475"/>
          <table:table-cell table:style-name="ce513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6"/>
          <table:table-cell table:style-name="ce501"/>
          <table:table-cell table:style-name="ce300"/>
          <table:table-cell table:style-name="ce536"/>
          <table:table-cell table:style-name="ce549"/>
          <table:table-cell table:number-columns-repeated="1019"/>
        </table:table-row>
        <table:table-row table:style-name="ro2">
          <table:table-cell table:style-name="ce477" office:value-type="string" calcext:value-type="string" table:number-columns-spanned="2" table:number-rows-spanned="1">
            <text:p>Résultat financier</text:p>
          </table:table-cell>
          <table:covered-table-cell table:style-name="ce477"/>
          <table:table-cell table:style-name="ce521" table:formula="of:=[.C61]-[.C63]" office:value-type="float" office:value="0" calcext:value-type="float">
            <text:p>0,00</text:p>
          </table:table-cell>
          <table:table-cell table:style-name="ce537" table:formula="of:=[.D61]-[.D63]" office:value-type="float" office:value="0" calcext:value-type="float">
            <text:p>0,00</text:p>
          </table:table-cell>
          <table:table-cell table:style-name="ce555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8"/>
          <table:table-cell table:style-name="ce502"/>
          <table:table-cell table:style-name="ce522"/>
          <table:table-cell table:style-name="ce538"/>
          <table:table-cell table:style-name="ce556"/>
          <table:table-cell table:number-columns-repeated="1019"/>
        </table:table-row>
        <table:table-row table:style-name="ro2">
          <table:table-cell table:style-name="ce479"/>
          <table:table-cell table:style-name="ce503" office:value-type="string" calcext:value-type="string">
            <text:p>Résultat courant</text:p>
          </table:table-cell>
          <table:table-cell table:style-name="ce519" table:formula="of:=[.C65]+[.C59]" office:value-type="float" office:value="0" calcext:value-type="float">
            <text:p>0,00</text:p>
          </table:table-cell>
          <table:table-cell table:style-name="ce535" table:formula="of:=+[.D65]+[.D59]" office:value-type="float" office:value="0" calcext:value-type="float">
            <text:p>0,00</text:p>
          </table:table-cell>
          <table:table-cell table:style-name="ce554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0"/>
          <table:table-cell table:style-name="ce504"/>
          <table:table-cell table:style-name="ce300"/>
          <table:table-cell table:style-name="ce526"/>
          <table:table-cell table:style-name="ce549"/>
          <table:table-cell table:number-columns-repeated="1019"/>
        </table:table-row>
        <table:table-row table:style-name="ro2">
          <table:table-cell table:style-name="ce481" office:value-type="string" calcext:value-type="string" table:number-columns-spanned="2" table:number-rows-spanned="1">
            <text:p>Produits exceptionnels</text:p>
          </table:table-cell>
          <table:covered-table-cell table:style-name="ce481"/>
          <table:table-cell table:style-name="ce509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57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2" office:value-type="string" calcext:value-type="string">
            <text:p>Dont :</text:p>
          </table:table-cell>
          <table:table-cell table:style-name="ce505"/>
          <table:table-cell table:style-name="ce509"/>
          <table:table-cell table:style-name="ce529"/>
          <table:table-cell table:style-name="ce557"/>
          <table:table-cell table:number-columns-repeated="1019"/>
        </table:table-row>
        <table:table-row table:style-name="ro2">
          <table:table-cell table:style-name="ce463" office:value-type="string" calcext:value-type="string">
            <text:p>- Produits de cessions des éléments actif cédés (cpte 775)</text:p>
          </table:table-cell>
          <table:table-cell table:style-name="ce505"/>
          <table:table-cell table:style-name="ce509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57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- Quote-part des sub d'invest. virées au compte de résultat (compte 777)</text:p>
          </table:table-cell>
          <table:table-cell table:style-name="ce505"/>
          <table:table-cell table:style-name="ce509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57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489"/>
          <table:table-cell table:style-name="ce464"/>
          <table:table-cell table:style-name="ce530"/>
          <table:table-cell table:style-name="ce548"/>
          <table:table-cell table:number-columns-repeated="1019"/>
        </table:table-row>
        <table:table-row table:style-name="ro2">
          <table:table-cell table:style-name="ce483" office:value-type="string" calcext:value-type="string" table:number-columns-spanned="2" table:number-rows-spanned="1">
            <text:p>Charges exceptionnelles</text:p>
          </table:table-cell>
          <table:covered-table-cell table:style-name="ce483"/>
          <table:table-cell table:style-name="ce513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2" office:value-type="string" calcext:value-type="string">
            <text:p>Dont :</text:p>
          </table:table-cell>
          <table:table-cell table:style-name="ce506"/>
          <table:table-cell table:style-name="ce513"/>
          <table:table-cell table:style-name="ce530"/>
          <table:table-cell table:style-name="ce547"/>
          <table:table-cell table:number-columns-repeated="1019"/>
        </table:table-row>
        <table:table-row table:style-name="ro2">
          <table:table-cell table:style-name="ce463" office:value-type="string" calcext:value-type="string">
            <text:p>- Valeurs comptables des éléments d'actif cédés (compte 675)</text:p>
          </table:table-cell>
          <table:table-cell table:style-name="ce506"/>
          <table:table-cell table:style-name="ce513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/>
          <table:table-cell table:style-name="ce507"/>
          <table:table-cell table:style-name="ce523"/>
          <table:table-cell table:style-name="ce539"/>
          <table:table-cell table:style-name="ce558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Résultat exceptionnel</text:p>
          </table:table-cell>
          <table:covered-table-cell table:style-name="ce474"/>
          <table:table-cell table:style-name="ce519" table:formula="of:=[.C69]-[.C74]" office:value-type="float" office:value="0" calcext:value-type="float">
            <text:p>0,00</text:p>
          </table:table-cell>
          <table:table-cell table:style-name="ce540" table:formula="of:=[.D69]-[.D74]" office:value-type="float" office:value="0" calcext:value-type="float">
            <text:p>0,00</text:p>
          </table:table-cell>
          <table:table-cell table:style-name="ce540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0"/>
          <table:table-cell table:style-name="ce504"/>
          <table:table-cell table:style-name="ce300"/>
          <table:table-cell table:style-name="ce541" table:number-columns-repeated="2"/>
          <table:table-cell table:number-columns-repeated="1019"/>
        </table:table-row>
        <table:table-row table:style-name="ro2">
          <table:table-cell table:style-name="ce485" office:value-type="string" calcext:value-type="string">
            <text:p>Impôt sur les sociétés</text:p>
          </table:table-cell>
          <table:table-cell table:style-name="ce504"/>
          <table:table-cell table:style-name="ce513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5" office:value-type="string" calcext:value-type="string">
            <text:p>Report de ressources non utilisées des exercices antérieurs (+)</text:p>
          </table:table-cell>
          <table:table-cell table:style-name="ce504"/>
          <table:table-cell table:style-name="ce509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5" office:value-type="string" calcext:value-type="string">
            <text:p>Engagement à réaliser sur ressources affectées (-)</text:p>
          </table:table-cell>
          <table:table-cell table:style-name="ce504"/>
          <table:table-cell table:style-name="ce513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6"/>
          <table:table-cell table:style-name="ce507"/>
          <table:table-cell table:style-name="ce523"/>
          <table:table-cell table:style-name="ce542"/>
          <table:table-cell table:style-name="ce559"/>
          <table:table-cell table:number-columns-repeated="1019"/>
        </table:table-row>
        <table:table-row table:style-name="ro2">
          <table:table-cell table:style-name="ce487"/>
          <table:table-cell table:style-name="ce508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24" table:formula="of:=[.C67]+[.C78]-[.C80]+[.C81]-[.C82]" office:value-type="float" office:value="0" calcext:value-type="float">
            <text:p>0,00</text:p>
          </table:table-cell>
          <table:table-cell table:style-name="ce524" table:formula="of:=[.D67]+[.D78]-[.D80]+[.D81]-[.D82]" office:value-type="float" office:value="0" calcext:value-type="float">
            <text:p>0,00</text:p>
          </table:table-cell>
          <table:table-cell table:style-name="ce560" table:formula="of:=[.C84]-[.D84]" office:value-type="float" office:value="0" calcext:value-type="float">
            <text:p>0,00</text:p>
          </table:table-cell>
          <table:table-cell/>
          <table:table-cell table:style-name="ce417"/>
          <table:table-cell table:number-columns-repeated="1017"/>
        </table:table-row>
        <table:table-row table:style-name="ro2">
          <table:table-cell table:number-columns-repeated="2"/>
          <table:table-cell table:style-name="ce417"/>
          <table:table-cell table:number-columns-repeated="1021"/>
        </table:table-row>
        <table:table-row table:style-name="ro15">
          <table:table-cell table:style-name="ce488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488"/>
          <table:table-cell table:number-columns-repeated="1019"/>
        </table:table-row>
        <table:table-row table:style-name="ro8">
          <table:covered-table-cell table:number-columns-repeated="5" table:style-name="ce488"/>
          <table:table-cell table:number-columns-repeated="1019"/>
        </table:table-row>
        <table:table-row table:style-name="ro2">
          <table:table-cell table:style-name="ce480"/>
          <table:table-cell table:style-name="ce504"/>
          <table:table-cell table:style-name="ce300">
            <draw:custom-shape table:end-cell-address="'Compte de résultat'.C89" table:end-x="2.65mm" table:end-y="4.69mm" draw:z-index="2" draw:name="Text Box 3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26">
            <draw:custom-shape table:end-cell-address="'Compte de résultat'.D89" table:end-x="2.55mm" table:end-y="4.69mm" draw:z-index="0" draw:name="Text Box 1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1" draw:text-style-name="P1" svg:width="2.05mm" svg:height="6.7mm" svg:x="0.52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49"/>
          <table:table-cell table:number-columns-repeated="1019"/>
        </table:table-row>
        <table:table-row table:style-name="ro2">
          <table:table-cell table:style-name="ce481" office:value-type="string" calcext:value-type="string" table:number-columns-spanned="2" table:number-rows-spanned="1">
            <text:p>Produits</text:p>
          </table:table-cell>
          <table:covered-table-cell table:style-name="ce481"/>
          <table:table-cell table:style-name="ce509"/>
          <table:table-cell table:style-name="ce529"/>
          <table:table-cell table:style-name="ce557"/>
          <table:table-cell table:number-columns-repeated="1019"/>
        </table:table-row>
        <table:table-row table:style-name="ro2">
          <table:table-cell table:style-name="ce482" office:value-type="string" calcext:value-type="string">
            <text:p>- Bénévolat</text:p>
          </table:table-cell>
          <table:table-cell table:style-name="ce505"/>
          <table:table-cell table:style-name="ce509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- Prestations en nature</text:p>
          </table:table-cell>
          <table:table-cell table:style-name="ce505"/>
          <table:table-cell table:style-name="ce509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- Dons en nature</text:p>
          </table:table-cell>
          <table:table-cell table:style-name="ce505"/>
          <table:table-cell table:style-name="ce509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7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1"/>
          <table:table-cell table:style-name="ce490" office:value-type="string" calcext:value-type="string">
            <text:p>Total évaluation produits</text:p>
          </table:table-cell>
          <table:table-cell table:style-name="ce509" table:formula="of:=SUM([.C90:.C92])" office:value-type="float" office:value="0" calcext:value-type="float">
            <text:p>0,00</text:p>
          </table:table-cell>
          <table:table-cell table:style-name="ce529" table:formula="of:=SUM([.D90:.D92])" office:value-type="float" office:value="0" calcext:value-type="float">
            <text:p>0,00</text:p>
          </table:table-cell>
          <table:table-cell table:style-name="ce547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 office:value-type="string" calcext:value-type="string" table:number-columns-spanned="2" table:number-rows-spanned="1">
            <text:p>Charges</text:p>
          </table:table-cell>
          <table:covered-table-cell table:style-name="ce483"/>
          <table:table-cell table:style-name="ce513"/>
          <table:table-cell table:style-name="ce530"/>
          <table:table-cell table:style-name="ce547"/>
          <table:table-cell table:number-columns-repeated="1019"/>
        </table:table-row>
        <table:table-row table:style-name="ro2">
          <table:table-cell table:style-name="ce482" office:value-type="string" calcext:value-type="string">
            <text:p>- Secours en nature</text:p>
          </table:table-cell>
          <table:table-cell table:style-name="ce506"/>
          <table:table-cell table:style-name="ce513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- Mise à disposition gratuites de biens et services</text:p>
          </table:table-cell>
          <table:table-cell table:style-name="ce506"/>
          <table:table-cell table:style-name="ce513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- Personnel bénévole</text:p>
          </table:table-cell>
          <table:table-cell table:style-name="ce506"/>
          <table:table-cell table:style-name="ce513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7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490" office:value-type="string" calcext:value-type="string">
            <text:p>Total évaluation charges</text:p>
          </table:table-cell>
          <table:table-cell table:style-name="ce513" table:formula="of:=SUM([.C95:.C97])" office:value-type="float" office:value="0" calcext:value-type="float">
            <text:p>0,00</text:p>
          </table:table-cell>
          <table:table-cell table:style-name="ce530" table:formula="of:=SUM([.D95:.D97])" office:value-type="float" office:value="0" calcext:value-type="float">
            <text:p>0,00</text:p>
          </table:table-cell>
          <table:table-cell table:style-name="ce547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/>
          <table:table-cell table:style-name="ce507"/>
          <table:table-cell table:style-name="ce523"/>
          <table:table-cell table:style-name="ce539"/>
          <table:table-cell table:style-name="ce558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:/VivreANantes_Complements/association/compta/2016/compta_2016.ods'#Nomenclature des comptes" table:print="false" table:style-name="ta_extref">
        <table:table-source xlink:type="simple" xlink:href="../../2016/compta_2016.ods" table:table-name="Nomenclature des comptes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97" office:value-type="string">
            <text:p>N° de compte</text:p>
          </table:table-cell>
          <table:table-cell table:style-name="ce197" office:value-type="string">
            <text:p>Intitulé des comptes</text:p>
          </table:table-cell>
        </table:table-row>
        <table:table-row>
          <table:table-cell table:number-columns-repeated="2"/>
          <table:table-cell table:style-name="ce197" office:value-type="string">
            <text:p>CLASSE 1</text:p>
          </table:table-cell>
        </table:table-row>
        <table:table-row>
          <table:table-cell table:number-columns-repeated="2"/>
          <table:table-cell table:style-name="ce197" office:value-type="string">
            <text:p>10. FONDS ASSOCIATIFS ET RESERVES</text:p>
          </table:table-cell>
        </table:table-row>
        <table:table-row>
          <table:table-cell/>
          <table:table-cell table:style-name="ce197" office:value-type="float" office:value="102000">
            <text:p>102000</text:p>
          </table:table-cell>
          <table:table-cell table:style-name="ce197" office:value-type="string">
            <text:p>102. Fonds associatifs sans droit de reprise</text:p>
          </table:table-cell>
        </table:table-row>
        <table:table-row>
          <table:table-cell/>
          <table:table-cell table:style-name="ce197" office:value-type="float" office:value="119000">
            <text:p>119000</text:p>
          </table:table-cell>
          <table:table-cell table:style-name="ce197" office:value-type="string">
            <text:p>119. Report à nouveau (solde débiteur)</text:p>
          </table:table-cell>
        </table:table-row>
        <table:table-row>
          <table:table-cell/>
          <table:table-cell table:style-name="ce197" office:value-type="float" office:value="193000">
            <text:p>193000</text:p>
          </table:table-cell>
          <table:table-cell table:style-name="ce197" office:value-type="string">
            <text:p>193. fonds dédiés sur apports</text:p>
          </table:table-cell>
        </table:table-row>
        <table:table-row>
          <table:table-cell/>
          <table:table-cell table:style-name="ce197" office:value-type="float" office:value="102100">
            <text:p>102100</text:p>
          </table:table-cell>
          <table:table-cell table:style-name="ce197" office:value-type="string">
            <text:p>1021. Valeur du patrimoine intégré</text:p>
          </table:table-cell>
        </table:table-row>
        <table:table-row>
          <table:table-cell/>
          <table:table-cell table:style-name="ce197" office:value-type="float" office:value="102200">
            <text:p>102200</text:p>
          </table:table-cell>
          <table:table-cell table:style-name="ce197" office:value-type="string">
            <text:p>1022. Fonds statutaires (à éclater en fonction des statuts)</text:p>
          </table:table-cell>
        </table:table-row>
        <table:table-row>
          <table:table-cell/>
          <table:table-cell table:style-name="ce197" office:value-type="float" office:value="102400">
            <text:p>102400</text:p>
          </table:table-cell>
          <table:table-cell table:style-name="ce197" office:value-type="string">
            <text:p>1024. Apports sans droit de reprise</text:p>
          </table:table-cell>
        </table:table-row>
        <table:table-row>
          <table:table-cell/>
          <table:table-cell table:style-name="ce197" office:value-type="float" office:value="102500">
            <text:p>102500</text:p>
          </table:table-cell>
          <table:table-cell table:style-name="ce197" office:value-type="string">
            <text:p>1025. Legs et donations avec contrepartie d'actifs immobilisés</text:p>
          </table:table-cell>
        </table:table-row>
        <table:table-row>
          <table:table-cell/>
          <table:table-cell table:style-name="ce197" office:value-type="float" office:value="102600">
            <text:p>102600</text:p>
          </table:table-cell>
          <table:table-cell table:style-name="ce197" office:value-type="string">
            <text:p>1026. Subventions d'investissement affectées à des biens renouvelables</text:p>
          </table:table-cell>
        </table:table-row>
        <table:table-row>
          <table:table-cell/>
          <table:table-cell table:style-name="ce197" office:value-type="float" office:value="103000">
            <text:p>103000</text:p>
          </table:table-cell>
          <table:table-cell table:style-name="ce197" office:value-type="string">
            <text:p>103. Fonds associatifs avec droit de reprise</text:p>
          </table:table-cell>
        </table:table-row>
        <table:table-row>
          <table:table-cell/>
          <table:table-cell table:style-name="ce197" office:value-type="float" office:value="103400">
            <text:p>103400</text:p>
          </table:table-cell>
          <table:table-cell table:style-name="ce197" office:value-type="string">
            <text:p>1034. Apports avec droit de reprise</text:p>
          </table:table-cell>
        </table:table-row>
        <table:table-row>
          <table:table-cell/>
          <table:table-cell table:style-name="ce197" office:value-type="float" office:value="103500">
            <text:p>103500</text:p>
          </table:table-cell>
          <table:table-cell table:style-name="ce197" office:value-type="string">
            <text:p>1035. Legs et donations avec contrepartie d'actifs immobilisés assortis d'une obligation</text:p>
          </table:table-cell>
        </table:table-row>
        <table:table-row>
          <table:table-cell/>
          <table:table-cell table:style-name="ce197" office:value-type="float" office:value="103600">
            <text:p>103600</text:p>
          </table:table-cell>
          <table:table-cell table:style-name="ce197" office:value-type="string">
            <text:p>1036. Subventions d'investissement affectées à des biens renouvelables</text:p>
          </table:table-cell>
        </table:table-row>
        <table:table-row>
          <table:table-cell/>
          <table:table-cell table:style-name="ce197" office:value-type="float" office:value="105000">
            <text:p>105000</text:p>
          </table:table-cell>
          <table:table-cell table:style-name="ce197" office:value-type="string">
            <text:p>105. Ecarts de réévaluation</text:p>
          </table:table-cell>
        </table:table-row>
        <table:table-row>
          <table:table-cell/>
          <table:table-cell table:style-name="ce197" office:value-type="float" office:value="105100">
            <text:p>105100</text:p>
          </table:table-cell>
          <table:table-cell table:style-name="ce197" office:value-type="string">
            <text:p>1051. Ecarts de réévaluation sur des biens sans droit de reprise</text:p>
          </table:table-cell>
        </table:table-row>
        <table:table-row>
          <table:table-cell/>
          <table:table-cell table:style-name="ce197" office:value-type="float" office:value="105200">
            <text:p>105200</text:p>
          </table:table-cell>
          <table:table-cell table:style-name="ce197" office:value-type="string">
            <text:p>1052. Ecarts de réévaluation sur des biens avec droit de reprise</text:p>
          </table:table-cell>
        </table:table-row>
        <table:table-row>
          <table:table-cell/>
          <table:table-cell table:style-name="ce197" office:value-type="float" office:value="106000">
            <text:p>106000</text:p>
          </table:table-cell>
          <table:table-cell table:style-name="ce197" office:value-type="string">
            <text:p>106. Réserves</text:p>
          </table:table-cell>
        </table:table-row>
        <table:table-row>
          <table:table-cell/>
          <table:table-cell table:style-name="ce197" office:value-type="float" office:value="106200">
            <text:p>106200</text:p>
          </table:table-cell>
          <table:table-cell table:style-name="ce197" office:value-type="string">
            <text:p>1062. Réserves indisponibles</text:p>
          </table:table-cell>
        </table:table-row>
        <table:table-row>
          <table:table-cell/>
          <table:table-cell table:style-name="ce197" office:value-type="float" office:value="106300">
            <text:p>106300</text:p>
          </table:table-cell>
          <table:table-cell table:style-name="ce197" office:value-type="string">
            <text:p>1063. Réserves statutaires ou contractuelles</text:p>
          </table:table-cell>
        </table:table-row>
        <table:table-row>
          <table:table-cell/>
          <table:table-cell table:style-name="ce197" office:value-type="float" office:value="106400">
            <text:p>106400</text:p>
          </table:table-cell>
          <table:table-cell table:style-name="ce197" office:value-type="string">
            <text:p>1064. Réserves réglementées</text:p>
          </table:table-cell>
        </table:table-row>
        <table:table-row>
          <table:table-cell/>
          <table:table-cell table:style-name="ce197" office:value-type="float" office:value="106800">
            <text:p>106800</text:p>
          </table:table-cell>
          <table:table-cell table:style-name="ce197" office:value-type="string">
            <text:p>1068. Autres réserves (dont réserves pour projet associatif)</text:p>
          </table:table-cell>
        </table:table-row>
        <table:table-row>
          <table:table-cell table:number-columns-repeated="2"/>
          <table:table-cell table:style-name="ce197" office:value-type="string">
            <text:p>11 ÉLÉMENTS EN INSTANCE D'AFFECTATION</text:p>
          </table:table-cell>
        </table:table-row>
        <table:table-row>
          <table:table-cell/>
          <table:table-cell table:style-name="ce197" office:value-type="float" office:value="110000">
            <text:p>110000</text:p>
          </table:table-cell>
          <table:table-cell table:style-name="ce197" office:value-type="string">
            <text:p>110. Report à nouveau</text:p>
          </table:table-cell>
        </table:table-row>
        <table:table-row>
          <table:table-cell/>
          <table:table-cell table:style-name="ce197" office:value-type="float" office:value="115000">
            <text:p>115000</text:p>
          </table:table-cell>
          <table:table-cell table:style-name="ce197" office:value-type="string">
            <text:p>115. Résultats sous contrôle de tiers financeurs</text:p>
          </table:table-cell>
        </table:table-row>
        <table:table-row>
          <table:table-cell table:number-columns-repeated="2"/>
          <table:table-cell table:style-name="ce197" office:value-type="string">
            <text:p>12 RÉSULTAT NET DE L'EXERCICE (EXCÉDENT OU DÉFICIT)</text:p>
          </table:table-cell>
        </table:table-row>
        <table:table-row>
          <table:table-cell/>
          <table:table-cell table:style-name="ce197" office:value-type="float" office:value="120000">
            <text:p>120000</text:p>
          </table:table-cell>
          <table:table-cell table:style-name="ce197" office:value-type="string">
            <text:p>120. Résultat de l'exercice (excédent)</text:p>
          </table:table-cell>
        </table:table-row>
        <table:table-row>
          <table:table-cell/>
          <table:table-cell table:style-name="ce197" office:value-type="float" office:value="129000">
            <text:p>129000</text:p>
          </table:table-cell>
          <table:table-cell table:style-name="ce197" office:value-type="string">
            <text:p>129. Résultat de l'exercice (déficit)</text:p>
          </table:table-cell>
        </table:table-row>
        <table:table-row>
          <table:table-cell table:number-columns-repeated="2"/>
          <table:table-cell table:style-name="ce197" office:value-type="string">
            <text:p>13 Subventions d'investissements affectées à des biens non renouvelables</text:p>
          </table:table-cell>
        </table:table-row>
        <table:table-row>
          <table:table-cell/>
          <table:table-cell table:style-name="ce197" office:value-type="float" office:value="131000">
            <text:p>131000</text:p>
          </table:table-cell>
          <table:table-cell table:style-name="ce197" office:value-type="string">
            <text:p>131. Subventions d'investissement (renouvelables)</text:p>
          </table:table-cell>
        </table:table-row>
        <table:table-row>
          <table:table-cell/>
          <table:table-cell table:style-name="ce197" office:value-type="float" office:value="131100">
            <text:p>131100</text:p>
          </table:table-cell>
          <table:table-cell table:style-name="ce197" office:value-type="string">
            <text:p>1311 Etat</text:p>
          </table:table-cell>
        </table:table-row>
        <table:table-row>
          <table:table-cell/>
          <table:table-cell table:style-name="ce197" office:value-type="float" office:value="131200">
            <text:p>131200</text:p>
          </table:table-cell>
          <table:table-cell table:style-name="ce197" office:value-type="string">
            <text:p>1312 Régions</text:p>
          </table:table-cell>
        </table:table-row>
        <table:table-row>
          <table:table-cell/>
          <table:table-cell table:style-name="ce197" office:value-type="float" office:value="131300">
            <text:p>131300</text:p>
          </table:table-cell>
          <table:table-cell table:style-name="ce197" office:value-type="string">
            <text:p>1313 Départements</text:p>
          </table:table-cell>
        </table:table-row>
        <table:table-row>
          <table:table-cell/>
          <table:table-cell table:style-name="ce197" office:value-type="float" office:value="131400">
            <text:p>131400</text:p>
          </table:table-cell>
          <table:table-cell table:style-name="ce197" office:value-type="string">
            <text:p>1314 Communes</text:p>
          </table:table-cell>
        </table:table-row>
        <table:table-row>
          <table:table-cell/>
          <table:table-cell table:style-name="ce197" office:value-type="float" office:value="131500">
            <text:p>131500</text:p>
          </table:table-cell>
          <table:table-cell table:style-name="ce197" office:value-type="string">
            <text:p>1315 Collectivités publiques</text:p>
          </table:table-cell>
        </table:table-row>
        <table:table-row>
          <table:table-cell/>
          <table:table-cell table:style-name="ce197" office:value-type="float" office:value="131600">
            <text:p>131600</text:p>
          </table:table-cell>
          <table:table-cell table:style-name="ce197" office:value-type="string">
            <text:p>1316 Entreprises publiques</text:p>
          </table:table-cell>
        </table:table-row>
        <table:table-row>
          <table:table-cell/>
          <table:table-cell table:style-name="ce197" office:value-type="float" office:value="131700">
            <text:p>131700</text:p>
          </table:table-cell>
          <table:table-cell table:style-name="ce197" office:value-type="string">
            <text:p>1317 Entreprises et organismes privés</text:p>
          </table:table-cell>
        </table:table-row>
        <table:table-row>
          <table:table-cell/>
          <table:table-cell table:style-name="ce197" office:value-type="float" office:value="131800">
            <text:p>131800</text:p>
          </table:table-cell>
          <table:table-cell table:style-name="ce197" office:value-type="string">
            <text:p>1318 Autres</text:p>
          </table:table-cell>
        </table:table-row>
        <table:table-row>
          <table:table-cell/>
          <table:table-cell table:style-name="ce197" office:value-type="float" office:value="138000">
            <text:p>138000</text:p>
          </table:table-cell>
          <table:table-cell table:style-name="ce197" office:value-type="string">
            <text:p>138. Autres subventions d'investissement</text:p>
          </table:table-cell>
        </table:table-row>
        <table:table-row>
          <table:table-cell/>
          <table:table-cell table:style-name="ce197" office:value-type="float" office:value="139000">
            <text:p>139000</text:p>
          </table:table-cell>
          <table:table-cell table:style-name="ce197" office:value-type="string">
            <text:p>139. Subventions d'investissements inscrites au compte de résultat</text:p>
          </table:table-cell>
        </table:table-row>
        <table:table-row>
          <table:table-cell table:number-columns-repeated="2"/>
          <table:table-cell table:style-name="ce197" office:value-type="string">
            <text:p>14 PROVISIONS REGLEMENTEES</text:p>
          </table:table-cell>
        </table:table-row>
        <table:table-row>
          <table:table-cell/>
          <table:table-cell table:style-name="ce197" office:value-type="float" office:value="142000">
            <text:p>142000</text:p>
          </table:table-cell>
          <table:table-cell table:style-name="ce197" office:value-type="string">
            <text:p>142. Provisions réglementées relatives aux immobilisations</text:p>
          </table:table-cell>
        </table:table-row>
        <table:table-row>
          <table:table-cell/>
          <table:table-cell table:style-name="ce197" office:value-type="float" office:value="142400">
            <text:p>142400</text:p>
          </table:table-cell>
          <table:table-cell table:style-name="ce197" office:value-type="string">
            <text:p>1424. Provisions pour investissement (participation des salariés)</text:p>
          </table:table-cell>
        </table:table-row>
        <table:table-row>
          <table:table-cell/>
          <table:table-cell table:style-name="ce197" office:value-type="float" office:value="143000">
            <text:p>143000</text:p>
          </table:table-cell>
          <table:table-cell table:style-name="ce197" office:value-type="string">
            <text:p>143. Provisions réglementées relatives aux stocks</text:p>
          </table:table-cell>
        </table:table-row>
        <table:table-row>
          <table:table-cell/>
          <table:table-cell table:style-name="ce197" office:value-type="float" office:value="143100">
            <text:p>143100</text:p>
          </table:table-cell>
          <table:table-cell table:style-name="ce197" office:value-type="string">
            <text:p>1431 Hausse des prix</text:p>
          </table:table-cell>
        </table:table-row>
        <table:table-row>
          <table:table-cell/>
          <table:table-cell table:style-name="ce197" office:value-type="float" office:value="143200">
            <text:p>143200</text:p>
          </table:table-cell>
          <table:table-cell table:style-name="ce197" office:value-type="string">
            <text:p>1432 Fluctuation des cours</text:p>
          </table:table-cell>
        </table:table-row>
        <table:table-row>
          <table:table-cell/>
          <table:table-cell table:style-name="ce197" office:value-type="float" office:value="144000">
            <text:p>144000</text:p>
          </table:table-cell>
          <table:table-cell table:style-name="ce197" office:value-type="string">
            <text:p>144. Provisions réglementées relatives aux autres éléments de l'actif</text:p>
          </table:table-cell>
        </table:table-row>
        <table:table-row>
          <table:table-cell/>
          <table:table-cell table:style-name="ce197" office:value-type="float" office:value="145000">
            <text:p>145000</text:p>
          </table:table-cell>
          <table:table-cell table:style-name="ce197" office:value-type="string">
            <text:p>145. Amortissements dérogatoires</text:p>
          </table:table-cell>
        </table:table-row>
        <table:table-row>
          <table:table-cell/>
          <table:table-cell table:style-name="ce197" office:value-type="float" office:value="146000">
            <text:p>146000</text:p>
          </table:table-cell>
          <table:table-cell table:style-name="ce197" office:value-type="string">
            <text:p>146. Provision spéciale de réévaluation</text:p>
          </table:table-cell>
        </table:table-row>
        <table:table-row>
          <table:table-cell/>
          <table:table-cell table:style-name="ce197" office:value-type="float" office:value="148000">
            <text:p>148000</text:p>
          </table:table-cell>
          <table:table-cell table:style-name="ce197" office:value-type="string">
            <text:p>148. Autres provisions réglementées</text:p>
          </table:table-cell>
        </table:table-row>
        <table:table-row>
          <table:table-cell table:number-columns-repeated="2"/>
          <table:table-cell table:style-name="ce197" office:value-type="string">
            <text:p>15 PROVISIONS POUR RISQUES ET CHARGES</text:p>
          </table:table-cell>
        </table:table-row>
        <table:table-row>
          <table:table-cell/>
          <table:table-cell table:style-name="ce197" office:value-type="float" office:value="151000">
            <text:p>151000</text:p>
          </table:table-cell>
          <table:table-cell table:style-name="ce197" office:value-type="string">
            <text:p>151. Provisions pour risques</text:p>
          </table:table-cell>
        </table:table-row>
        <table:table-row>
          <table:table-cell/>
          <table:table-cell table:style-name="ce197" office:value-type="float" office:value="151100">
            <text:p>151100</text:p>
          </table:table-cell>
          <table:table-cell table:style-name="ce197" office:value-type="string">
            <text:p>1511. Provisions pour litiges</text:p>
          </table:table-cell>
        </table:table-row>
        <table:table-row>
          <table:table-cell/>
          <table:table-cell table:style-name="ce197" office:value-type="float" office:value="151400">
            <text:p>151400</text:p>
          </table:table-cell>
          <table:table-cell table:style-name="ce197" office:value-type="string">
            <text:p>1514. Provisions pour amendes et pénalités</text:p>
          </table:table-cell>
        </table:table-row>
        <table:table-row>
          <table:table-cell/>
          <table:table-cell table:style-name="ce197" office:value-type="float" office:value="151500">
            <text:p>151500</text:p>
          </table:table-cell>
          <table:table-cell table:style-name="ce197" office:value-type="string">
            <text:p>1515. Provisions pour pertes de change</text:p>
          </table:table-cell>
        </table:table-row>
        <table:table-row>
          <table:table-cell/>
          <table:table-cell table:style-name="ce197" office:value-type="float" office:value="151600">
            <text:p>151600</text:p>
          </table:table-cell>
          <table:table-cell table:style-name="ce197" office:value-type="string">
            <text:p>1516. Provisions pour risques d'emploi</text:p>
          </table:table-cell>
        </table:table-row>
        <table:table-row>
          <table:table-cell/>
          <table:table-cell table:style-name="ce197" office:value-type="float" office:value="151800">
            <text:p>151800</text:p>
          </table:table-cell>
          <table:table-cell table:style-name="ce197" office:value-type="string">
            <text:p>1518. Autres provisions pour risques</text:p>
          </table:table-cell>
        </table:table-row>
        <table:table-row>
          <table:table-cell/>
          <table:table-cell table:style-name="ce197" office:value-type="float" office:value="153000">
            <text:p>153000</text:p>
          </table:table-cell>
          <table:table-cell table:style-name="ce197" office:value-type="string">
            <text:p>153. Provisions pour pensions et obligations similaires</text:p>
          </table:table-cell>
        </table:table-row>
        <table:table-row>
          <table:table-cell/>
          <table:table-cell table:style-name="ce197" office:value-type="float" office:value="155000">
            <text:p>155000</text:p>
          </table:table-cell>
          <table:table-cell table:style-name="ce197" office:value-type="string">
            <text:p>155. Provisions pour impôts</text:p>
          </table:table-cell>
        </table:table-row>
        <table:table-row>
          <table:table-cell/>
          <table:table-cell table:style-name="ce197" office:value-type="float" office:value="157000">
            <text:p>157000</text:p>
          </table:table-cell>
          <table:table-cell table:style-name="ce197" office:value-type="string">
            <text:p>157. Provisions pour charges à répartir sur plusieurs exercices</text:p>
          </table:table-cell>
        </table:table-row>
        <table:table-row>
          <table:table-cell/>
          <table:table-cell table:style-name="ce197" office:value-type="float" office:value="157200">
            <text:p>157200</text:p>
          </table:table-cell>
          <table:table-cell table:style-name="ce197" office:value-type="string">
            <text:p>1572. Provisions pour grosses réparations</text:p>
          </table:table-cell>
        </table:table-row>
        <table:table-row>
          <table:table-cell/>
          <table:table-cell table:style-name="ce197" office:value-type="float" office:value="158000">
            <text:p>158000</text:p>
          </table:table-cell>
          <table:table-cell table:style-name="ce197" office:value-type="string">
            <text:p>158. Autres provisions pour charges</text:p>
          </table:table-cell>
        </table:table-row>
        <table:table-row>
          <table:table-cell/>
          <table:table-cell table:style-name="ce197" office:value-type="float" office:value="158200">
            <text:p>158200</text:p>
          </table:table-cell>
          <table:table-cell table:style-name="ce197" office:value-type="string">
            <text:p>1582. Provisions pour charges sociales et fiscales sur congés à payer</text:p>
          </table:table-cell>
        </table:table-row>
        <table:table-row>
          <table:table-cell table:number-columns-repeated="2"/>
          <table:table-cell table:style-name="ce197" office:value-type="string">
            <text:p>16 EMPRUNTS ET DETTES ASSIMILÉES</text:p>
          </table:table-cell>
        </table:table-row>
        <table:table-row>
          <table:table-cell/>
          <table:table-cell table:style-name="ce197" office:value-type="float" office:value="164000">
            <text:p>164000</text:p>
          </table:table-cell>
          <table:table-cell table:style-name="ce197" office:value-type="string">
            <text:p>164. Emprunts auprès des établissements de crédit</text:p>
          </table:table-cell>
        </table:table-row>
        <table:table-row>
          <table:table-cell/>
          <table:table-cell table:style-name="ce197" office:value-type="float" office:value="164100">
            <text:p>164100</text:p>
          </table:table-cell>
          <table:table-cell table:style-name="ce197" office:value-type="string">
            <text:p>1641. Emprunts (à détailler)</text:p>
          </table:table-cell>
        </table:table-row>
        <table:table-row>
          <table:table-cell/>
          <table:table-cell table:style-name="ce197" office:value-type="float" office:value="165000">
            <text:p>165000</text:p>
          </table:table-cell>
          <table:table-cell table:style-name="ce197" office:value-type="string">
            <text:p>165. Dépôts et cautionnements reçus</text:p>
          </table:table-cell>
        </table:table-row>
        <table:table-row>
          <table:table-cell/>
          <table:table-cell table:style-name="ce197" office:value-type="float" office:value="165100">
            <text:p>165100</text:p>
          </table:table-cell>
          <table:table-cell table:style-name="ce197" office:value-type="string">
            <text:p>1651. Dépôts</text:p>
          </table:table-cell>
        </table:table-row>
        <table:table-row>
          <table:table-cell/>
          <table:table-cell table:style-name="ce197" office:value-type="float" office:value="165500">
            <text:p>165500</text:p>
          </table:table-cell>
          <table:table-cell table:style-name="ce197" office:value-type="string">
            <text:p>1655.Cautionnements</text:p>
          </table:table-cell>
        </table:table-row>
        <table:table-row>
          <table:table-cell/>
          <table:table-cell table:style-name="ce197" office:value-type="float" office:value="166000">
            <text:p>166000</text:p>
          </table:table-cell>
          <table:table-cell table:style-name="ce197" office:value-type="string">
            <text:p>166. Participation des salariés aux résultats.</text:p>
          </table:table-cell>
        </table:table-row>
        <table:table-row>
          <table:table-cell/>
          <table:table-cell table:style-name="ce197" office:value-type="float" office:value="166100">
            <text:p>166100</text:p>
          </table:table-cell>
          <table:table-cell table:style-name="ce197" office:value-type="string">
            <text:p>1661. Comptes bloqués</text:p>
          </table:table-cell>
        </table:table-row>
        <table:table-row>
          <table:table-cell/>
          <table:table-cell table:style-name="ce197" office:value-type="float" office:value="166200">
            <text:p>166200</text:p>
          </table:table-cell>
          <table:table-cell table:style-name="ce197" office:value-type="string">
            <text:p>1662.Fonds de participation</text:p>
          </table:table-cell>
        </table:table-row>
        <table:table-row>
          <table:table-cell/>
          <table:table-cell table:style-name="ce197" office:value-type="float" office:value="167000">
            <text:p>167000</text:p>
          </table:table-cell>
          <table:table-cell table:style-name="ce197" office:value-type="string">
            <text:p>167. Emprunts et dettes assortis de conditions particulières</text:p>
          </table:table-cell>
        </table:table-row>
        <table:table-row>
          <table:table-cell/>
          <table:table-cell table:style-name="ce197" office:value-type="float" office:value="167200">
            <text:p>167200</text:p>
          </table:table-cell>
          <table:table-cell table:style-name="ce197" office:value-type="string">
            <text:p>1672. Titres associatifs</text:p>
          </table:table-cell>
        </table:table-row>
        <table:table-row>
          <table:table-cell/>
          <table:table-cell table:style-name="ce197" office:value-type="float" office:value="168000">
            <text:p>168000</text:p>
          </table:table-cell>
          <table:table-cell table:style-name="ce197" office:value-type="string">
            <text:p>168. Autres emprunts et dettes assimilées</text:p>
          </table:table-cell>
        </table:table-row>
        <table:table-row>
          <table:table-cell/>
          <table:table-cell table:style-name="ce197" office:value-type="float" office:value="169100">
            <text:p>169100</text:p>
          </table:table-cell>
          <table:table-cell table:style-name="ce197" office:value-type="string">
            <text:p>1681. Autres emprunts (à détailler)</text:p>
          </table:table-cell>
        </table:table-row>
        <table:table-row>
          <table:table-cell/>
          <table:table-cell table:style-name="ce197" office:value-type="float" office:value="168500">
            <text:p>168500</text:p>
          </table:table-cell>
          <table:table-cell table:style-name="ce197" office:value-type="string">
            <text:p>1685. Rentes viagères capitalisées</text:p>
          </table:table-cell>
        </table:table-row>
        <table:table-row>
          <table:table-cell/>
          <table:table-cell table:style-name="ce197" office:value-type="float" office:value="168700">
            <text:p>168700</text:p>
          </table:table-cell>
          <table:table-cell table:style-name="ce197" office:value-type="string">
            <text:p>1687. Autres dettes ( à détailler)</text:p>
          </table:table-cell>
        </table:table-row>
        <table:table-row>
          <table:table-cell/>
          <table:table-cell table:style-name="ce197" office:value-type="float" office:value="168800">
            <text:p>168800</text:p>
          </table:table-cell>
          <table:table-cell table:style-name="ce197" office:value-type="string">
            <text:p>1688. Intérêts courus (à détailler)</text:p>
          </table:table-cell>
        </table:table-row>
        <table:table-row>
          <table:table-cell/>
          <table:table-cell table:style-name="ce197" office:value-type="float" office:value="169000">
            <text:p>169000</text:p>
          </table:table-cell>
          <table:table-cell table:style-name="ce197" office:value-type="string">
            <text:p>169. Primes de remboursement des obligations</text:p>
          </table:table-cell>
        </table:table-row>
        <table:table-row>
          <table:table-cell/>
          <table:table-cell table:style-name="ce197" office:value-type="float" office:value="170000">
            <text:p>170000</text:p>
          </table:table-cell>
          <table:table-cell table:style-name="ce197" office:value-type="string">
            <text:p>17. DETTES RATTACHÉES A DES PARTICIPATIONS</text:p>
          </table:table-cell>
        </table:table-row>
        <table:table-row>
          <table:table-cell table:number-columns-repeated="2"/>
          <table:table-cell table:style-name="ce197" office:value-type="string">
            <text:p>18. COMPTES DE LIAISON DES ÉTABLISSEMENTS (AVEC LE SIÈGE SOCIAL OU ENTRE EUX)</text:p>
          </table:table-cell>
        </table:table-row>
        <table:table-row>
          <table:table-cell/>
          <table:table-cell table:style-name="ce197" office:value-type="float" office:value="181000">
            <text:p>181000</text:p>
          </table:table-cell>
          <table:table-cell table:style-name="ce197" office:value-type="string">
            <text:p>181. Apports permanents entre siège social et établissements</text:p>
          </table:table-cell>
        </table:table-row>
        <table:table-row>
          <table:table-cell/>
          <table:table-cell table:style-name="ce197" office:value-type="float" office:value="185000">
            <text:p>185000</text:p>
          </table:table-cell>
          <table:table-cell table:style-name="ce197" office:value-type="string">
            <text:p>185. Biens et prestations de services échangés entre établissements et le siège social</text:p>
          </table:table-cell>
        </table:table-row>
        <table:table-row>
          <table:table-cell/>
          <table:table-cell table:style-name="ce197" office:value-type="float" office:value="186000">
            <text:p>186000</text:p>
          </table:table-cell>
          <table:table-cell table:style-name="ce197" office:value-type="string">
            <text:p>186. Biens et prestations de services échangés entre établissements (charges)</text:p>
          </table:table-cell>
        </table:table-row>
        <table:table-row>
          <table:table-cell/>
          <table:table-cell table:style-name="ce197" office:value-type="float" office:value="187000">
            <text:p>187000</text:p>
          </table:table-cell>
          <table:table-cell table:style-name="ce197" office:value-type="string">
            <text:p>187.Biens et prestations de services échangés entre établissements (produits)</text:p>
          </table:table-cell>
        </table:table-row>
        <table:table-row>
          <table:table-cell/>
          <table:table-cell table:style-name="ce197" office:value-type="float" office:value="190000">
            <text:p>190000</text:p>
          </table:table-cell>
          <table:table-cell table:style-name="ce197" office:value-type="string">
            <text:p>19. FONDS DEDIES</text:p>
          </table:table-cell>
        </table:table-row>
        <table:table-row>
          <table:table-cell/>
          <table:table-cell table:style-name="ce197" office:value-type="float" office:value="194000">
            <text:p>194000</text:p>
          </table:table-cell>
          <table:table-cell table:style-name="ce197" office:value-type="string">
            <text:p>194. Fonds dédiés sur subventions de fonctionnement</text:p>
          </table:table-cell>
        </table:table-row>
        <table:table-row>
          <table:table-cell/>
          <table:table-cell table:style-name="ce197" office:value-type="float" office:value="195000">
            <text:p>195000</text:p>
          </table:table-cell>
          <table:table-cell table:style-name="ce197" office:value-type="string">
            <text:p>195. Fonds dédiés sur dons manuels affectés</text:p>
          </table:table-cell>
        </table:table-row>
        <table:table-row>
          <table:table-cell/>
          <table:table-cell table:style-name="ce197" office:value-type="float" office:value="197000">
            <text:p>197000</text:p>
          </table:table-cell>
          <table:table-cell table:style-name="ce197" office:value-type="string">
            <text:p>197. Fonds dédiés sur legs et donations affectés</text:p>
          </table:table-cell>
        </table:table-row>
        <table:table-row>
          <table:table-cell table:number-columns-repeated="2"/>
          <table:table-cell table:style-name="ce197" office:value-type="string">
            <text:p>CLASSE 2</text:p>
          </table:table-cell>
        </table:table-row>
        <table:table-row>
          <table:table-cell table:number-columns-repeated="2"/>
          <table:table-cell table:style-name="ce197" office:value-type="string">
            <text:p>20. IMMOBILISATIONS INCORPORELLES</text:p>
          </table:table-cell>
        </table:table-row>
        <table:table-row>
          <table:table-cell/>
          <table:table-cell table:style-name="ce197" office:value-type="float" office:value="201000">
            <text:p>201000</text:p>
          </table:table-cell>
          <table:table-cell table:style-name="ce197" office:value-type="string">
            <text:p>201. Frais d'établissement</text:p>
          </table:table-cell>
        </table:table-row>
        <table:table-row>
          <table:table-cell/>
          <table:table-cell table:style-name="ce197" office:value-type="float" office:value="203000">
            <text:p>203000</text:p>
          </table:table-cell>
          <table:table-cell table:style-name="ce197" office:value-type="string">
            <text:p>203. Frais de recherche et développement</text:p>
          </table:table-cell>
        </table:table-row>
        <table:table-row>
          <table:table-cell/>
          <table:table-cell table:style-name="ce197" office:value-type="float" office:value="205000">
            <text:p>205000</text:p>
          </table:table-cell>
          <table:table-cell table:style-name="ce197" office:value-type="string">
            <text:p>205. Concessions et droits similaires, brevets, licences, marques, procédés, logiciels, droits et valeurs similaires</text:p>
          </table:table-cell>
        </table:table-row>
        <table:table-row>
          <table:table-cell/>
          <table:table-cell table:style-name="ce197" office:value-type="float" office:value="206000">
            <text:p>206000</text:p>
          </table:table-cell>
          <table:table-cell table:style-name="ce197" office:value-type="string">
            <text:p>206. Droit au bail</text:p>
          </table:table-cell>
        </table:table-row>
        <table:table-row>
          <table:table-cell/>
          <table:table-cell table:style-name="ce197" office:value-type="float" office:value="208000">
            <text:p>208000</text:p>
          </table:table-cell>
          <table:table-cell table:style-name="ce197" office:value-type="string">
            <text:p>208. Autres immobilisations incorporelles</text:p>
          </table:table-cell>
        </table:table-row>
        <table:table-row>
          <table:table-cell table:number-columns-repeated="2"/>
          <table:table-cell table:style-name="ce197" office:value-type="string">
            <text:p>21. IMMOBILISATIONS CORPORELLES</text:p>
          </table:table-cell>
        </table:table-row>
        <table:table-row>
          <table:table-cell/>
          <table:table-cell table:style-name="ce197" office:value-type="float" office:value="211000">
            <text:p>211000</text:p>
          </table:table-cell>
          <table:table-cell table:style-name="ce197" office:value-type="string">
            <text:p>211. Terrains</text:p>
          </table:table-cell>
        </table:table-row>
        <table:table-row>
          <table:table-cell/>
          <table:table-cell table:style-name="ce197" office:value-type="float" office:value="212000">
            <text:p>212000</text:p>
          </table:table-cell>
          <table:table-cell table:style-name="ce197" office:value-type="string">
            <text:p>212. Agencements et aménagements de terrains</text:p>
          </table:table-cell>
        </table:table-row>
        <table:table-row>
          <table:table-cell/>
          <table:table-cell table:style-name="ce197" office:value-type="float" office:value="213000">
            <text:p>213000</text:p>
          </table:table-cell>
          <table:table-cell table:style-name="ce197" office:value-type="string">
            <text:p>213.Constructions</text:p>
          </table:table-cell>
        </table:table-row>
        <table:table-row>
          <table:table-cell/>
          <table:table-cell table:style-name="ce197" office:value-type="float" office:value="214000">
            <text:p>214000</text:p>
          </table:table-cell>
          <table:table-cell table:style-name="ce197" office:value-type="string">
            <text:p>214. Constructions sur sol d'autrui</text:p>
          </table:table-cell>
        </table:table-row>
        <table:table-row>
          <table:table-cell/>
          <table:table-cell table:style-name="ce197" office:value-type="float" office:value="215000">
            <text:p>215000</text:p>
          </table:table-cell>
          <table:table-cell table:style-name="ce197" office:value-type="string">
            <text:p>215. Installations techniques, matériel et outillage industriels</text:p>
          </table:table-cell>
        </table:table-row>
        <table:table-row>
          <table:table-cell/>
          <table:table-cell table:style-name="ce197" office:value-type="float" office:value="218000">
            <text:p>218000</text:p>
          </table:table-cell>
          <table:table-cell table:style-name="ce197" office:value-type="string">
            <text:p>218. Autres immobilisations corporelles</text:p>
          </table:table-cell>
        </table:table-row>
        <table:table-row>
          <table:table-cell table:number-columns-repeated="2"/>
          <table:table-cell table:style-name="ce197" office:value-type="string">
            <text:p>22. IMMOBILISATIONS MISES EN CONCESSION</text:p>
          </table:table-cell>
        </table:table-row>
        <table:table-row>
          <table:table-cell/>
          <table:table-cell table:style-name="ce197" office:value-type="float" office:value="228000">
            <text:p>228000</text:p>
          </table:table-cell>
          <table:table-cell table:style-name="ce197" office:value-type="string">
            <text:p>228. Immobilisations grevées de droits</text:p>
          </table:table-cell>
        </table:table-row>
        <table:table-row>
          <table:table-cell/>
          <table:table-cell table:style-name="ce197" office:value-type="float" office:value="229000">
            <text:p>229000</text:p>
          </table:table-cell>
          <table:table-cell table:style-name="ce197" office:value-type="string">
            <text:p>229. Droits des propriétaires</text:p>
          </table:table-cell>
        </table:table-row>
        <table:table-row>
          <table:table-cell table:number-columns-repeated="2"/>
          <table:table-cell table:style-name="ce197" office:value-type="string">
            <text:p>23. IMMOBILISATIONS EN COURS</text:p>
          </table:table-cell>
        </table:table-row>
        <table:table-row>
          <table:table-cell/>
          <table:table-cell table:style-name="ce197" office:value-type="float" office:value="231000">
            <text:p>231000</text:p>
          </table:table-cell>
          <table:table-cell table:style-name="ce197" office:value-type="string">
            <text:p>231. Immobilisations corporelles en cours</text:p>
          </table:table-cell>
        </table:table-row>
        <table:table-row>
          <table:table-cell/>
          <table:table-cell table:style-name="ce197" office:value-type="float" office:value="232000">
            <text:p>232000</text:p>
          </table:table-cell>
          <table:table-cell table:style-name="ce197" office:value-type="string">
            <text:p>232. Immobilisations incorporelles en cours</text:p>
          </table:table-cell>
        </table:table-row>
        <table:table-row>
          <table:table-cell/>
          <table:table-cell table:style-name="ce197" office:value-type="float" office:value="237000">
            <text:p>237000</text:p>
          </table:table-cell>
          <table:table-cell table:style-name="ce197" office:value-type="string">
            <text:p>237. Avances et acomptes versés sur immobilisations incorporelles</text:p>
          </table:table-cell>
        </table:table-row>
        <table:table-row>
          <table:table-cell/>
          <table:table-cell table:style-name="ce197" office:value-type="float" office:value="238000">
            <text:p>238000</text:p>
          </table:table-cell>
          <table:table-cell table:style-name="ce197" office:value-type="string">
            <text:p>238.Avances et acomptes versés sur commandes d'immobilisations corporelles</text:p>
          </table:table-cell>
        </table:table-row>
        <table:table-row>
          <table:table-cell table:number-columns-repeated="2"/>
          <table:table-cell table:style-name="ce197" office:value-type="string">
            <text:p>26.PARTICIPATIONS ET CRÉANCES RATTACHÉES A DES PARTICIPATIONS</text:p>
          </table:table-cell>
        </table:table-row>
        <table:table-row>
          <table:table-cell/>
          <table:table-cell table:style-name="ce197" office:value-type="float" office:value="261000">
            <text:p>261000</text:p>
          </table:table-cell>
          <table:table-cell table:style-name="ce197" office:value-type="string">
            <text:p>261. Titres de participation</text:p>
          </table:table-cell>
        </table:table-row>
        <table:table-row>
          <table:table-cell/>
          <table:table-cell table:style-name="ce197" office:value-type="float" office:value="266000">
            <text:p>266000</text:p>
          </table:table-cell>
          <table:table-cell table:style-name="ce197" office:value-type="string">
            <text:p>266. Autres formes de participation</text:p>
          </table:table-cell>
        </table:table-row>
        <table:table-row>
          <table:table-cell/>
          <table:table-cell table:style-name="ce197" office:value-type="float" office:value="267000">
            <text:p>267000</text:p>
          </table:table-cell>
          <table:table-cell table:style-name="ce197" office:value-type="string">
            <text:p>267.Créances rattachées à des participations</text:p>
          </table:table-cell>
        </table:table-row>
        <table:table-row>
          <table:table-cell/>
          <table:table-cell table:style-name="ce197" office:value-type="float" office:value="268000">
            <text:p>268000</text:p>
          </table:table-cell>
          <table:table-cell table:style-name="ce197" office:value-type="string">
            <text:p>268. Créances rattachées à des sociétés en participation</text:p>
          </table:table-cell>
        </table:table-row>
        <table:table-row>
          <table:table-cell/>
          <table:table-cell table:style-name="ce197" office:value-type="float" office:value="269000">
            <text:p>269000</text:p>
          </table:table-cell>
          <table:table-cell table:style-name="ce197" office:value-type="string">
            <text:p>269 .Versements restant à effectuer sur titres de participation non libérés</text:p>
          </table:table-cell>
        </table:table-row>
        <table:table-row>
          <table:table-cell table:number-columns-repeated="2"/>
          <table:table-cell table:style-name="ce197" office:value-type="string">
            <text:p>27. AUTRES IMMOBILISATIONS FINANCIÈRES</text:p>
          </table:table-cell>
        </table:table-row>
        <table:table-row>
          <table:table-cell/>
          <table:table-cell table:style-name="ce197" office:value-type="float" office:value="271000">
            <text:p>271000</text:p>
          </table:table-cell>
          <table:table-cell table:style-name="ce197" office:value-type="string">
            <text:p>271. Titres immobilisés autres que les titres immobilisés de l'activité de portefeuille ( droit de propriété )</text:p>
          </table:table-cell>
        </table:table-row>
        <table:table-row>
          <table:table-cell/>
          <table:table-cell table:style-name="ce197" office:value-type="float" office:value="272000">
            <text:p>272000</text:p>
          </table:table-cell>
          <table:table-cell table:style-name="ce197" office:value-type="string">
            <text:p>272. Titres immobilisés (droit de créance)</text:p>
          </table:table-cell>
        </table:table-row>
        <table:table-row>
          <table:table-cell/>
          <table:table-cell table:style-name="ce197" office:value-type="float" office:value="273000">
            <text:p>273000</text:p>
          </table:table-cell>
          <table:table-cell table:style-name="ce197" office:value-type="string">
            <text:p>273. Titres immobilisés de l'activité de portefeuille</text:p>
          </table:table-cell>
        </table:table-row>
        <table:table-row>
          <table:table-cell/>
          <table:table-cell table:style-name="ce197" office:value-type="float" office:value="274000">
            <text:p>274000</text:p>
          </table:table-cell>
          <table:table-cell table:style-name="ce197" office:value-type="string">
            <text:p>274. Prêts</text:p>
          </table:table-cell>
        </table:table-row>
        <table:table-row>
          <table:table-cell/>
          <table:table-cell table:style-name="ce197" office:value-type="float" office:value="275000">
            <text:p>275000</text:p>
          </table:table-cell>
          <table:table-cell table:style-name="ce197" office:value-type="string">
            <text:p>275. Dépôts et cautionnements versés</text:p>
          </table:table-cell>
        </table:table-row>
        <table:table-row>
          <table:table-cell/>
          <table:table-cell table:style-name="ce197" office:value-type="float" office:value="276000">
            <text:p>276000</text:p>
          </table:table-cell>
          <table:table-cell table:style-name="ce197" office:value-type="string">
            <text:p>276. Autres créances immobilisées</text:p>
          </table:table-cell>
        </table:table-row>
        <table:table-row>
          <table:table-cell/>
          <table:table-cell table:style-name="ce197" office:value-type="float" office:value="279000">
            <text:p>279000</text:p>
          </table:table-cell>
          <table:table-cell table:style-name="ce197" office:value-type="string">
            <text:p>279. Versements restant à effectuer sur titres immobilisés non libérés</text:p>
          </table:table-cell>
        </table:table-row>
        <table:table-row>
          <table:table-cell table:number-columns-repeated="2"/>
          <table:table-cell table:style-name="ce197" office:value-type="string">
            <text:p>28. AMORTISSEMENTS DES IMMOBILISATIONS</text:p>
          </table:table-cell>
        </table:table-row>
        <table:table-row>
          <table:table-cell/>
          <table:table-cell table:style-name="ce197" office:value-type="float" office:value="280000">
            <text:p>280000</text:p>
          </table:table-cell>
          <table:table-cell table:style-name="ce197" office:value-type="string">
            <text:p>280. Amortissements des immobilisations incorporelles</text:p>
          </table:table-cell>
        </table:table-row>
        <table:table-row>
          <table:table-cell/>
          <table:table-cell table:style-name="ce197" office:value-type="float" office:value="280500">
            <text:p>280500</text:p>
          </table:table-cell>
          <table:table-cell table:style-name="ce197" office:value-type="string">
            <text:p>2805. Concessions et droits similaires, brevets, licences, logiciels, droits et valeurs similaires</text:p>
          </table:table-cell>
        </table:table-row>
        <table:table-row>
          <table:table-cell/>
          <table:table-cell table:style-name="ce197" office:value-type="float" office:value="281000">
            <text:p>281000</text:p>
          </table:table-cell>
          <table:table-cell table:style-name="ce197" office:value-type="string">
            <text:p>281. Amortissements des immobilisations corporelles</text:p>
          </table:table-cell>
        </table:table-row>
        <table:table-row>
          <table:table-cell/>
          <table:table-cell table:style-name="ce197" office:value-type="float" office:value="281300">
            <text:p>281300</text:p>
          </table:table-cell>
          <table:table-cell table:style-name="ce197" office:value-type="string">
            <text:p>2813 Constructions (même ventilation que celle du compte 213)</text:p>
          </table:table-cell>
        </table:table-row>
        <table:table-row>
          <table:table-cell/>
          <table:table-cell table:style-name="ce197" office:value-type="float" office:value="281400">
            <text:p>281400</text:p>
          </table:table-cell>
          <table:table-cell table:style-name="ce197" office:value-type="string">
            <text:p>2814. Constructions sur sol d'autrui (même ventilation que celle du compte 214)</text:p>
          </table:table-cell>
        </table:table-row>
        <table:table-row>
          <table:table-cell/>
          <table:table-cell table:style-name="ce197" office:value-type="float" office:value="281500">
            <text:p>281500</text:p>
          </table:table-cell>
          <table:table-cell table:style-name="ce197" office:value-type="string">
            <text:p>2815. Installations techniques, matériel et outillage industriels (même ventilation que celle du compte 215)</text:p>
          </table:table-cell>
        </table:table-row>
        <table:table-row>
          <table:table-cell/>
          <table:table-cell table:style-name="ce197" office:value-type="float" office:value="282800">
            <text:p>282800</text:p>
          </table:table-cell>
          <table:table-cell table:style-name="ce197" office:value-type="string">
            <text:p>2818. Autres immobilisations corporelles (même ventilation que celle du compte 218)</text:p>
          </table:table-cell>
        </table:table-row>
        <table:table-row>
          <table:table-cell table:number-columns-repeated="2"/>
          <table:table-cell table:style-name="ce197" office:value-type="string">
            <text:p>29. PROVISIONS POUR DEPRECIATION DES IMMOBILISATIONS</text:p>
          </table:table-cell>
        </table:table-row>
        <table:table-row>
          <table:table-cell/>
          <table:table-cell table:style-name="ce197" office:value-type="float" office:value="290000">
            <text:p>290000</text:p>
          </table:table-cell>
          <table:table-cell table:style-name="ce197" office:value-type="string">
            <text:p>290. Provisions pour dépréciation des immobilisations incorporelles</text:p>
          </table:table-cell>
        </table:table-row>
        <table:table-row>
          <table:table-cell/>
          <table:table-cell table:style-name="ce197" office:value-type="float" office:value="291000">
            <text:p>291000</text:p>
          </table:table-cell>
          <table:table-cell table:style-name="ce197" office:value-type="string">
            <text:p>291. Provisions pour dépréciations des immobilisations corporelles</text:p>
          </table:table-cell>
        </table:table-row>
        <table:table-row>
          <table:table-cell/>
          <table:table-cell table:style-name="ce197" office:value-type="float" office:value="291100">
            <text:p>291100</text:p>
          </table:table-cell>
          <table:table-cell table:style-name="ce197" office:value-type="string">
            <text:p>2911. Terrains</text:p>
          </table:table-cell>
        </table:table-row>
        <table:table-row>
          <table:table-cell/>
          <table:table-cell table:style-name="ce197" office:value-type="float" office:value="293000">
            <text:p>293000</text:p>
          </table:table-cell>
          <table:table-cell table:style-name="ce197" office:value-type="string">
            <text:p>293. Provisions pour dépréciation des immobilisations en cours</text:p>
          </table:table-cell>
        </table:table-row>
        <table:table-row>
          <table:table-cell/>
          <table:table-cell table:style-name="ce197" office:value-type="float" office:value="296000">
            <text:p>296000</text:p>
          </table:table-cell>
          <table:table-cell table:style-name="ce197" office:value-type="string">
            <text:p>296. Provisions pour dépréciation des participations et créances rattachées à des participations</text:p>
          </table:table-cell>
        </table:table-row>
        <table:table-row>
          <table:table-cell/>
          <table:table-cell table:style-name="ce197" office:value-type="float" office:value="297000">
            <text:p>297000</text:p>
          </table:table-cell>
          <table:table-cell table:style-name="ce197" office:value-type="string">
            <text:p>297. Provisions pour dépréciation des autres immobilisations financières</text:p>
          </table:table-cell>
        </table:table-row>
        <table:table-row>
          <table:table-cell table:number-columns-repeated="2"/>
          <table:table-cell table:style-name="ce197" office:value-type="string">
            <text:p>CLASSE 3</text:p>
          </table:table-cell>
        </table:table-row>
        <table:table-row>
          <table:table-cell table:number-columns-repeated="2"/>
          <table:table-cell table:style-name="ce197" office:value-type="string">
            <text:p>31. MATIERES PREMIERES ET FOURNITURES</text:p>
          </table:table-cell>
        </table:table-row>
        <table:table-row>
          <table:table-cell/>
          <table:table-cell table:style-name="ce197" office:value-type="float" office:value="311000">
            <text:p>311000</text:p>
          </table:table-cell>
          <table:table-cell table:style-name="ce197" office:value-type="string">
            <text:p>311. Matières</text:p>
          </table:table-cell>
        </table:table-row>
        <table:table-row>
          <table:table-cell/>
          <table:table-cell table:style-name="ce197" office:value-type="float" office:value="317000">
            <text:p>317000</text:p>
          </table:table-cell>
          <table:table-cell table:style-name="ce197" office:value-type="string">
            <text:p>317. Fournitures</text:p>
          </table:table-cell>
        </table:table-row>
        <table:table-row>
          <table:table-cell table:number-columns-repeated="2"/>
          <table:table-cell table:style-name="ce197" office:value-type="string">
            <text:p>32. AUTRES APPROVISIONNEMENTS</text:p>
          </table:table-cell>
        </table:table-row>
        <table:table-row>
          <table:table-cell/>
          <table:table-cell table:style-name="ce197" office:value-type="float" office:value="321000">
            <text:p>321000</text:p>
          </table:table-cell>
          <table:table-cell table:style-name="ce197" office:value-type="string">
            <text:p>321. Matières consommables</text:p>
          </table:table-cell>
        </table:table-row>
        <table:table-row>
          <table:table-cell/>
          <table:table-cell table:style-name="ce197" office:value-type="float" office:value="322000">
            <text:p>322000</text:p>
          </table:table-cell>
          <table:table-cell table:style-name="ce197" office:value-type="string">
            <text:p>322. Fournitures consommables</text:p>
          </table:table-cell>
        </table:table-row>
        <table:table-row>
          <table:table-cell/>
          <table:table-cell table:style-name="ce197" office:value-type="float" office:value="326000">
            <text:p>326000</text:p>
          </table:table-cell>
          <table:table-cell table:style-name="ce197" office:value-type="string">
            <text:p>326. Emballages</text:p>
          </table:table-cell>
        </table:table-row>
        <table:table-row>
          <table:table-cell table:number-columns-repeated="2"/>
          <table:table-cell table:style-name="ce197" office:value-type="string">
            <text:p>33. EN-COURS DE PRODCTION DE BIENS</text:p>
          </table:table-cell>
        </table:table-row>
        <table:table-row>
          <table:table-cell/>
          <table:table-cell table:style-name="ce197" office:value-type="float" office:value="331000">
            <text:p>331000</text:p>
          </table:table-cell>
          <table:table-cell table:style-name="ce197" office:value-type="string">
            <text:p>331. Produits en cours</text:p>
          </table:table-cell>
        </table:table-row>
        <table:table-row>
          <table:table-cell/>
          <table:table-cell table:style-name="ce197" office:value-type="float" office:value="335000">
            <text:p>335000</text:p>
          </table:table-cell>
          <table:table-cell table:style-name="ce197" office:value-type="string">
            <text:p>335. Travaux en cours</text:p>
          </table:table-cell>
        </table:table-row>
        <table:table-row>
          <table:table-cell/>
          <table:table-cell table:style-name="ce197" office:value-type="float" office:value="34000">
            <text:p>34000</text:p>
          </table:table-cell>
          <table:table-cell table:style-name="ce197" office:value-type="string">
            <text:p>34. EN-COURS DE PRODUCTION DE SERVICES</text:p>
          </table:table-cell>
        </table:table-row>
        <table:table-row>
          <table:table-cell/>
          <table:table-cell table:style-name="ce197" office:value-type="float" office:value="341000">
            <text:p>341000</text:p>
          </table:table-cell>
          <table:table-cell table:style-name="ce197" office:value-type="string">
            <text:p>341. Produits en cours</text:p>
          </table:table-cell>
        </table:table-row>
        <table:table-row>
          <table:table-cell/>
          <table:table-cell table:style-name="ce197" office:value-type="float" office:value="345000">
            <text:p>345000</text:p>
          </table:table-cell>
          <table:table-cell table:style-name="ce197" office:value-type="string">
            <text:p>345. Prestations de services en cours</text:p>
          </table:table-cell>
        </table:table-row>
        <table:table-row>
          <table:table-cell table:number-columns-repeated="2"/>
          <table:table-cell table:style-name="ce197" office:value-type="string">
            <text:p>35. STOCKS DE PRODUITS</text:p>
          </table:table-cell>
        </table:table-row>
        <table:table-row>
          <table:table-cell/>
          <table:table-cell table:style-name="ce197" office:value-type="float" office:value="351000">
            <text:p>351000</text:p>
          </table:table-cell>
          <table:table-cell table:style-name="ce197" office:value-type="string">
            <text:p>351. Produits intermédiaires</text:p>
          </table:table-cell>
        </table:table-row>
        <table:table-row>
          <table:table-cell/>
          <table:table-cell table:style-name="ce197" office:value-type="float" office:value="355000">
            <text:p>355000</text:p>
          </table:table-cell>
          <table:table-cell table:style-name="ce197" office:value-type="string">
            <text:p>355. Produits finis</text:p>
          </table:table-cell>
        </table:table-row>
        <table:table-row>
          <table:table-cell/>
          <table:table-cell table:style-name="ce197" office:value-type="float" office:value="358000">
            <text:p>358000</text:p>
          </table:table-cell>
          <table:table-cell table:style-name="ce197" office:value-type="string">
            <text:p>358. Produits résiduels</text:p>
          </table:table-cell>
        </table:table-row>
        <table:table-row>
          <table:table-cell table:number-columns-repeated="2"/>
          <table:table-cell table:style-name="ce197" office:value-type="string">
            <text:p>36. STOCKS PROVENANT DES IMMOBILISATIONS</text:p>
          </table:table-cell>
        </table:table-row>
        <table:table-row>
          <table:table-cell table:number-columns-repeated="2"/>
          <table:table-cell table:style-name="ce197" office:value-type="string">
            <text:p>37. STOCKS DE MARCHANDISES</text:p>
          </table:table-cell>
        </table:table-row>
        <table:table-row>
          <table:table-cell/>
          <table:table-cell table:style-name="ce197" office:value-type="float" office:value="370000">
            <text:p>370000</text:p>
          </table:table-cell>
          <table:table-cell table:style-name="ce197" office:value-type="string">
            <text:p>Stocks de marchandises</text:p>
          </table:table-cell>
        </table:table-row>
        <table:table-row>
          <table:table-cell table:number-columns-repeated="2"/>
          <table:table-cell table:style-name="ce197" office:value-type="string">
            <text:p>39. PROVISIONS POUR DEPRECIATION DES STOCKS ET EN-COURS</text:p>
          </table:table-cell>
        </table:table-row>
        <table:table-row>
          <table:table-cell/>
          <table:table-cell table:style-name="ce197" office:value-type="float" office:value="391000">
            <text:p>391000</text:p>
          </table:table-cell>
          <table:table-cell table:style-name="ce197" office:value-type="string">
            <text:p>391. Provisions pour dépréciation des matières premières et fournitures</text:p>
          </table:table-cell>
        </table:table-row>
        <table:table-row>
          <table:table-cell/>
          <table:table-cell table:style-name="ce197" office:value-type="float" office:value="392000">
            <text:p>392000</text:p>
          </table:table-cell>
          <table:table-cell table:style-name="ce197" office:value-type="string">
            <text:p>392. Provisions pour dépréciation des autres approvisionnements</text:p>
          </table:table-cell>
        </table:table-row>
        <table:table-row>
          <table:table-cell/>
          <table:table-cell table:style-name="ce197" office:value-type="float" office:value="393000">
            <text:p>393000</text:p>
          </table:table-cell>
          <table:table-cell table:style-name="ce197" office:value-type="string">
            <text:p>393. Provisions pour dépréciation des en-cours de production de services</text:p>
          </table:table-cell>
        </table:table-row>
        <table:table-row>
          <table:table-cell/>
          <table:table-cell table:style-name="ce197" office:value-type="float" office:value="394000">
            <text:p>394000</text:p>
          </table:table-cell>
          <table:table-cell table:style-name="ce197" office:value-type="string">
            <text:p>394. Provisions dépréciation des en-cours de production de services</text:p>
          </table:table-cell>
        </table:table-row>
        <table:table-row>
          <table:table-cell/>
          <table:table-cell table:style-name="ce197" office:value-type="float" office:value="395000">
            <text:p>395000</text:p>
          </table:table-cell>
          <table:table-cell table:style-name="ce197" office:value-type="string">
            <text:p>395. Provisions pour dépréciation des stocks de produits</text:p>
          </table:table-cell>
        </table:table-row>
        <table:table-row>
          <table:table-cell/>
          <table:table-cell table:style-name="ce197" office:value-type="float" office:value="397000">
            <text:p>397000</text:p>
          </table:table-cell>
          <table:table-cell table:style-name="ce197" office:value-type="string">
            <text:p>397. Provisions pour dépréciation des stocks de marchandises</text:p>
          </table:table-cell>
        </table:table-row>
        <table:table-row>
          <table:table-cell table:number-columns-repeated="2"/>
          <table:table-cell table:style-name="ce197" office:value-type="string">
            <text:p>CLASSE 4</text:p>
          </table:table-cell>
        </table:table-row>
        <table:table-row>
          <table:table-cell table:number-columns-repeated="2"/>
          <table:table-cell table:style-name="ce197" office:value-type="string">
            <text:p>40. FOURNISSEURS ET COMPTES RATTACHES</text:p>
          </table:table-cell>
        </table:table-row>
        <table:table-row>
          <table:table-cell/>
          <table:table-cell table:style-name="ce197" office:value-type="float" office:value="401000">
            <text:p>401000</text:p>
          </table:table-cell>
          <table:table-cell table:style-name="ce197" office:value-type="string">
            <text:p>401. Fournisseurs</text:p>
          </table:table-cell>
        </table:table-row>
        <table:table-row>
          <table:table-cell/>
          <table:table-cell table:style-name="ce197" office:value-type="float" office:value="401001">
            <text:p>401001</text:p>
          </table:table-cell>
          <table:table-cell table:style-name="ce197" office:value-type="string">
            <text:p>Fournisseur DUBOIS</text:p>
          </table:table-cell>
        </table:table-row>
        <table:table-row>
          <table:table-cell/>
          <table:table-cell table:style-name="ce197" office:value-type="float" office:value="401100">
            <text:p>401100</text:p>
          </table:table-cell>
          <table:table-cell table:style-name="ce197" office:value-type="string">
            <text:p>4011. Fournisseurs- achats de biens ou de prestations de services</text:p>
          </table:table-cell>
        </table:table-row>
        <table:table-row>
          <table:table-cell/>
          <table:table-cell table:style-name="ce197" office:value-type="float" office:value="401700">
            <text:p>401700</text:p>
          </table:table-cell>
          <table:table-cell table:style-name="ce197" office:value-type="string">
            <text:p>4017. Fournisseurs ­ Retenues de garantie</text:p>
          </table:table-cell>
        </table:table-row>
        <table:table-row>
          <table:table-cell/>
          <table:table-cell table:style-name="ce197" office:value-type="float" office:value="403000">
            <text:p>403000</text:p>
          </table:table-cell>
          <table:table-cell table:style-name="ce197" office:value-type="string">
            <text:p>403. Fournisseurs - effets à payer</text:p>
          </table:table-cell>
        </table:table-row>
        <table:table-row>
          <table:table-cell/>
          <table:table-cell table:style-name="ce197" office:value-type="float" office:value="404000">
            <text:p>404000</text:p>
          </table:table-cell>
          <table:table-cell table:style-name="ce197" office:value-type="string">
            <text:p>404. Fournisseurs d'immobilisations</text:p>
          </table:table-cell>
        </table:table-row>
        <table:table-row>
          <table:table-cell/>
          <table:table-cell table:style-name="ce197" office:value-type="float" office:value="405000">
            <text:p>405000</text:p>
          </table:table-cell>
          <table:table-cell table:style-name="ce197" office:value-type="string">
            <text:p>405. Fournisseurs d'immobilisations ­ effets à payer</text:p>
          </table:table-cell>
        </table:table-row>
        <table:table-row>
          <table:table-cell/>
          <table:table-cell table:style-name="ce197" office:value-type="float" office:value="408000">
            <text:p>408000</text:p>
          </table:table-cell>
          <table:table-cell table:style-name="ce197" office:value-type="string">
            <text:p>408. Fournisseurs ­ factures non parvenues</text:p>
          </table:table-cell>
        </table:table-row>
        <table:table-row>
          <table:table-cell/>
          <table:table-cell table:style-name="ce197" office:value-type="float" office:value="409000">
            <text:p>409000</text:p>
          </table:table-cell>
          <table:table-cell table:style-name="ce197" office:value-type="string">
            <text:p>409. Fournisseurs débiteurs</text:p>
          </table:table-cell>
        </table:table-row>
        <table:table-row>
          <table:table-cell/>
          <table:table-cell table:style-name="ce197" office:value-type="float" office:value="409100">
            <text:p>409100</text:p>
          </table:table-cell>
          <table:table-cell table:style-name="ce197" office:value-type="string">
            <text:p>Fournisseurs - Avances et acomptes versés sur commande</text:p>
          </table:table-cell>
        </table:table-row>
        <table:table-row>
          <table:table-cell table:number-columns-repeated="2"/>
          <table:table-cell table:style-name="ce197" office:value-type="string">
            <text:p>41. USAGERS ET COMPTES RATTACHES</text:p>
          </table:table-cell>
        </table:table-row>
        <table:table-row>
          <table:table-cell/>
          <table:table-cell table:style-name="ce197" office:value-type="float" office:value="411000">
            <text:p>411000</text:p>
          </table:table-cell>
          <table:table-cell table:style-name="ce197" office:value-type="string">
            <text:p>411. Usagers</text:p>
          </table:table-cell>
        </table:table-row>
        <table:table-row>
          <table:table-cell/>
          <table:table-cell table:style-name="ce197" office:value-type="float" office:value="413000">
            <text:p>413000</text:p>
          </table:table-cell>
          <table:table-cell table:style-name="ce197" office:value-type="string">
            <text:p>413. Usagers ­ effets à recevoir</text:p>
          </table:table-cell>
        </table:table-row>
        <table:table-row>
          <table:table-cell/>
          <table:table-cell table:style-name="ce197" office:value-type="float" office:value="416000">
            <text:p>416000</text:p>
          </table:table-cell>
          <table:table-cell table:style-name="ce197" office:value-type="string">
            <text:p>416. Créances douteuses ou litigieuses</text:p>
          </table:table-cell>
        </table:table-row>
        <table:table-row>
          <table:table-cell/>
          <table:table-cell table:style-name="ce197" office:value-type="float" office:value="418000">
            <text:p>418000</text:p>
          </table:table-cell>
          <table:table-cell table:style-name="ce197" office:value-type="string">
            <text:p>418. Usagers ­ produits non encore facturés</text:p>
          </table:table-cell>
        </table:table-row>
        <table:table-row>
          <table:table-cell/>
          <table:table-cell table:style-name="ce197" office:value-type="float" office:value="418100">
            <text:p>418100</text:p>
          </table:table-cell>
          <table:table-cell table:style-name="ce197" office:value-type="string">
            <text:p>4181. Usagers ­ Factures à établir</text:p>
          </table:table-cell>
        </table:table-row>
        <table:table-row>
          <table:table-cell/>
          <table:table-cell table:style-name="ce197" office:value-type="float" office:value="418800">
            <text:p>418800</text:p>
          </table:table-cell>
          <table:table-cell table:style-name="ce197" office:value-type="string">
            <text:p>4188. Usagers ­ Intérêts courus</text:p>
          </table:table-cell>
        </table:table-row>
        <table:table-row>
          <table:table-cell/>
          <table:table-cell table:style-name="ce197" office:value-type="float" office:value="419000">
            <text:p>419000</text:p>
          </table:table-cell>
          <table:table-cell table:style-name="ce197" office:value-type="string">
            <text:p>419. Usagers créditeurs</text:p>
          </table:table-cell>
        </table:table-row>
        <table:table-row>
          <table:table-cell/>
          <table:table-cell table:style-name="ce197" office:value-type="float" office:value="419100">
            <text:p>419100</text:p>
          </table:table-cell>
          <table:table-cell table:style-name="ce197" office:value-type="string">
            <text:p>4191. Usagers ­ Avances et acomptes reçus sur commandes</text:p>
          </table:table-cell>
        </table:table-row>
        <table:table-row>
          <table:table-cell/>
          <table:table-cell table:style-name="ce197" office:value-type="float" office:value="419600">
            <text:p>419600</text:p>
          </table:table-cell>
          <table:table-cell table:style-name="ce197" office:value-type="string">
            <text:p>4196. Usagers ­ Dettes pour emballages et matériels consignés</text:p>
          </table:table-cell>
        </table:table-row>
        <table:table-row>
          <table:table-cell/>
          <table:table-cell table:style-name="ce197" office:value-type="float" office:value="419700">
            <text:p>419700</text:p>
          </table:table-cell>
          <table:table-cell table:style-name="ce197" office:value-type="string">
            <text:p>4197. Usagers - Autres avoirs</text:p>
          </table:table-cell>
        </table:table-row>
        <table:table-row>
          <table:table-cell/>
          <table:table-cell table:style-name="ce197" office:value-type="float" office:value="419800">
            <text:p>419800</text:p>
          </table:table-cell>
          <table:table-cell table:style-name="ce197" office:value-type="string">
            <text:p>4198. Rabais, remises, ristournes à accorder et autres avoirs à établir</text:p>
          </table:table-cell>
        </table:table-row>
        <table:table-row>
          <table:table-cell table:number-columns-repeated="2"/>
          <table:table-cell table:style-name="ce197" office:value-type="string">
            <text:p>42. PERSONNEL ET COMPTES RATTACHES</text:p>
          </table:table-cell>
        </table:table-row>
        <table:table-row>
          <table:table-cell/>
          <table:table-cell table:style-name="ce197" office:value-type="float" office:value="421000">
            <text:p>421000</text:p>
          </table:table-cell>
          <table:table-cell table:style-name="ce197" office:value-type="string">
            <text:p>421. Personnel ­ Rémunérations dues</text:p>
          </table:table-cell>
        </table:table-row>
        <table:table-row>
          <table:table-cell/>
          <table:table-cell table:style-name="ce197" office:value-type="float" office:value="422000">
            <text:p>422000</text:p>
          </table:table-cell>
          <table:table-cell table:style-name="ce197" office:value-type="string">
            <text:p>422. Comités d'entreprise, d'établissement,..</text:p>
          </table:table-cell>
        </table:table-row>
        <table:table-row>
          <table:table-cell/>
          <table:table-cell table:style-name="ce197" office:value-type="float" office:value="424000">
            <text:p>424000</text:p>
          </table:table-cell>
          <table:table-cell table:style-name="ce197" office:value-type="string">
            <text:p>424. Participation des salariés</text:p>
          </table:table-cell>
        </table:table-row>
        <table:table-row>
          <table:table-cell/>
          <table:table-cell table:style-name="ce197" office:value-type="float" office:value="425000">
            <text:p>425000</text:p>
          </table:table-cell>
          <table:table-cell table:style-name="ce197" office:value-type="string">
            <text:p>425. Personnel ­ Avances et acomptes</text:p>
          </table:table-cell>
        </table:table-row>
        <table:table-row>
          <table:table-cell/>
          <table:table-cell table:style-name="ce197" office:value-type="float" office:value="426000">
            <text:p>426000</text:p>
          </table:table-cell>
          <table:table-cell table:style-name="ce197" office:value-type="string">
            <text:p>426. Personnel ­ dépôts</text:p>
          </table:table-cell>
        </table:table-row>
        <table:table-row>
          <table:table-cell/>
          <table:table-cell table:style-name="ce197" office:value-type="float" office:value="427000">
            <text:p>427000</text:p>
          </table:table-cell>
          <table:table-cell table:style-name="ce197" office:value-type="string">
            <text:p>427. Personnel ­ oppositions</text:p>
          </table:table-cell>
        </table:table-row>
        <table:table-row>
          <table:table-cell/>
          <table:table-cell table:style-name="ce197" office:value-type="float" office:value="428000">
            <text:p>428000</text:p>
          </table:table-cell>
          <table:table-cell table:style-name="ce197" office:value-type="string">
            <text:p>428. Personnel ­ Charges à payer et produits à recevoir</text:p>
          </table:table-cell>
        </table:table-row>
        <table:table-row>
          <table:table-cell table:number-columns-repeated="2"/>
          <table:table-cell table:style-name="ce197" office:value-type="string">
            <text:p>43. SECURITE SOCIALE ET AUTRES ORGANISMES SOCIAUX</text:p>
          </table:table-cell>
        </table:table-row>
        <table:table-row>
          <table:table-cell/>
          <table:table-cell table:style-name="ce197" office:value-type="float" office:value="431000">
            <text:p>431000</text:p>
          </table:table-cell>
          <table:table-cell table:style-name="ce197" office:value-type="string">
            <text:p>431. Sécurité sociale</text:p>
          </table:table-cell>
        </table:table-row>
        <table:table-row>
          <table:table-cell/>
          <table:table-cell table:style-name="ce197" office:value-type="float" office:value="437000">
            <text:p>437000</text:p>
          </table:table-cell>
          <table:table-cell table:style-name="ce197" office:value-type="string">
            <text:p>437 Autres organismes sociaux</text:p>
          </table:table-cell>
        </table:table-row>
        <table:table-row>
          <table:table-cell/>
          <table:table-cell table:style-name="ce197" office:value-type="float" office:value="438000">
            <text:p>438000</text:p>
          </table:table-cell>
          <table:table-cell table:style-name="ce197" office:value-type="string">
            <text:p>438. Organismes sociaux ­ Charges à payer et produits à recevoir</text:p>
          </table:table-cell>
        </table:table-row>
        <table:table-row>
          <table:table-cell table:number-columns-repeated="2"/>
          <table:table-cell table:style-name="ce197" office:value-type="string">
            <text:p>44. ETAT ET AUTRES COLLECTIVITES PUBLIQUES  </text:p>
          </table:table-cell>
        </table:table-row>
        <table:table-row>
          <table:table-cell/>
          <table:table-cell table:style-name="ce197" office:value-type="float" office:value="441000">
            <text:p>441000</text:p>
          </table:table-cell>
          <table:table-cell table:style-name="ce197" office:value-type="string">
            <text:p>441. Etat ­ subventions à recevoir</text:p>
          </table:table-cell>
        </table:table-row>
        <table:table-row>
          <table:table-cell/>
          <table:table-cell table:style-name="ce197" office:value-type="float" office:value="442000">
            <text:p>442000</text:p>
          </table:table-cell>
          <table:table-cell table:style-name="ce197" office:value-type="string">
            <text:p>442. Etat ­ Impôts et taxes recouvrables sur des tiers</text:p>
          </table:table-cell>
        </table:table-row>
        <table:table-row>
          <table:table-cell/>
          <table:table-cell table:style-name="ce197" office:value-type="float" office:value="443000">
            <text:p>443000</text:p>
          </table:table-cell>
          <table:table-cell table:style-name="ce197" office:value-type="string">
            <text:p>443. Opérations particulières avec l'Etat, les collectivités publiques, les organismes internationaux</text:p>
          </table:table-cell>
        </table:table-row>
        <table:table-row>
          <table:table-cell/>
          <table:table-cell table:style-name="ce197" office:value-type="float" office:value="444000">
            <text:p>444000</text:p>
          </table:table-cell>
          <table:table-cell table:style-name="ce197" office:value-type="string">
            <text:p>444. Etat- Impôts sur les bénéfices</text:p>
          </table:table-cell>
        </table:table-row>
        <table:table-row>
          <table:table-cell/>
          <table:table-cell table:style-name="ce197" office:value-type="float" office:value="444500">
            <text:p>444500</text:p>
          </table:table-cell>
          <table:table-cell table:style-name="ce197" office:value-type="string">
            <text:p>4445. Etat ­ Impôt sur les sociétés (organismes sans but lucratif)</text:p>
          </table:table-cell>
        </table:table-row>
        <table:table-row>
          <table:table-cell/>
          <table:table-cell table:style-name="ce197" office:value-type="float" office:value="445000">
            <text:p>445000</text:p>
          </table:table-cell>
          <table:table-cell table:style-name="ce197" office:value-type="string">
            <text:p>445. Etat ­ Taxes sur le chiffre d'affaires</text:p>
          </table:table-cell>
        </table:table-row>
        <table:table-row>
          <table:table-cell/>
          <table:table-cell table:style-name="ce197" office:value-type="float" office:value="445200">
            <text:p>445200</text:p>
          </table:table-cell>
          <table:table-cell table:style-name="ce197" office:value-type="string">
            <text:p>4452. TVA due intracommunautaire</text:p>
          </table:table-cell>
        </table:table-row>
        <table:table-row>
          <table:table-cell/>
          <table:table-cell table:style-name="ce197" office:value-type="float" office:value="445500">
            <text:p>445500</text:p>
          </table:table-cell>
          <table:table-cell table:style-name="ce197" office:value-type="string">
            <text:p>4455. Taxes sur le chiffre d'affaires à décaisser</text:p>
          </table:table-cell>
        </table:table-row>
        <table:table-row>
          <table:table-cell/>
          <table:table-cell table:style-name="ce197" office:value-type="float" office:value="445600">
            <text:p>445600</text:p>
          </table:table-cell>
          <table:table-cell table:style-name="ce197" office:value-type="string">
            <text:p>4456. Taxes sur le chiffre d'affaires déductibles</text:p>
          </table:table-cell>
        </table:table-row>
        <table:table-row>
          <table:table-cell/>
          <table:table-cell table:style-name="ce197" office:value-type="float" office:value="445620">
            <text:p>445620</text:p>
          </table:table-cell>
          <table:table-cell table:style-name="ce197" office:value-type="string">
            <text:p>44562. TVA sur immobilisations</text:p>
          </table:table-cell>
        </table:table-row>
        <table:table-row>
          <table:table-cell/>
          <table:table-cell table:style-name="ce197" office:value-type="float" office:value="445660">
            <text:p>445660</text:p>
          </table:table-cell>
          <table:table-cell table:style-name="ce197" office:value-type="string">
            <text:p>44566. TVA sur autres biens et services</text:p>
          </table:table-cell>
        </table:table-row>
        <table:table-row>
          <table:table-cell/>
          <table:table-cell table:style-name="ce197" office:value-type="float" office:value="445670">
            <text:p>445670</text:p>
          </table:table-cell>
          <table:table-cell table:style-name="ce197" office:value-type="string">
            <text:p>44567. Crédit de TVA à reporter</text:p>
          </table:table-cell>
        </table:table-row>
        <table:table-row>
          <table:table-cell/>
          <table:table-cell table:style-name="ce197" office:value-type="float" office:value="445700">
            <text:p>445700</text:p>
          </table:table-cell>
          <table:table-cell table:style-name="ce197" office:value-type="string">
            <text:p>4457.Taxes sur le chiffre d'affaires collectées par l'association</text:p>
          </table:table-cell>
        </table:table-row>
        <table:table-row>
          <table:table-cell/>
          <table:table-cell table:style-name="ce197" office:value-type="float" office:value="445800">
            <text:p>445800</text:p>
          </table:table-cell>
          <table:table-cell table:style-name="ce197" office:value-type="string">
            <text:p>4458.Taxes sur le chiffre d'affaires à régulariser ou en attente</text:p>
          </table:table-cell>
        </table:table-row>
        <table:table-row>
          <table:table-cell/>
          <table:table-cell table:style-name="ce197" office:value-type="float" office:value="445860">
            <text:p>445860</text:p>
          </table:table-cell>
          <table:table-cell table:style-name="ce197" office:value-type="string">
            <text:p>44586. Taxes sur le chiffre d'affaires sur factures non parvenues</text:p>
          </table:table-cell>
        </table:table-row>
        <table:table-row>
          <table:table-cell/>
          <table:table-cell table:style-name="ce197" office:value-type="float" office:value="445870">
            <text:p>445870</text:p>
          </table:table-cell>
          <table:table-cell table:style-name="ce197" office:value-type="string">
            <text:p>44587.Taxes sur le chiffre d'affaires sur facture à établir</text:p>
          </table:table-cell>
        </table:table-row>
        <table:table-row>
          <table:table-cell/>
          <table:table-cell table:style-name="ce197" office:value-type="float" office:value="447000">
            <text:p>447000</text:p>
          </table:table-cell>
          <table:table-cell table:style-name="ce197" office:value-type="string">
            <text:p>447.Autres impôts, taxes et versements assimilés</text:p>
          </table:table-cell>
        </table:table-row>
        <table:table-row>
          <table:table-cell/>
          <table:table-cell table:style-name="ce197" office:value-type="float" office:value="447100">
            <text:p>447100</text:p>
          </table:table-cell>
          <table:table-cell table:style-name="ce197" office:value-type="string">
            <text:p>4471. Impôts, taxes et versements assimilés sur rémunérations ( administration des impôts )</text:p>
          </table:table-cell>
        </table:table-row>
        <table:table-row>
          <table:table-cell/>
          <table:table-cell table:style-name="ce197" office:value-type="float" office:value="447110">
            <text:p>447110</text:p>
          </table:table-cell>
          <table:table-cell table:style-name="ce197" office:value-type="string">
            <text:p>44711. Taxe sur les salaires</text:p>
          </table:table-cell>
        </table:table-row>
        <table:table-row>
          <table:table-cell/>
          <table:table-cell table:style-name="ce197" office:value-type="float" office:value="447130">
            <text:p>447130</text:p>
          </table:table-cell>
          <table:table-cell table:style-name="ce197" office:value-type="string">
            <text:p>44713. Participation des employeurs à la formation professionnelle continue</text:p>
          </table:table-cell>
        </table:table-row>
        <table:table-row>
          <table:table-cell/>
          <table:table-cell table:style-name="ce197" office:value-type="float" office:value="447140">
            <text:p>447140</text:p>
          </table:table-cell>
          <table:table-cell table:style-name="ce197" office:value-type="string">
            <text:p>44714. Cotisation pour défaut d'investissement obligatoire dans la construction</text:p>
          </table:table-cell>
        </table:table-row>
        <table:table-row>
          <table:table-cell/>
          <table:table-cell table:style-name="ce197" office:value-type="float" office:value="447180">
            <text:p>447180</text:p>
          </table:table-cell>
          <table:table-cell table:style-name="ce197" office:value-type="string">
            <text:p>44718. Autres impôts, taxes et versements assimilés</text:p>
          </table:table-cell>
        </table:table-row>
        <table:table-row>
          <table:table-cell/>
          <table:table-cell table:style-name="ce197" office:value-type="float" office:value="447300">
            <text:p>447300</text:p>
          </table:table-cell>
          <table:table-cell table:style-name="ce197" office:value-type="string">
            <text:p>4473. Impôts, taxes et versements sur rémunérations ( autres organismes )</text:p>
          </table:table-cell>
        </table:table-row>
        <table:table-row>
          <table:table-cell/>
          <table:table-cell table:style-name="ce197" office:value-type="float" office:value="447330">
            <text:p>447330</text:p>
          </table:table-cell>
          <table:table-cell table:style-name="ce197" office:value-type="string">
            <text:p>44733. Participation des employeurs à la formation professionnelle continue</text:p>
          </table:table-cell>
        </table:table-row>
        <table:table-row>
          <table:table-cell/>
          <table:table-cell table:style-name="ce197" office:value-type="float" office:value="447340">
            <text:p>447340</text:p>
          </table:table-cell>
          <table:table-cell table:style-name="ce197" office:value-type="string">
            <text:p>44734. Participation des employeurs à l'effort de construction ( versements à fonds perdus)</text:p>
          </table:table-cell>
        </table:table-row>
        <table:table-row>
          <table:table-cell/>
          <table:table-cell table:style-name="ce197" office:value-type="float" office:value="447500">
            <text:p>447500</text:p>
          </table:table-cell>
          <table:table-cell table:style-name="ce197" office:value-type="string">
            <text:p>4475. Autres impôts, taxes et versements assimilés ( administration des impôts)</text:p>
          </table:table-cell>
        </table:table-row>
        <table:table-row>
          <table:table-cell/>
          <table:table-cell table:style-name="ce197" office:value-type="float" office:value="447700">
            <text:p>447700</text:p>
          </table:table-cell>
          <table:table-cell table:style-name="ce197" office:value-type="string">
            <text:p>4477. Autres impôts, taxes et versements assimilés ( autres organismes)</text:p>
          </table:table-cell>
        </table:table-row>
        <table:table-row>
          <table:table-cell/>
          <table:table-cell table:style-name="ce197" office:value-type="float" office:value="448000">
            <text:p>448000</text:p>
          </table:table-cell>
          <table:table-cell table:style-name="ce197" office:value-type="string">
            <text:p>448. Etat ­ Charges à payer et produits à recevoir</text:p>
          </table:table-cell>
        </table:table-row>
        <table:table-row>
          <table:table-cell/>
          <table:table-cell table:style-name="ce197" office:value-type="float" office:value="448200">
            <text:p>448200</text:p>
          </table:table-cell>
          <table:table-cell table:style-name="ce197" office:value-type="string">
            <text:p>4482. Charges fiscales sur congés à payer</text:p>
          </table:table-cell>
        </table:table-row>
        <table:table-row>
          <table:table-cell/>
          <table:table-cell table:style-name="ce197" office:value-type="float" office:value="448600">
            <text:p>448600</text:p>
          </table:table-cell>
          <table:table-cell table:style-name="ce197" office:value-type="string">
            <text:p>4486. Autres charges à payer</text:p>
          </table:table-cell>
        </table:table-row>
        <table:table-row>
          <table:table-cell/>
          <table:table-cell table:style-name="ce197" office:value-type="float" office:value="448700">
            <text:p>448700</text:p>
          </table:table-cell>
          <table:table-cell table:style-name="ce197" office:value-type="string">
            <text:p>4487. Produits à recevoir</text:p>
          </table:table-cell>
        </table:table-row>
        <table:table-row>
          <table:table-cell table:number-columns-repeated="2"/>
          <table:table-cell table:style-name="ce197" office:value-type="string">
            <text:p>45. CONFEDERATION, FEDERATION, UNION, ASSOCIATIONS AFFILIEES</text:p>
          </table:table-cell>
        </table:table-row>
        <table:table-row>
          <table:table-cell/>
          <table:table-cell table:style-name="ce197" office:value-type="float" office:value="451000">
            <text:p>451000</text:p>
          </table:table-cell>
          <table:table-cell table:style-name="ce197" office:value-type="string">
            <text:p>451. Confédération, fédération, union, associations affiliées- Compte courant</text:p>
          </table:table-cell>
        </table:table-row>
        <table:table-row>
          <table:table-cell/>
          <table:table-cell table:style-name="ce197" office:value-type="float" office:value="455000">
            <text:p>455000</text:p>
          </table:table-cell>
          <table:table-cell table:style-name="ce197" office:value-type="string">
            <text:p>455. Sociétaires ­ Comptes courants</text:p>
          </table:table-cell>
        </table:table-row>
        <table:table-row>
          <table:table-cell table:number-columns-repeated="2"/>
          <table:table-cell table:style-name="ce197" office:value-type="string">
            <text:p>46. DEBITEURS DIVERS ET CREDITEURS DIVERS</text:p>
          </table:table-cell>
        </table:table-row>
        <table:table-row>
          <table:table-cell/>
          <table:table-cell table:style-name="ce197" office:value-type="float" office:value="462000">
            <text:p>462000</text:p>
          </table:table-cell>
          <table:table-cell table:style-name="ce197" office:value-type="string">
            <text:p>462. Créances sur cessions d'immobilisations</text:p>
          </table:table-cell>
        </table:table-row>
        <table:table-row>
          <table:table-cell/>
          <table:table-cell table:style-name="ce197" office:value-type="float" office:value="464000">
            <text:p>464000</text:p>
          </table:table-cell>
          <table:table-cell table:style-name="ce197" office:value-type="string">
            <text:p>464. Dettes sur acquisitions de valeurs mobilières de placement</text:p>
          </table:table-cell>
        </table:table-row>
        <table:table-row>
          <table:table-cell/>
          <table:table-cell table:style-name="ce197" office:value-type="float" office:value="465000">
            <text:p>465000</text:p>
          </table:table-cell>
          <table:table-cell table:style-name="ce197" office:value-type="string">
            <text:p>465. Créances sur cessions de valeurs mobilières de placement</text:p>
          </table:table-cell>
        </table:table-row>
        <table:table-row>
          <table:table-cell/>
          <table:table-cell table:style-name="ce197" office:value-type="float" office:value="467000">
            <text:p>467000</text:p>
          </table:table-cell>
          <table:table-cell table:style-name="ce197" office:value-type="string">
            <text:p>467. Autres comptes débiteurs ou créditeurs</text:p>
          </table:table-cell>
        </table:table-row>
        <table:table-row>
          <table:table-cell/>
          <table:table-cell table:style-name="ce197" office:value-type="float" office:value="468000">
            <text:p>468000</text:p>
          </table:table-cell>
          <table:table-cell table:style-name="ce197" office:value-type="string">
            <text:p>468. Divers ­ Charges à payer et produits à recevoir</text:p>
          </table:table-cell>
        </table:table-row>
        <table:table-row>
          <table:table-cell/>
          <table:table-cell table:style-name="ce197" office:value-type="float" office:value="468600">
            <text:p>468600</text:p>
          </table:table-cell>
          <table:table-cell table:style-name="ce197" office:value-type="string">
            <text:p>4686.Charges à payer</text:p>
          </table:table-cell>
        </table:table-row>
        <table:table-row>
          <table:table-cell/>
          <table:table-cell table:style-name="ce197" office:value-type="float" office:value="468700">
            <text:p>468700</text:p>
          </table:table-cell>
          <table:table-cell table:style-name="ce197" office:value-type="string">
            <text:p>4687 Produits à recevoir</text:p>
          </table:table-cell>
        </table:table-row>
        <table:table-row>
          <table:table-cell table:number-columns-repeated="2"/>
          <table:table-cell table:style-name="ce197" office:value-type="string">
            <text:p>47. COMPTES TRANSITOIRES OU D'ATTENTE</text:p>
          </table:table-cell>
        </table:table-row>
        <table:table-row>
          <table:table-cell/>
          <table:table-cell table:style-name="ce197" office:value-type="float" office:value="471000">
            <text:p>471000</text:p>
          </table:table-cell>
          <table:table-cell table:style-name="ce197" office:value-type="string">
            <text:p>471. Recettes à classer</text:p>
          </table:table-cell>
        </table:table-row>
        <table:table-row>
          <table:table-cell/>
          <table:table-cell table:style-name="ce197" office:value-type="float" office:value="472000">
            <text:p>472000</text:p>
          </table:table-cell>
          <table:table-cell table:style-name="ce197" office:value-type="string">
            <text:p>472. Dépenses à classer et à régulariser</text:p>
          </table:table-cell>
        </table:table-row>
        <table:table-row>
          <table:table-cell/>
          <table:table-cell table:style-name="ce197" office:value-type="float" office:value="475000">
            <text:p>475000</text:p>
          </table:table-cell>
          <table:table-cell table:style-name="ce197" office:value-type="string">
            <text:p>475. Legs et donations en cours de réalisation</text:p>
          </table:table-cell>
        </table:table-row>
        <table:table-row>
          <table:table-cell/>
          <table:table-cell table:style-name="ce197" office:value-type="float" office:value="476000">
            <text:p>476000</text:p>
          </table:table-cell>
          <table:table-cell table:style-name="ce197" office:value-type="string">
            <text:p>476. Différences de conversion ­ actif</text:p>
          </table:table-cell>
        </table:table-row>
        <table:table-row>
          <table:table-cell/>
          <table:table-cell table:style-name="ce197" office:value-type="float" office:value="477000">
            <text:p>477000</text:p>
          </table:table-cell>
          <table:table-cell table:style-name="ce197" office:value-type="string">
            <text:p>477. Différences de conversion ­ passif</text:p>
          </table:table-cell>
        </table:table-row>
        <table:table-row>
          <table:table-cell table:number-columns-repeated="2"/>
          <table:table-cell table:style-name="ce197" office:value-type="string">
            <text:p>48. COMPTES DE REGULARISATION</text:p>
          </table:table-cell>
        </table:table-row>
        <table:table-row>
          <table:table-cell/>
          <table:table-cell table:style-name="ce197" office:value-type="float" office:value="481000">
            <text:p>481000</text:p>
          </table:table-cell>
          <table:table-cell table:style-name="ce197" office:value-type="string">
            <text:p>481. Charges à répartir sur plusieurs exercices</text:p>
          </table:table-cell>
        </table:table-row>
        <table:table-row>
          <table:table-cell/>
          <table:table-cell table:style-name="ce197" office:value-type="float" office:value="486000">
            <text:p>486000</text:p>
          </table:table-cell>
          <table:table-cell table:style-name="ce197" office:value-type="string">
            <text:p>486. Charges constatées d'avance</text:p>
          </table:table-cell>
        </table:table-row>
        <table:table-row>
          <table:table-cell/>
          <table:table-cell table:style-name="ce197" office:value-type="float" office:value="487000">
            <text:p>487000</text:p>
          </table:table-cell>
          <table:table-cell table:style-name="ce197" office:value-type="string">
            <text:p>487. Produits constatés d'avance</text:p>
          </table:table-cell>
        </table:table-row>
        <table:table-row>
          <table:table-cell/>
          <table:table-cell table:style-name="ce197" office:value-type="float" office:value="488000">
            <text:p>488000</text:p>
          </table:table-cell>
          <table:table-cell table:style-name="ce197" office:value-type="string">
            <text:p>488. Comptes de répartition périodique des charges et des produits</text:p>
          </table:table-cell>
        </table:table-row>
        <table:table-row>
          <table:table-cell table:number-columns-repeated="2"/>
          <table:table-cell table:style-name="ce197" office:value-type="string">
            <text:p>49. Provisions pour dépréciation des comptes de tiers  </text:p>
          </table:table-cell>
        </table:table-row>
        <table:table-row>
          <table:table-cell/>
          <table:table-cell table:style-name="ce197" office:value-type="float" office:value="491000">
            <text:p>491000</text:p>
          </table:table-cell>
          <table:table-cell table:style-name="ce197" office:value-type="string">
            <text:p>491. Provisions pour dépréciation des comptes d'usagers (et organismes de prise en charge)</text:p>
          </table:table-cell>
        </table:table-row>
        <table:table-row>
          <table:table-cell/>
          <table:table-cell table:style-name="ce197" office:value-type="float" office:value="496000">
            <text:p>496000</text:p>
          </table:table-cell>
          <table:table-cell table:style-name="ce197" office:value-type="string">
            <text:p>496. Provisions pour dépréciations des comptes de débiteurs divers</text:p>
          </table:table-cell>
        </table:table-row>
        <table:table-row>
          <table:table-cell table:number-columns-repeated="2"/>
          <table:table-cell table:style-name="ce197" office:value-type="string">
            <text:p>CLASSE 5</text:p>
          </table:table-cell>
        </table:table-row>
        <table:table-row>
          <table:table-cell table:number-columns-repeated="2"/>
          <table:table-cell table:style-name="ce197" office:value-type="string">
            <text:p>50. VALEURS MOBILIERES DE PLACEMENT</text:p>
          </table:table-cell>
        </table:table-row>
        <table:table-row>
          <table:table-cell/>
          <table:table-cell table:style-name="ce197" office:value-type="float" office:value="503000">
            <text:p>503000</text:p>
          </table:table-cell>
          <table:table-cell table:style-name="ce197" office:value-type="string">
            <text:p>503. Actions</text:p>
          </table:table-cell>
        </table:table-row>
        <table:table-row>
          <table:table-cell/>
          <table:table-cell table:style-name="ce197" office:value-type="float" office:value="506000">
            <text:p>506000</text:p>
          </table:table-cell>
          <table:table-cell table:style-name="ce197" office:value-type="string">
            <text:p>506. Obligations</text:p>
          </table:table-cell>
        </table:table-row>
        <table:table-row>
          <table:table-cell/>
          <table:table-cell table:style-name="ce197" office:value-type="float" office:value="507000">
            <text:p>507000</text:p>
          </table:table-cell>
          <table:table-cell table:style-name="ce197" office:value-type="string">
            <text:p>507. Bons du trésor et bons de caisse à court terme</text:p>
          </table:table-cell>
        </table:table-row>
        <table:table-row>
          <table:table-cell/>
          <table:table-cell table:style-name="ce197" office:value-type="float" office:value="508000">
            <text:p>508000</text:p>
          </table:table-cell>
          <table:table-cell table:style-name="ce197" office:value-type="string">
            <text:p>508. Autres valeurs mobilières de placement et autres créances assimilées</text:p>
          </table:table-cell>
        </table:table-row>
        <table:table-row>
          <table:table-cell/>
          <table:table-cell table:style-name="ce197" office:value-type="float" office:value="509000">
            <text:p>509000</text:p>
          </table:table-cell>
          <table:table-cell table:style-name="ce197" office:value-type="string">
            <text:p>509. Versements restant à effectuer sur valeurs mobilières de placement non libérées</text:p>
          </table:table-cell>
        </table:table-row>
        <table:table-row>
          <table:table-cell table:number-columns-repeated="2"/>
          <table:table-cell table:style-name="ce197" office:value-type="string">
            <text:p>51. BANQUES, ÉTABLISSEMENTS FINANCIERS ET ASSIMILES</text:p>
          </table:table-cell>
        </table:table-row>
        <table:table-row>
          <table:table-cell/>
          <table:table-cell table:style-name="ce197" office:value-type="float" office:value="511000">
            <text:p>511000</text:p>
          </table:table-cell>
          <table:table-cell table:style-name="ce197" office:value-type="string">
            <text:p>511. Valeurs à l'encaissement</text:p>
          </table:table-cell>
        </table:table-row>
        <table:table-row>
          <table:table-cell/>
          <table:table-cell table:style-name="ce197" office:value-type="float" office:value="512000">
            <text:p>512000</text:p>
          </table:table-cell>
          <table:table-cell table:style-name="ce197" office:value-type="string">
            <text:p>512. Banques</text:p>
          </table:table-cell>
        </table:table-row>
        <table:table-row>
          <table:table-cell/>
          <table:table-cell table:style-name="ce197" office:value-type="float" office:value="512001">
            <text:p>512001</text:p>
          </table:table-cell>
          <table:table-cell table:style-name="ce197" office:value-type="string">
            <text:p>Banque BNP</text:p>
          </table:table-cell>
        </table:table-row>
        <table:table-row>
          <table:table-cell/>
          <table:table-cell table:style-name="ce197" office:value-type="float" office:value="512002">
            <text:p>512002</text:p>
          </table:table-cell>
          <table:table-cell table:style-name="ce197" office:value-type="string">
            <text:p>Banque PAYPAL</text:p>
          </table:table-cell>
        </table:table-row>
        <table:table-row>
          <table:table-cell/>
          <table:table-cell table:style-name="ce197" office:value-type="float" office:value="514000">
            <text:p>514000</text:p>
          </table:table-cell>
          <table:table-cell table:style-name="ce197" office:value-type="string">
            <text:p>514. Chèques postaux</text:p>
          </table:table-cell>
        </table:table-row>
        <table:table-row>
          <table:table-cell/>
          <table:table-cell table:style-name="ce197" office:value-type="float" office:value="515000">
            <text:p>515000</text:p>
          </table:table-cell>
          <table:table-cell table:style-name="ce197" office:value-type="string">
            <text:p>515. Caisses du Trésor et des établissements publics</text:p>
          </table:table-cell>
        </table:table-row>
        <table:table-row>
          <table:table-cell/>
          <table:table-cell table:style-name="ce197" office:value-type="float" office:value="516000">
            <text:p>516000</text:p>
          </table:table-cell>
          <table:table-cell table:style-name="ce197" office:value-type="string">
            <text:p>516. Sociétés de bourse</text:p>
          </table:table-cell>
        </table:table-row>
        <table:table-row>
          <table:table-cell/>
          <table:table-cell table:style-name="ce197" office:value-type="float" office:value="517000">
            <text:p>517000</text:p>
          </table:table-cell>
          <table:table-cell table:style-name="ce197" office:value-type="string">
            <text:p>517. Autres organismes financiers</text:p>
          </table:table-cell>
        </table:table-row>
        <table:table-row>
          <table:table-cell/>
          <table:table-cell table:style-name="ce197" office:value-type="float" office:value="517100">
            <text:p>517100</text:p>
          </table:table-cell>
          <table:table-cell table:style-name="ce197" office:value-type="string">
            <text:p>5171. Caisse d'épargne</text:p>
          </table:table-cell>
        </table:table-row>
        <table:table-row>
          <table:table-cell/>
          <table:table-cell table:style-name="ce197" office:value-type="float" office:value="518000">
            <text:p>518000</text:p>
          </table:table-cell>
          <table:table-cell table:style-name="ce197" office:value-type="string">
            <text:p>518. Intérêts courus</text:p>
          </table:table-cell>
        </table:table-row>
        <table:table-row>
          <table:table-cell/>
          <table:table-cell table:style-name="ce197" office:value-type="float" office:value="518600">
            <text:p>518600</text:p>
          </table:table-cell>
          <table:table-cell table:style-name="ce197" office:value-type="string">
            <text:p>5186. Intérêts courus à payer</text:p>
          </table:table-cell>
        </table:table-row>
        <table:table-row>
          <table:table-cell/>
          <table:table-cell table:style-name="ce197" office:value-type="float" office:value="518700">
            <text:p>518700</text:p>
          </table:table-cell>
          <table:table-cell table:style-name="ce197" office:value-type="string">
            <text:p>5187. Intérêts courus à recevoir</text:p>
          </table:table-cell>
        </table:table-row>
        <table:table-row>
          <table:table-cell/>
          <table:table-cell table:style-name="ce197" office:value-type="float" office:value="519000">
            <text:p>519000</text:p>
          </table:table-cell>
          <table:table-cell table:style-name="ce197" office:value-type="string">
            <text:p>519. Concours bancaires courants</text:p>
          </table:table-cell>
        </table:table-row>
        <table:table-row>
          <table:table-cell/>
          <table:table-cell table:style-name="ce197" office:value-type="float" office:value="519800">
            <text:p>519800</text:p>
          </table:table-cell>
          <table:table-cell table:style-name="ce197" office:value-type="string">
            <text:p>5198. Intérêts courus sur concours bancaires courants</text:p>
          </table:table-cell>
        </table:table-row>
        <table:table-row>
          <table:table-cell table:number-columns-repeated="2"/>
          <table:table-cell table:style-name="ce197" office:value-type="string">
            <text:p>52 INSTRUMENTS DE TRESORERIE</text:p>
          </table:table-cell>
        </table:table-row>
        <table:table-row>
          <table:table-cell table:number-columns-repeated="2"/>
          <table:table-cell table:style-name="ce197" office:value-type="string">
            <text:p>53. CAISSE</text:p>
          </table:table-cell>
        </table:table-row>
        <table:table-row>
          <table:table-cell/>
          <table:table-cell table:style-name="ce197" office:value-type="float" office:value="531000">
            <text:p>531000</text:p>
          </table:table-cell>
          <table:table-cell table:style-name="ce197" office:value-type="string">
            <text:p>531. Caisse du siège</text:p>
          </table:table-cell>
        </table:table-row>
        <table:table-row>
          <table:table-cell/>
          <table:table-cell table:style-name="ce197" office:value-type="float" office:value="531100">
            <text:p>531100</text:p>
          </table:table-cell>
          <table:table-cell table:style-name="ce197" office:value-type="string">
            <text:p>5311. Caisse en monnaie nationale</text:p>
          </table:table-cell>
        </table:table-row>
        <table:table-row>
          <table:table-cell/>
          <table:table-cell table:style-name="ce197" office:value-type="float" office:value="531400">
            <text:p>531400</text:p>
          </table:table-cell>
          <table:table-cell table:style-name="ce197" office:value-type="string">
            <text:p>5314. Caisse en devises</text:p>
          </table:table-cell>
        </table:table-row>
        <table:table-row>
          <table:table-cell/>
          <table:table-cell table:style-name="ce197" office:value-type="float" office:value="532000">
            <text:p>532000</text:p>
          </table:table-cell>
          <table:table-cell table:style-name="ce197" office:value-type="string">
            <text:p>532. Caisse des lieux d'activités</text:p>
          </table:table-cell>
        </table:table-row>
        <table:table-row>
          <table:table-cell table:number-columns-repeated="2"/>
          <table:table-cell table:style-name="ce197" office:value-type="string">
            <text:p>54. REGIES D'AVANCES ET ACCREDITIFS</text:p>
          </table:table-cell>
        </table:table-row>
        <table:table-row>
          <table:table-cell/>
          <table:table-cell table:style-name="ce197" office:value-type="float" office:value="541000">
            <text:p>541000</text:p>
          </table:table-cell>
          <table:table-cell table:style-name="ce197" office:value-type="string">
            <text:p>541. Régies d'avances</text:p>
          </table:table-cell>
        </table:table-row>
        <table:table-row>
          <table:table-cell/>
          <table:table-cell table:style-name="ce197" office:value-type="float" office:value="542000">
            <text:p>542000</text:p>
          </table:table-cell>
          <table:table-cell table:style-name="ce197" office:value-type="string">
            <text:p>542. Accréditifs</text:p>
          </table:table-cell>
        </table:table-row>
        <table:table-row>
          <table:table-cell table:number-columns-repeated="2"/>
          <table:table-cell table:style-name="ce197" office:value-type="string">
            <text:p>58. VIREMENTS INTERNES</text:p>
          </table:table-cell>
        </table:table-row>
        <table:table-row>
          <table:table-cell/>
          <table:table-cell table:style-name="ce197" office:value-type="float" office:value="581000">
            <text:p>581000</text:p>
          </table:table-cell>
          <table:table-cell table:style-name="ce197" office:value-type="string">
            <text:p>581. Virements de fonds</text:p>
          </table:table-cell>
        </table:table-row>
        <table:table-row>
          <table:table-cell table:number-columns-repeated="2"/>
          <table:table-cell table:style-name="ce197" office:value-type="string">
            <text:p>59. PROVISIONS POUR DEPRECIATION DES COMPTES FINANCIERS</text:p>
          </table:table-cell>
        </table:table-row>
        <table:table-row>
          <table:table-cell/>
          <table:table-cell table:style-name="ce197" office:value-type="float" office:value="590000">
            <text:p>590000</text:p>
          </table:table-cell>
          <table:table-cell table:style-name="ce197" office:value-type="string">
            <text:p>590. Provisions pour dépréciation des valeurs mobilières de placement</text:p>
          </table:table-cell>
        </table:table-row>
        <table:table-row>
          <table:table-cell table:number-columns-repeated="2"/>
          <table:table-cell table:style-name="ce197" office:value-type="string">
            <text:p>CLASSE 6</text:p>
          </table:table-cell>
        </table:table-row>
        <table:table-row>
          <table:table-cell table:number-columns-repeated="2"/>
          <table:table-cell table:style-name="ce197" office:value-type="string">
            <text:p>60. ACHATS ( SAUF 603 )</text:p>
          </table:table-cell>
        </table:table-row>
        <table:table-row>
          <table:table-cell/>
          <table:table-cell table:style-name="ce197" office:value-type="float" office:value="601000">
            <text:p>601000</text:p>
          </table:table-cell>
          <table:table-cell table:style-name="ce197" office:value-type="string">
            <text:p>601. Achats stockés ­ Matières premières et fournitures</text:p>
          </table:table-cell>
        </table:table-row>
        <table:table-row>
          <table:table-cell/>
          <table:table-cell table:style-name="ce197" office:value-type="float" office:value="602000">
            <text:p>602000</text:p>
          </table:table-cell>
          <table:table-cell table:style-name="ce197" office:value-type="string">
            <text:p>602. Achats stockés ­ Autres approvisionnements</text:p>
          </table:table-cell>
        </table:table-row>
        <table:table-row>
          <table:table-cell/>
          <table:table-cell table:style-name="ce197" office:value-type="float" office:value="602100">
            <text:p>602100</text:p>
          </table:table-cell>
          <table:table-cell table:style-name="ce197" office:value-type="string">
            <text:p>6021. Matières consommables</text:p>
          </table:table-cell>
        </table:table-row>
        <table:table-row>
          <table:table-cell/>
          <table:table-cell table:style-name="ce197" office:value-type="float" office:value="602200">
            <text:p>602200</text:p>
          </table:table-cell>
          <table:table-cell table:style-name="ce197" office:value-type="string">
            <text:p>6022. Fournitures consommables</text:p>
          </table:table-cell>
        </table:table-row>
        <table:table-row>
          <table:table-cell/>
          <table:table-cell table:style-name="ce197" office:value-type="float" office:value="602210">
            <text:p>602210</text:p>
          </table:table-cell>
          <table:table-cell table:style-name="ce197" office:value-type="string">
            <text:p>60221. Combustibles</text:p>
          </table:table-cell>
        </table:table-row>
        <table:table-row>
          <table:table-cell/>
          <table:table-cell table:style-name="ce197" office:value-type="float" office:value="602220">
            <text:p>602220</text:p>
          </table:table-cell>
          <table:table-cell table:style-name="ce197" office:value-type="string">
            <text:p>60222. Produits d'entretien</text:p>
          </table:table-cell>
        </table:table-row>
        <table:table-row>
          <table:table-cell/>
          <table:table-cell table:style-name="ce197" office:value-type="float" office:value="602230">
            <text:p>602230</text:p>
          </table:table-cell>
          <table:table-cell table:style-name="ce197" office:value-type="string">
            <text:p>60223.Fournitures d'atelier</text:p>
          </table:table-cell>
        </table:table-row>
        <table:table-row>
          <table:table-cell/>
          <table:table-cell table:style-name="ce197" office:value-type="float" office:value="602240">
            <text:p>602240</text:p>
          </table:table-cell>
          <table:table-cell table:style-name="ce197" office:value-type="string">
            <text:p>60224. Fournitures de magasin</text:p>
          </table:table-cell>
        </table:table-row>
        <table:table-row>
          <table:table-cell/>
          <table:table-cell table:style-name="ce197" office:value-type="float" office:value="602250">
            <text:p>602250</text:p>
          </table:table-cell>
          <table:table-cell table:style-name="ce197" office:value-type="string">
            <text:p>60225. Fournitures de bureau</text:p>
          </table:table-cell>
        </table:table-row>
        <table:table-row>
          <table:table-cell/>
          <table:table-cell table:style-name="ce197" office:value-type="float" office:value="603000">
            <text:p>603000</text:p>
          </table:table-cell>
          <table:table-cell table:style-name="ce197" office:value-type="string">
            <text:p>603 Variation des stocks ( approvisionnements et marchandises)</text:p>
          </table:table-cell>
        </table:table-row>
        <table:table-row>
          <table:table-cell/>
          <table:table-cell table:style-name="ce197" office:value-type="float" office:value="604000">
            <text:p>604000</text:p>
          </table:table-cell>
          <table:table-cell table:style-name="ce197" office:value-type="string">
            <text:p>604. Achats d'études et prestations de services</text:p>
          </table:table-cell>
        </table:table-row>
        <table:table-row>
          <table:table-cell/>
          <table:table-cell table:style-name="ce197" office:value-type="float" office:value="605000">
            <text:p>605000</text:p>
          </table:table-cell>
          <table:table-cell table:style-name="ce197" office:value-type="string">
            <text:p>605. Achats de matériels, équipements et travaux</text:p>
          </table:table-cell>
        </table:table-row>
        <table:table-row>
          <table:table-cell/>
          <table:table-cell table:style-name="ce197" office:value-type="float" office:value="606000">
            <text:p>606000</text:p>
          </table:table-cell>
          <table:table-cell table:style-name="ce197" office:value-type="string">
            <text:p>606. Achats non stockés de matières et fournitures</text:p>
          </table:table-cell>
        </table:table-row>
        <table:table-row>
          <table:table-cell/>
          <table:table-cell table:style-name="ce197" office:value-type="float" office:value="606100">
            <text:p>606100</text:p>
          </table:table-cell>
          <table:table-cell table:style-name="ce197" office:value-type="string">
            <text:p>6061. Fournitures non stockables ( eau, énergie..)</text:p>
          </table:table-cell>
        </table:table-row>
        <table:table-row>
          <table:table-cell/>
          <table:table-cell table:style-name="ce197" office:value-type="float" office:value="606300">
            <text:p>606300</text:p>
          </table:table-cell>
          <table:table-cell table:style-name="ce197" office:value-type="string">
            <text:p>6063. Fournitures d'entretien et de petit équipement</text:p>
          </table:table-cell>
        </table:table-row>
        <table:table-row>
          <table:table-cell/>
          <table:table-cell table:style-name="ce197" office:value-type="float" office:value="606400">
            <text:p>606400</text:p>
          </table:table-cell>
          <table:table-cell table:style-name="ce197" office:value-type="string">
            <text:p>6064. Fournitures administratives</text:p>
          </table:table-cell>
        </table:table-row>
        <table:table-row>
          <table:table-cell/>
          <table:table-cell table:style-name="ce197" office:value-type="float" office:value="606500">
            <text:p>606500</text:p>
          </table:table-cell>
          <table:table-cell table:style-name="ce197" office:value-type="string">
            <text:p>6065. Emballages</text:p>
          </table:table-cell>
        </table:table-row>
        <table:table-row>
          <table:table-cell/>
          <table:table-cell table:style-name="ce197" office:value-type="float" office:value="606800">
            <text:p>606800</text:p>
          </table:table-cell>
          <table:table-cell table:style-name="ce197" office:value-type="string">
            <text:p>6068. Autres matières et fournitures</text:p>
          </table:table-cell>
        </table:table-row>
        <table:table-row>
          <table:table-cell/>
          <table:table-cell table:style-name="ce197" office:value-type="float" office:value="607000">
            <text:p>607000</text:p>
          </table:table-cell>
          <table:table-cell table:style-name="ce197" office:value-type="string">
            <text:p>607. Achats de marchandises</text:p>
          </table:table-cell>
        </table:table-row>
        <table:table-row>
          <table:table-cell/>
          <table:table-cell table:style-name="ce197" office:value-type="float" office:value="608000">
            <text:p>608000</text:p>
          </table:table-cell>
          <table:table-cell table:style-name="ce197" office:value-type="string">
            <text:p>608. Frais accessoires d'achats</text:p>
          </table:table-cell>
        </table:table-row>
        <table:table-row>
          <table:table-cell/>
          <table:table-cell table:style-name="ce197" office:value-type="float" office:value="609000">
            <text:p>609000</text:p>
          </table:table-cell>
          <table:table-cell table:style-name="ce197" office:value-type="string">
            <text:p>609. Rabais, remises et ristournes obtenus sur achats</text:p>
          </table:table-cell>
        </table:table-row>
        <table:table-row>
          <table:table-cell table:number-columns-repeated="2"/>
          <table:table-cell table:style-name="ce197" office:value-type="string">
            <text:p>61/62. AUTRES CHARGES EXTERNES</text:p>
          </table:table-cell>
        </table:table-row>
        <table:table-row>
          <table:table-cell table:number-columns-repeated="2"/>
          <table:table-cell table:style-name="ce197" office:value-type="string">
            <text:p>61. SERVICES EXTERIEURS</text:p>
          </table:table-cell>
        </table:table-row>
        <table:table-row>
          <table:table-cell/>
          <table:table-cell table:style-name="ce197" office:value-type="float" office:value="611000">
            <text:p>611000</text:p>
          </table:table-cell>
          <table:table-cell table:style-name="ce197" office:value-type="string">
            <text:p>611. Sous traitance générale</text:p>
          </table:table-cell>
        </table:table-row>
        <table:table-row>
          <table:table-cell/>
          <table:table-cell table:style-name="ce197" office:value-type="float" office:value="612000">
            <text:p>612000</text:p>
          </table:table-cell>
          <table:table-cell table:style-name="ce197" office:value-type="string">
            <text:p>612. Redevances de crédit-bail</text:p>
          </table:table-cell>
        </table:table-row>
        <table:table-row>
          <table:table-cell/>
          <table:table-cell table:style-name="ce197" office:value-type="float" office:value="612200">
            <text:p>612200</text:p>
          </table:table-cell>
          <table:table-cell table:style-name="ce197" office:value-type="string">
            <text:p>6122. Crédit-bail mobilier</text:p>
          </table:table-cell>
        </table:table-row>
        <table:table-row>
          <table:table-cell/>
          <table:table-cell table:style-name="ce197" office:value-type="float" office:value="612500">
            <text:p>612500</text:p>
          </table:table-cell>
          <table:table-cell table:style-name="ce197" office:value-type="string">
            <text:p>6125. Crédit-bail immobilier</text:p>
          </table:table-cell>
        </table:table-row>
        <table:table-row>
          <table:table-cell/>
          <table:table-cell table:style-name="ce197" office:value-type="float" office:value="613000">
            <text:p>613000</text:p>
          </table:table-cell>
          <table:table-cell table:style-name="ce197" office:value-type="string">
            <text:p>613. Locations</text:p>
          </table:table-cell>
        </table:table-row>
        <table:table-row>
          <table:table-cell/>
          <table:table-cell table:style-name="ce197" office:value-type="float" office:value="613200">
            <text:p>613200</text:p>
          </table:table-cell>
          <table:table-cell table:style-name="ce197" office:value-type="string">
            <text:p>6132. Locations immobilières</text:p>
          </table:table-cell>
        </table:table-row>
        <table:table-row>
          <table:table-cell/>
          <table:table-cell table:style-name="ce197" office:value-type="float" office:value="613500">
            <text:p>613500</text:p>
          </table:table-cell>
          <table:table-cell table:style-name="ce197" office:value-type="string">
            <text:p>6135. Locations mobilières</text:p>
          </table:table-cell>
        </table:table-row>
        <table:table-row>
          <table:table-cell/>
          <table:table-cell table:style-name="ce197" office:value-type="float" office:value="613600">
            <text:p>613600</text:p>
          </table:table-cell>
          <table:table-cell table:style-name="ce197" office:value-type="string">
            <text:p>6136. Malis sur emballages</text:p>
          </table:table-cell>
        </table:table-row>
        <table:table-row>
          <table:table-cell/>
          <table:table-cell table:style-name="ce197" office:value-type="float" office:value="614000">
            <text:p>614000</text:p>
          </table:table-cell>
          <table:table-cell table:style-name="ce197" office:value-type="string">
            <text:p>614. Charges locatives et de copropriété</text:p>
          </table:table-cell>
        </table:table-row>
        <table:table-row>
          <table:table-cell/>
          <table:table-cell table:style-name="ce197" office:value-type="float" office:value="615000">
            <text:p>615000</text:p>
          </table:table-cell>
          <table:table-cell table:style-name="ce197" office:value-type="string">
            <text:p>615. Entretien et réparations</text:p>
          </table:table-cell>
        </table:table-row>
        <table:table-row>
          <table:table-cell/>
          <table:table-cell table:style-name="ce197" office:value-type="float" office:value="615200">
            <text:p>615200</text:p>
          </table:table-cell>
          <table:table-cell table:style-name="ce197" office:value-type="string">
            <text:p>6152. sur biens immobiliers</text:p>
          </table:table-cell>
        </table:table-row>
        <table:table-row>
          <table:table-cell/>
          <table:table-cell table:style-name="ce197" office:value-type="float" office:value="615500">
            <text:p>615500</text:p>
          </table:table-cell>
          <table:table-cell table:style-name="ce197" office:value-type="string">
            <text:p>6155. sur biens mobiliers</text:p>
          </table:table-cell>
        </table:table-row>
        <table:table-row>
          <table:table-cell/>
          <table:table-cell table:style-name="ce197" office:value-type="float" office:value="615600">
            <text:p>615600</text:p>
          </table:table-cell>
          <table:table-cell table:style-name="ce197" office:value-type="string">
            <text:p>6156. Maintenance</text:p>
          </table:table-cell>
        </table:table-row>
        <table:table-row>
          <table:table-cell/>
          <table:table-cell table:style-name="ce197" office:value-type="float" office:value="616000">
            <text:p>616000</text:p>
          </table:table-cell>
          <table:table-cell table:style-name="ce197" office:value-type="string">
            <text:p>616. Primes d'assurance</text:p>
          </table:table-cell>
        </table:table-row>
        <table:table-row>
          <table:table-cell/>
          <table:table-cell table:style-name="ce197" office:value-type="float" office:value="616100">
            <text:p>616100</text:p>
          </table:table-cell>
          <table:table-cell table:style-name="ce197" office:value-type="string">
            <text:p>6161. Multirisques</text:p>
          </table:table-cell>
        </table:table-row>
        <table:table-row>
          <table:table-cell/>
          <table:table-cell table:style-name="ce197" office:value-type="float" office:value="616200">
            <text:p>616200</text:p>
          </table:table-cell>
          <table:table-cell table:style-name="ce197" office:value-type="string">
            <text:p>6162.Assurance obligatoire dommage construction</text:p>
          </table:table-cell>
        </table:table-row>
        <table:table-row>
          <table:table-cell/>
          <table:table-cell table:style-name="ce197" office:value-type="float" office:value="616300">
            <text:p>616300</text:p>
          </table:table-cell>
          <table:table-cell table:style-name="ce197" office:value-type="string">
            <text:p>6163. Assurance-transport</text:p>
          </table:table-cell>
        </table:table-row>
        <table:table-row>
          <table:table-cell/>
          <table:table-cell table:style-name="ce197" office:value-type="float" office:value="616400">
            <text:p>616400</text:p>
          </table:table-cell>
          <table:table-cell table:style-name="ce197" office:value-type="string">
            <text:p>6164. Risques d'exploitation</text:p>
          </table:table-cell>
        </table:table-row>
        <table:table-row>
          <table:table-cell/>
          <table:table-cell table:style-name="ce197" office:value-type="float" office:value="616500">
            <text:p>616500</text:p>
          </table:table-cell>
          <table:table-cell table:style-name="ce197" office:value-type="string">
            <text:p>6165. Insolvabilité usagers</text:p>
          </table:table-cell>
        </table:table-row>
        <table:table-row>
          <table:table-cell/>
          <table:table-cell table:style-name="ce197" office:value-type="float" office:value="616800">
            <text:p>616800</text:p>
          </table:table-cell>
          <table:table-cell table:style-name="ce197" office:value-type="string">
            <text:p>6168. autres assurances</text:p>
          </table:table-cell>
        </table:table-row>
        <table:table-row>
          <table:table-cell/>
          <table:table-cell table:style-name="ce197" office:value-type="float" office:value="617000">
            <text:p>617000</text:p>
          </table:table-cell>
          <table:table-cell table:style-name="ce197" office:value-type="string">
            <text:p>617. Etudes et recherches</text:p>
          </table:table-cell>
        </table:table-row>
        <table:table-row>
          <table:table-cell/>
          <table:table-cell table:style-name="ce197" office:value-type="float" office:value="618000">
            <text:p>618000</text:p>
          </table:table-cell>
          <table:table-cell table:style-name="ce197" office:value-type="string">
            <text:p>618. Divers</text:p>
          </table:table-cell>
        </table:table-row>
        <table:table-row>
          <table:table-cell/>
          <table:table-cell table:style-name="ce197" office:value-type="float" office:value="618100">
            <text:p>618100</text:p>
          </table:table-cell>
          <table:table-cell table:style-name="ce197" office:value-type="string">
            <text:p>6181. Documentation générale</text:p>
          </table:table-cell>
        </table:table-row>
        <table:table-row>
          <table:table-cell/>
          <table:table-cell table:style-name="ce197" office:value-type="float" office:value="618300">
            <text:p>618300</text:p>
          </table:table-cell>
          <table:table-cell table:style-name="ce197" office:value-type="string">
            <text:p>6183. Documentation technique</text:p>
          </table:table-cell>
        </table:table-row>
        <table:table-row>
          <table:table-cell/>
          <table:table-cell table:style-name="ce197" office:value-type="float" office:value="618500">
            <text:p>618500</text:p>
          </table:table-cell>
          <table:table-cell table:style-name="ce197" office:value-type="string">
            <text:p>6185. Frais de colloques, séminaires, conférences</text:p>
          </table:table-cell>
        </table:table-row>
        <table:table-row>
          <table:table-cell/>
          <table:table-cell table:style-name="ce197" office:value-type="float" office:value="619000">
            <text:p>619000</text:p>
          </table:table-cell>
          <table:table-cell table:style-name="ce197" office:value-type="string">
            <text:p>619. Rabais, remises et ristournes obtenus sur services extérieurs</text:p>
          </table:table-cell>
        </table:table-row>
        <table:table-row>
          <table:table-cell table:number-columns-repeated="2"/>
          <table:table-cell table:style-name="ce197" office:value-type="string">
            <text:p>62. AUTRES SERVICES EXTERIEURS</text:p>
          </table:table-cell>
        </table:table-row>
        <table:table-row>
          <table:table-cell/>
          <table:table-cell table:style-name="ce197" office:value-type="float" office:value="621000">
            <text:p>621000</text:p>
          </table:table-cell>
          <table:table-cell table:style-name="ce197" office:value-type="string">
            <text:p>621. Personnel extérieur à l'association</text:p>
          </table:table-cell>
        </table:table-row>
        <table:table-row>
          <table:table-cell/>
          <table:table-cell table:style-name="ce197" office:value-type="float" office:value="621100">
            <text:p>621100</text:p>
          </table:table-cell>
          <table:table-cell table:style-name="ce197" office:value-type="string">
            <text:p>6211. Personnel intérimaire</text:p>
          </table:table-cell>
        </table:table-row>
        <table:table-row>
          <table:table-cell/>
          <table:table-cell table:style-name="ce197" office:value-type="float" office:value="621400">
            <text:p>621400</text:p>
          </table:table-cell>
          <table:table-cell table:style-name="ce197" office:value-type="string">
            <text:p>6214. Personnel détaché ou prêté à l'association</text:p>
          </table:table-cell>
        </table:table-row>
        <table:table-row>
          <table:table-cell/>
          <table:table-cell table:style-name="ce197" office:value-type="float" office:value="622000">
            <text:p>622000</text:p>
          </table:table-cell>
          <table:table-cell table:style-name="ce197" office:value-type="string">
            <text:p>622. Rémunérations d'intermédiaires et honoraires</text:p>
          </table:table-cell>
        </table:table-row>
        <table:table-row>
          <table:table-cell/>
          <table:table-cell table:style-name="ce197" office:value-type="float" office:value="622100">
            <text:p>622100</text:p>
          </table:table-cell>
          <table:table-cell table:style-name="ce197" office:value-type="string">
            <text:p>6221. Commissions et courtages sur achats</text:p>
          </table:table-cell>
        </table:table-row>
        <table:table-row>
          <table:table-cell/>
          <table:table-cell table:style-name="ce197" office:value-type="float" office:value="622200">
            <text:p>622200</text:p>
          </table:table-cell>
          <table:table-cell table:style-name="ce197" office:value-type="string">
            <text:p>6222. Commissions et courtages sur ventes</text:p>
          </table:table-cell>
        </table:table-row>
        <table:table-row>
          <table:table-cell/>
          <table:table-cell table:style-name="ce197" office:value-type="float" office:value="622600">
            <text:p>622600</text:p>
          </table:table-cell>
          <table:table-cell table:style-name="ce197" office:value-type="string">
            <text:p>6226. Honoraires</text:p>
          </table:table-cell>
        </table:table-row>
        <table:table-row>
          <table:table-cell/>
          <table:table-cell table:style-name="ce197" office:value-type="float" office:value="622700">
            <text:p>622700</text:p>
          </table:table-cell>
          <table:table-cell table:style-name="ce197" office:value-type="string">
            <text:p>6227. Frais d'actes et de contentieux</text:p>
          </table:table-cell>
        </table:table-row>
        <table:table-row>
          <table:table-cell/>
          <table:table-cell table:style-name="ce197" office:value-type="float" office:value="622800">
            <text:p>622800</text:p>
          </table:table-cell>
          <table:table-cell table:style-name="ce197" office:value-type="string">
            <text:p>6228. Divers</text:p>
          </table:table-cell>
        </table:table-row>
        <table:table-row>
          <table:table-cell/>
          <table:table-cell table:style-name="ce197" office:value-type="float" office:value="623000">
            <text:p>623000</text:p>
          </table:table-cell>
          <table:table-cell table:style-name="ce197" office:value-type="string">
            <text:p>623. Publicité, publications, relations publiques</text:p>
          </table:table-cell>
        </table:table-row>
        <table:table-row>
          <table:table-cell/>
          <table:table-cell table:style-name="ce197" office:value-type="float" office:value="623100">
            <text:p>623100</text:p>
          </table:table-cell>
          <table:table-cell table:style-name="ce197" office:value-type="string">
            <text:p>6231. Annonces et insertions</text:p>
          </table:table-cell>
        </table:table-row>
        <table:table-row>
          <table:table-cell/>
          <table:table-cell table:style-name="ce197" office:value-type="float" office:value="623200">
            <text:p>623200</text:p>
          </table:table-cell>
          <table:table-cell table:style-name="ce197" office:value-type="string">
            <text:p>6232. Echantillons</text:p>
          </table:table-cell>
        </table:table-row>
        <table:table-row>
          <table:table-cell/>
          <table:table-cell table:style-name="ce197" office:value-type="float" office:value="623300">
            <text:p>623300</text:p>
          </table:table-cell>
          <table:table-cell table:style-name="ce197" office:value-type="string">
            <text:p>6233. Foires et expositions</text:p>
          </table:table-cell>
        </table:table-row>
        <table:table-row>
          <table:table-cell/>
          <table:table-cell table:style-name="ce197" office:value-type="float" office:value="623400">
            <text:p>623400</text:p>
          </table:table-cell>
          <table:table-cell table:style-name="ce197" office:value-type="string">
            <text:p>6234. Cadeaux</text:p>
          </table:table-cell>
        </table:table-row>
        <table:table-row>
          <table:table-cell/>
          <table:table-cell table:style-name="ce197" office:value-type="float" office:value="623600">
            <text:p>623600</text:p>
          </table:table-cell>
          <table:table-cell table:style-name="ce197" office:value-type="string">
            <text:p>6236. Catalogues et imprimés</text:p>
          </table:table-cell>
        </table:table-row>
        <table:table-row>
          <table:table-cell/>
          <table:table-cell table:style-name="ce197" office:value-type="float" office:value="623700">
            <text:p>623700</text:p>
          </table:table-cell>
          <table:table-cell table:style-name="ce197" office:value-type="string">
            <text:p>6237. Publications</text:p>
          </table:table-cell>
        </table:table-row>
        <table:table-row>
          <table:table-cell/>
          <table:table-cell table:style-name="ce197" office:value-type="float" office:value="623800">
            <text:p>623800</text:p>
          </table:table-cell>
          <table:table-cell table:style-name="ce197" office:value-type="string">
            <text:p>6238. Divers ( pourboires, dons courants..)</text:p>
          </table:table-cell>
        </table:table-row>
        <table:table-row>
          <table:table-cell/>
          <table:table-cell table:style-name="ce197" office:value-type="float" office:value="624000">
            <text:p>624000</text:p>
          </table:table-cell>
          <table:table-cell table:style-name="ce197" office:value-type="string">
            <text:p>624 Transports de biens et transports collectifs du personnel</text:p>
          </table:table-cell>
        </table:table-row>
        <table:table-row>
          <table:table-cell/>
          <table:table-cell table:style-name="ce197" office:value-type="float" office:value="625000">
            <text:p>625000</text:p>
          </table:table-cell>
          <table:table-cell table:style-name="ce197" office:value-type="string">
            <text:p>625 Déplacements, missions et réceptions</text:p>
          </table:table-cell>
        </table:table-row>
        <table:table-row>
          <table:table-cell/>
          <table:table-cell table:style-name="ce197" office:value-type="float" office:value="625100">
            <text:p>625100</text:p>
          </table:table-cell>
          <table:table-cell table:style-name="ce197" office:value-type="string">
            <text:p>6251. Voyages et déplacements</text:p>
          </table:table-cell>
        </table:table-row>
        <table:table-row>
          <table:table-cell/>
          <table:table-cell table:style-name="ce197" office:value-type="float" office:value="625500">
            <text:p>625500</text:p>
          </table:table-cell>
          <table:table-cell table:style-name="ce197" office:value-type="string">
            <text:p>6255. Frais de déménagements</text:p>
          </table:table-cell>
        </table:table-row>
        <table:table-row>
          <table:table-cell/>
          <table:table-cell table:style-name="ce197" office:value-type="float" office:value="625600">
            <text:p>625600</text:p>
          </table:table-cell>
          <table:table-cell table:style-name="ce197" office:value-type="string">
            <text:p>6256. Missions</text:p>
          </table:table-cell>
        </table:table-row>
        <table:table-row>
          <table:table-cell/>
          <table:table-cell table:style-name="ce197" office:value-type="float" office:value="625700">
            <text:p>625700</text:p>
          </table:table-cell>
          <table:table-cell table:style-name="ce197" office:value-type="string">
            <text:p>6257. Réceptions</text:p>
          </table:table-cell>
        </table:table-row>
        <table:table-row>
          <table:table-cell/>
          <table:table-cell table:style-name="ce197" office:value-type="float" office:value="626000">
            <text:p>626000</text:p>
          </table:table-cell>
          <table:table-cell table:style-name="ce197" office:value-type="string">
            <text:p>626 Frais postaux et frais de télécommunications</text:p>
          </table:table-cell>
        </table:table-row>
        <table:table-row>
          <table:table-cell/>
          <table:table-cell table:style-name="ce197" office:value-type="float" office:value="626100">
            <text:p>626100</text:p>
          </table:table-cell>
          <table:table-cell table:style-name="ce197" office:value-type="string">
            <text:p>6261. Liaisons informatiques ou spécialisées</text:p>
          </table:table-cell>
        </table:table-row>
        <table:table-row>
          <table:table-cell/>
          <table:table-cell table:style-name="ce197" office:value-type="float" office:value="626300">
            <text:p>626300</text:p>
          </table:table-cell>
          <table:table-cell table:style-name="ce197" office:value-type="string">
            <text:p>6263. Affranchissements</text:p>
          </table:table-cell>
        </table:table-row>
        <table:table-row>
          <table:table-cell/>
          <table:table-cell table:style-name="ce197" office:value-type="float" office:value="626500">
            <text:p>626500</text:p>
          </table:table-cell>
          <table:table-cell table:style-name="ce197" office:value-type="string">
            <text:p>6265. Téléphone</text:p>
          </table:table-cell>
        </table:table-row>
        <table:table-row>
          <table:table-cell/>
          <table:table-cell table:style-name="ce197" office:value-type="float" office:value="627000">
            <text:p>627000</text:p>
          </table:table-cell>
          <table:table-cell table:style-name="ce197" office:value-type="string">
            <text:p>627 Services bancaires et assimilés</text:p>
          </table:table-cell>
        </table:table-row>
        <table:table-row>
          <table:table-cell/>
          <table:table-cell table:style-name="ce197" office:value-type="float" office:value="628000">
            <text:p>628000</text:p>
          </table:table-cell>
          <table:table-cell table:style-name="ce197" office:value-type="string">
            <text:p>628 Divers</text:p>
          </table:table-cell>
        </table:table-row>
        <table:table-row>
          <table:table-cell/>
          <table:table-cell table:style-name="ce197" office:value-type="float" office:value="628100">
            <text:p>628100</text:p>
          </table:table-cell>
          <table:table-cell table:style-name="ce197" office:value-type="string">
            <text:p>6281. Cotisations ( liées à l'activité économique)</text:p>
          </table:table-cell>
        </table:table-row>
        <table:table-row>
          <table:table-cell/>
          <table:table-cell table:style-name="ce197" office:value-type="float" office:value="628400">
            <text:p>628400</text:p>
          </table:table-cell>
          <table:table-cell table:style-name="ce197" office:value-type="string">
            <text:p>6284. Frais de recrutement du personnel</text:p>
          </table:table-cell>
        </table:table-row>
        <table:table-row>
          <table:table-cell/>
          <table:table-cell table:style-name="ce197" office:value-type="float" office:value="629000">
            <text:p>629000</text:p>
          </table:table-cell>
          <table:table-cell table:style-name="ce197" office:value-type="string">
            <text:p>629 Rabais, remises et ristournes obtenus sur autres services extérieurs</text:p>
          </table:table-cell>
        </table:table-row>
        <table:table-row>
          <table:table-cell table:number-columns-repeated="2"/>
          <table:table-cell table:style-name="ce197" office:value-type="string">
            <text:p>63. IMPOTS, TAXES ET VERSEMENTS ASSIMILES</text:p>
          </table:table-cell>
        </table:table-row>
        <table:table-row>
          <table:table-cell/>
          <table:table-cell table:style-name="ce197" office:value-type="float" office:value="631000">
            <text:p>631000</text:p>
          </table:table-cell>
          <table:table-cell table:style-name="ce197" office:value-type="string">
            <text:p>631 Impôts, taxes et versements assimilés sur rémunérations ( administration des impôts)</text:p>
          </table:table-cell>
        </table:table-row>
        <table:table-row>
          <table:table-cell/>
          <table:table-cell table:style-name="ce197" office:value-type="float" office:value="631100">
            <text:p>631100</text:p>
          </table:table-cell>
          <table:table-cell table:style-name="ce197" office:value-type="string">
            <text:p>6311. Taxe sur les salaires</text:p>
          </table:table-cell>
        </table:table-row>
        <table:table-row>
          <table:table-cell/>
          <table:table-cell table:style-name="ce197" office:value-type="float" office:value="631200">
            <text:p>631200</text:p>
          </table:table-cell>
          <table:table-cell table:style-name="ce197" office:value-type="string">
            <text:p>6312. Taxe d'apprentissage</text:p>
          </table:table-cell>
        </table:table-row>
        <table:table-row>
          <table:table-cell/>
          <table:table-cell table:style-name="ce197" office:value-type="float" office:value="631300">
            <text:p>631300</text:p>
          </table:table-cell>
          <table:table-cell table:style-name="ce197" office:value-type="string">
            <text:p>6313. Participation des employeurs à la formation professionnelle continue</text:p>
          </table:table-cell>
        </table:table-row>
        <table:table-row>
          <table:table-cell/>
          <table:table-cell table:style-name="ce197" office:value-type="float" office:value="631400">
            <text:p>631400</text:p>
          </table:table-cell>
          <table:table-cell table:style-name="ce197" office:value-type="string">
            <text:p>6314. Cotisation pour défaut d'investissement obligatoire dans la construction</text:p>
          </table:table-cell>
        </table:table-row>
        <table:table-row>
          <table:table-cell/>
          <table:table-cell table:style-name="ce197" office:value-type="float" office:value="631800">
            <text:p>631800</text:p>
          </table:table-cell>
          <table:table-cell table:style-name="ce197" office:value-type="string">
            <text:p>6318. Autres</text:p>
          </table:table-cell>
        </table:table-row>
        <table:table-row>
          <table:table-cell/>
          <table:table-cell table:style-name="ce197" office:value-type="float" office:value="633000">
            <text:p>633000</text:p>
          </table:table-cell>
          <table:table-cell table:style-name="ce197" office:value-type="string">
            <text:p>633 Impôts, taxes et versements assimilés sur rémunérations ( autres organismes)</text:p>
          </table:table-cell>
        </table:table-row>
        <table:table-row>
          <table:table-cell/>
          <table:table-cell table:style-name="ce197" office:value-type="float" office:value="633100">
            <text:p>633100</text:p>
          </table:table-cell>
          <table:table-cell table:style-name="ce197" office:value-type="string">
            <text:p>6331. Versement de transport</text:p>
          </table:table-cell>
        </table:table-row>
        <table:table-row>
          <table:table-cell/>
          <table:table-cell table:style-name="ce197" office:value-type="float" office:value="633200">
            <text:p>633200</text:p>
          </table:table-cell>
          <table:table-cell table:style-name="ce197" office:value-type="string">
            <text:p>6332. Allocation de logement</text:p>
          </table:table-cell>
        </table:table-row>
        <table:table-row>
          <table:table-cell/>
          <table:table-cell table:style-name="ce197" office:value-type="float" office:value="633300">
            <text:p>633300</text:p>
          </table:table-cell>
          <table:table-cell table:style-name="ce197" office:value-type="string">
            <text:p>6333. Participation des employeurs à la formation professionnelle continue</text:p>
          </table:table-cell>
        </table:table-row>
        <table:table-row>
          <table:table-cell/>
          <table:table-cell table:style-name="ce197" office:value-type="float" office:value="633400">
            <text:p>633400</text:p>
          </table:table-cell>
          <table:table-cell table:style-name="ce197" office:value-type="string">
            <text:p>6334. Participation des employeurs à l'effort de construction ( versement à fonds perdus)</text:p>
          </table:table-cell>
        </table:table-row>
        <table:table-row>
          <table:table-cell/>
          <table:table-cell table:style-name="ce197" office:value-type="float" office:value="633500">
            <text:p>633500</text:p>
          </table:table-cell>
          <table:table-cell table:style-name="ce197" office:value-type="string">
            <text:p>6335. Versements libératoires ouvrant droit à l'exonération de la taxe d'apprentissage</text:p>
          </table:table-cell>
        </table:table-row>
        <table:table-row>
          <table:table-cell/>
          <table:table-cell table:style-name="ce197" office:value-type="float" office:value="633800">
            <text:p>633800</text:p>
          </table:table-cell>
          <table:table-cell table:style-name="ce197" office:value-type="string">
            <text:p>6338. Autres</text:p>
          </table:table-cell>
        </table:table-row>
        <table:table-row>
          <table:table-cell/>
          <table:table-cell table:style-name="ce197" office:value-type="float" office:value="635000">
            <text:p>635000</text:p>
          </table:table-cell>
          <table:table-cell table:style-name="ce197" office:value-type="string">
            <text:p>635 Autres impôts, taxes et versements assimilés ( administration des impôts)</text:p>
          </table:table-cell>
        </table:table-row>
        <table:table-row>
          <table:table-cell/>
          <table:table-cell table:style-name="ce197" office:value-type="float" office:value="635100">
            <text:p>635100</text:p>
          </table:table-cell>
          <table:table-cell table:style-name="ce197" office:value-type="string">
            <text:p>6351. Impôts directs ( sauf impôts sur les bénéfices)</text:p>
          </table:table-cell>
        </table:table-row>
        <table:table-row>
          <table:table-cell/>
          <table:table-cell table:style-name="ce197" office:value-type="float" office:value="635110">
            <text:p>635110</text:p>
          </table:table-cell>
          <table:table-cell table:style-name="ce197" office:value-type="string">
            <text:p>63511. Taxe professionnelle</text:p>
          </table:table-cell>
        </table:table-row>
        <table:table-row>
          <table:table-cell/>
          <table:table-cell table:style-name="ce197" office:value-type="float" office:value="625120">
            <text:p>625120</text:p>
          </table:table-cell>
          <table:table-cell table:style-name="ce197" office:value-type="string">
            <text:p>63512. Taxes foncières</text:p>
          </table:table-cell>
        </table:table-row>
        <table:table-row>
          <table:table-cell/>
          <table:table-cell table:style-name="ce197" office:value-type="float" office:value="635130">
            <text:p>635130</text:p>
          </table:table-cell>
          <table:table-cell table:style-name="ce197" office:value-type="string">
            <text:p>63513. Autres impôts locaux</text:p>
          </table:table-cell>
        </table:table-row>
        <table:table-row>
          <table:table-cell/>
          <table:table-cell table:style-name="ce197" office:value-type="float" office:value="635180">
            <text:p>635180</text:p>
          </table:table-cell>
          <table:table-cell table:style-name="ce197" office:value-type="string">
            <text:p>63518. Autres impôts directs</text:p>
          </table:table-cell>
        </table:table-row>
        <table:table-row>
          <table:table-cell/>
          <table:table-cell table:style-name="ce197" office:value-type="float" office:value="635200">
            <text:p>635200</text:p>
          </table:table-cell>
          <table:table-cell table:style-name="ce197" office:value-type="string">
            <text:p>6352. Taxes sur le chiffre d'affaires non récupérables</text:p>
          </table:table-cell>
        </table:table-row>
        <table:table-row>
          <table:table-cell/>
          <table:table-cell table:style-name="ce197" office:value-type="float" office:value="635300">
            <text:p>635300</text:p>
          </table:table-cell>
          <table:table-cell table:style-name="ce197" office:value-type="string">
            <text:p>6353. Impôts indirects</text:p>
          </table:table-cell>
        </table:table-row>
        <table:table-row>
          <table:table-cell/>
          <table:table-cell table:style-name="ce197" office:value-type="float" office:value="635400">
            <text:p>635400</text:p>
          </table:table-cell>
          <table:table-cell table:style-name="ce197" office:value-type="string">
            <text:p>6354. Droits d'enregistrement et de timbre</text:p>
          </table:table-cell>
        </table:table-row>
        <table:table-row>
          <table:table-cell/>
          <table:table-cell table:style-name="ce197" office:value-type="float" office:value="635410">
            <text:p>635410</text:p>
          </table:table-cell>
          <table:table-cell table:style-name="ce197" office:value-type="string">
            <text:p>63541. Droits de mutation</text:p>
          </table:table-cell>
        </table:table-row>
        <table:table-row>
          <table:table-cell/>
          <table:table-cell table:style-name="ce197" office:value-type="float" office:value="635800">
            <text:p>635800</text:p>
          </table:table-cell>
          <table:table-cell table:style-name="ce197" office:value-type="string">
            <text:p>6358. Autres droits</text:p>
          </table:table-cell>
        </table:table-row>
        <table:table-row>
          <table:table-cell/>
          <table:table-cell table:style-name="ce197" office:value-type="float" office:value="637000">
            <text:p>637000</text:p>
          </table:table-cell>
          <table:table-cell table:style-name="ce197" office:value-type="string">
            <text:p>637 .Autres impôts, taxes et versements assimilés ( autres organismes)</text:p>
          </table:table-cell>
        </table:table-row>
        <table:table-row>
          <table:table-cell table:number-columns-repeated="2"/>
          <table:table-cell table:style-name="ce197" office:value-type="string">
            <text:p>64. CHARGES DE PERSONNEL</text:p>
          </table:table-cell>
        </table:table-row>
        <table:table-row>
          <table:table-cell/>
          <table:table-cell table:style-name="ce197" office:value-type="float" office:value="641000">
            <text:p>641000</text:p>
          </table:table-cell>
          <table:table-cell table:style-name="ce197" office:value-type="string">
            <text:p>641. Rémunérations du personnel</text:p>
          </table:table-cell>
        </table:table-row>
        <table:table-row>
          <table:table-cell/>
          <table:table-cell table:style-name="ce197" office:value-type="float" office:value="641100">
            <text:p>641100</text:p>
          </table:table-cell>
          <table:table-cell table:style-name="ce197" office:value-type="string">
            <text:p>6411. Salaires, appointements</text:p>
          </table:table-cell>
        </table:table-row>
        <table:table-row>
          <table:table-cell/>
          <table:table-cell table:style-name="ce197" office:value-type="float" office:value="641200">
            <text:p>641200</text:p>
          </table:table-cell>
          <table:table-cell table:style-name="ce197" office:value-type="string">
            <text:p>6412. Congés payés</text:p>
          </table:table-cell>
        </table:table-row>
        <table:table-row>
          <table:table-cell/>
          <table:table-cell table:style-name="ce197" office:value-type="float" office:value="641300">
            <text:p>641300</text:p>
          </table:table-cell>
          <table:table-cell table:style-name="ce197" office:value-type="string">
            <text:p>6413. Primes et gratifications</text:p>
          </table:table-cell>
        </table:table-row>
        <table:table-row>
          <table:table-cell/>
          <table:table-cell table:style-name="ce197" office:value-type="float" office:value="641400">
            <text:p>641400</text:p>
          </table:table-cell>
          <table:table-cell table:style-name="ce197" office:value-type="string">
            <text:p>6414. Indemnités et avantages divers</text:p>
          </table:table-cell>
        </table:table-row>
        <table:table-row>
          <table:table-cell/>
          <table:table-cell table:style-name="ce197" office:value-type="float" office:value="641500">
            <text:p>641500</text:p>
          </table:table-cell>
          <table:table-cell table:style-name="ce197" office:value-type="string">
            <text:p>6415. Supplément familial</text:p>
          </table:table-cell>
        </table:table-row>
        <table:table-row>
          <table:table-cell/>
          <table:table-cell table:style-name="ce197" office:value-type="float" office:value="645000">
            <text:p>645000</text:p>
          </table:table-cell>
          <table:table-cell table:style-name="ce197" office:value-type="string">
            <text:p>645. Charges de sécurité sociale et de prévoyance</text:p>
          </table:table-cell>
        </table:table-row>
        <table:table-row>
          <table:table-cell/>
          <table:table-cell table:style-name="ce197" office:value-type="float" office:value="645100">
            <text:p>645100</text:p>
          </table:table-cell>
          <table:table-cell table:style-name="ce197" office:value-type="string">
            <text:p>6451. Cotisations à l'URSSAF</text:p>
          </table:table-cell>
        </table:table-row>
        <table:table-row>
          <table:table-cell/>
          <table:table-cell table:style-name="ce197" office:value-type="float" office:value="645200">
            <text:p>645200</text:p>
          </table:table-cell>
          <table:table-cell table:style-name="ce197" office:value-type="string">
            <text:p>6452. Cotisations aux mutuelles</text:p>
          </table:table-cell>
        </table:table-row>
        <table:table-row>
          <table:table-cell/>
          <table:table-cell table:style-name="ce197" office:value-type="float" office:value="645300">
            <text:p>645300</text:p>
          </table:table-cell>
          <table:table-cell table:style-name="ce197" office:value-type="string">
            <text:p>6453. Cotisations aux caisses de retraites et de prévoyance</text:p>
          </table:table-cell>
        </table:table-row>
        <table:table-row>
          <table:table-cell/>
          <table:table-cell table:style-name="ce197" office:value-type="float" office:value="645400">
            <text:p>645400</text:p>
          </table:table-cell>
          <table:table-cell table:style-name="ce197" office:value-type="string">
            <text:p>6454. Cotisations aux ASSEDIC</text:p>
          </table:table-cell>
        </table:table-row>
        <table:table-row>
          <table:table-cell/>
          <table:table-cell table:style-name="ce197" office:value-type="float" office:value="645800">
            <text:p>645800</text:p>
          </table:table-cell>
          <table:table-cell table:style-name="ce197" office:value-type="string">
            <text:p>6458. Cotisations aux autres organismes sociaux</text:p>
          </table:table-cell>
        </table:table-row>
        <table:table-row>
          <table:table-cell/>
          <table:table-cell table:style-name="ce197" office:value-type="float" office:value="647000">
            <text:p>647000</text:p>
          </table:table-cell>
          <table:table-cell table:style-name="ce197" office:value-type="string">
            <text:p>647. Autres charges sociales</text:p>
          </table:table-cell>
        </table:table-row>
        <table:table-row>
          <table:table-cell/>
          <table:table-cell table:style-name="ce197" office:value-type="float" office:value="647100">
            <text:p>647100</text:p>
          </table:table-cell>
          <table:table-cell table:style-name="ce197" office:value-type="string">
            <text:p>6471. Prestations directes</text:p>
          </table:table-cell>
        </table:table-row>
        <table:table-row>
          <table:table-cell/>
          <table:table-cell table:style-name="ce197" office:value-type="float" office:value="647200">
            <text:p>647200</text:p>
          </table:table-cell>
          <table:table-cell table:style-name="ce197" office:value-type="string">
            <text:p>6472. Versements aux comités d'entreprise et d'établissement</text:p>
          </table:table-cell>
        </table:table-row>
        <table:table-row>
          <table:table-cell/>
          <table:table-cell table:style-name="ce197" office:value-type="float" office:value="647300">
            <text:p>647300</text:p>
          </table:table-cell>
          <table:table-cell table:style-name="ce197" office:value-type="string">
            <text:p>6473. Versements aux comités d'hygiène et de sécurité</text:p>
          </table:table-cell>
        </table:table-row>
        <table:table-row>
          <table:table-cell/>
          <table:table-cell table:style-name="ce197" office:value-type="float" office:value="647400">
            <text:p>647400</text:p>
          </table:table-cell>
          <table:table-cell table:style-name="ce197" office:value-type="string">
            <text:p>6474. Versements aux autres uvres sociales</text:p>
          </table:table-cell>
        </table:table-row>
        <table:table-row>
          <table:table-cell/>
          <table:table-cell table:style-name="ce197" office:value-type="float" office:value="647500">
            <text:p>647500</text:p>
          </table:table-cell>
          <table:table-cell table:style-name="ce197" office:value-type="string">
            <text:p>6475. Médecine de travail, pharmacie</text:p>
          </table:table-cell>
        </table:table-row>
        <table:table-row>
          <table:table-cell/>
          <table:table-cell table:style-name="ce197" office:value-type="float" office:value="648000">
            <text:p>648000</text:p>
          </table:table-cell>
          <table:table-cell table:style-name="ce197" office:value-type="string">
            <text:p>648. Autres charges de personnel</text:p>
          </table:table-cell>
        </table:table-row>
        <table:table-row>
          <table:table-cell table:number-columns-repeated="2"/>
          <table:table-cell table:style-name="ce197" office:value-type="string">
            <text:p>65. Autres charges de gestion courantes</text:p>
          </table:table-cell>
        </table:table-row>
        <table:table-row>
          <table:table-cell/>
          <table:table-cell table:style-name="ce197" office:value-type="float" office:value="651000">
            <text:p>651000</text:p>
          </table:table-cell>
          <table:table-cell table:style-name="ce197" office:value-type="string">
            <text:p>651. Redevances pour concessions , brevets, licences, procédés, logiciels, droits et valeurs similaires</text:p>
          </table:table-cell>
        </table:table-row>
        <table:table-row>
          <table:table-cell/>
          <table:table-cell table:style-name="ce197" office:value-type="float" office:value="651100">
            <text:p>651100</text:p>
          </table:table-cell>
          <table:table-cell table:style-name="ce197" office:value-type="string">
            <text:p>6511. Redevances pour concessions, brevets, licences, marques, procédés, logiciels</text:p>
          </table:table-cell>
        </table:table-row>
        <table:table-row>
          <table:table-cell/>
          <table:table-cell table:style-name="ce197" office:value-type="float" office:value="651600">
            <text:p>651600</text:p>
          </table:table-cell>
          <table:table-cell table:style-name="ce197" office:value-type="string">
            <text:p>6516. Droits d'auteur et de reproduction</text:p>
          </table:table-cell>
        </table:table-row>
        <table:table-row>
          <table:table-cell/>
          <table:table-cell table:style-name="ce197" office:value-type="float" office:value="651800">
            <text:p>651800</text:p>
          </table:table-cell>
          <table:table-cell table:style-name="ce197" office:value-type="string">
            <text:p>6518. Autres droits et valeurs similaires</text:p>
          </table:table-cell>
        </table:table-row>
        <table:table-row>
          <table:table-cell/>
          <table:table-cell table:style-name="ce197" office:value-type="float" office:value="654000">
            <text:p>654000</text:p>
          </table:table-cell>
          <table:table-cell table:style-name="ce197" office:value-type="string">
            <text:p>654. Pertes sur créances irrécouvrables</text:p>
          </table:table-cell>
        </table:table-row>
        <table:table-row>
          <table:table-cell/>
          <table:table-cell table:style-name="ce197" office:value-type="float" office:value="654100">
            <text:p>654100</text:p>
          </table:table-cell>
          <table:table-cell table:style-name="ce197" office:value-type="string">
            <text:p>6541. Créances de l'exercice</text:p>
          </table:table-cell>
        </table:table-row>
        <table:table-row>
          <table:table-cell/>
          <table:table-cell table:style-name="ce197" office:value-type="float" office:value="654400">
            <text:p>654400</text:p>
          </table:table-cell>
          <table:table-cell table:style-name="ce197" office:value-type="string">
            <text:p>6544. Créances des exercices antérieurs</text:p>
          </table:table-cell>
        </table:table-row>
        <table:table-row>
          <table:table-cell/>
          <table:table-cell table:style-name="ce197" office:value-type="float" office:value="655000">
            <text:p>655000</text:p>
          </table:table-cell>
          <table:table-cell table:style-name="ce197" office:value-type="string">
            <text:p>655. Quotes-parts de résultat sur opérations faites en commun</text:p>
          </table:table-cell>
        </table:table-row>
        <table:table-row>
          <table:table-cell/>
          <table:table-cell table:style-name="ce197" office:value-type="float" office:value="657000">
            <text:p>657000</text:p>
          </table:table-cell>
          <table:table-cell table:style-name="ce197" office:value-type="string">
            <text:p>657. Subventions versées par l'organisme</text:p>
          </table:table-cell>
        </table:table-row>
        <table:table-row>
          <table:table-cell/>
          <table:table-cell table:style-name="ce197" office:value-type="float" office:value="657100">
            <text:p>657100</text:p>
          </table:table-cell>
          <table:table-cell table:style-name="ce197" office:value-type="string">
            <text:p>6571. Bourses accordées aux usagers</text:p>
          </table:table-cell>
        </table:table-row>
        <table:table-row>
          <table:table-cell/>
          <table:table-cell table:style-name="ce197" office:value-type="float" office:value="658000">
            <text:p>658000</text:p>
          </table:table-cell>
          <table:table-cell table:style-name="ce197" office:value-type="string">
            <text:p>658. Charges diverses de gestion courante</text:p>
          </table:table-cell>
        </table:table-row>
        <table:table-row>
          <table:table-cell/>
          <table:table-cell table:style-name="ce197" office:value-type="float" office:value="658600">
            <text:p>658600</text:p>
          </table:table-cell>
          <table:table-cell table:style-name="ce197" office:value-type="string">
            <text:p>6586. Cotisations ( liées à la vie statutaire)</text:p>
          </table:table-cell>
        </table:table-row>
        <table:table-row>
          <table:table-cell table:number-columns-repeated="2"/>
          <table:table-cell table:style-name="ce197" office:value-type="string">
            <text:p>66. CHARGES FINANCIERES</text:p>
          </table:table-cell>
        </table:table-row>
        <table:table-row>
          <table:table-cell/>
          <table:table-cell table:style-name="ce197" office:value-type="float" office:value="661000">
            <text:p>661000</text:p>
          </table:table-cell>
          <table:table-cell table:style-name="ce197" office:value-type="string">
            <text:p>661. Charges d'intérêts</text:p>
          </table:table-cell>
        </table:table-row>
        <table:table-row>
          <table:table-cell/>
          <table:table-cell table:style-name="ce197" office:value-type="float" office:value="661100">
            <text:p>661100</text:p>
          </table:table-cell>
          <table:table-cell table:style-name="ce197" office:value-type="string">
            <text:p>6611. Intérêts des emprunts et dettes</text:p>
          </table:table-cell>
        </table:table-row>
        <table:table-row>
          <table:table-cell/>
          <table:table-cell table:style-name="ce197" office:value-type="float" office:value="661600">
            <text:p>661600</text:p>
          </table:table-cell>
          <table:table-cell table:style-name="ce197" office:value-type="string">
            <text:p>6616. Intérêts bancaires</text:p>
          </table:table-cell>
        </table:table-row>
        <table:table-row>
          <table:table-cell/>
          <table:table-cell table:style-name="ce197" office:value-type="float" office:value="661800">
            <text:p>661800</text:p>
          </table:table-cell>
          <table:table-cell table:style-name="ce197" office:value-type="string">
            <text:p>6618. Intérêts des autres dettes</text:p>
          </table:table-cell>
        </table:table-row>
        <table:table-row>
          <table:table-cell/>
          <table:table-cell table:style-name="ce197" office:value-type="float" office:value="664000">
            <text:p>664000</text:p>
          </table:table-cell>
          <table:table-cell table:style-name="ce197" office:value-type="string">
            <text:p>664. Pertes sur créances liées à des participations</text:p>
          </table:table-cell>
        </table:table-row>
        <table:table-row>
          <table:table-cell/>
          <table:table-cell table:style-name="ce197" office:value-type="float" office:value="665000">
            <text:p>665000</text:p>
          </table:table-cell>
          <table:table-cell table:style-name="ce197" office:value-type="string">
            <text:p>665. Escomptes accordés</text:p>
          </table:table-cell>
        </table:table-row>
        <table:table-row>
          <table:table-cell/>
          <table:table-cell table:style-name="ce197" office:value-type="float" office:value="666000">
            <text:p>666000</text:p>
          </table:table-cell>
          <table:table-cell table:style-name="ce197" office:value-type="string">
            <text:p>666. Pertes de change</text:p>
          </table:table-cell>
        </table:table-row>
        <table:table-row>
          <table:table-cell/>
          <table:table-cell table:style-name="ce197" office:value-type="float" office:value="667000">
            <text:p>667000</text:p>
          </table:table-cell>
          <table:table-cell table:style-name="ce197" office:value-type="string">
            <text:p>667. Charges nettes sur cessions de valeurs mobilières de placement</text:p>
          </table:table-cell>
        </table:table-row>
        <table:table-row>
          <table:table-cell/>
          <table:table-cell table:style-name="ce197" office:value-type="float" office:value="668000">
            <text:p>668000</text:p>
          </table:table-cell>
          <table:table-cell table:style-name="ce197" office:value-type="string">
            <text:p>668. Autres charges financières</text:p>
          </table:table-cell>
        </table:table-row>
        <table:table-row>
          <table:table-cell table:number-columns-repeated="2"/>
          <table:table-cell table:style-name="ce197" office:value-type="string">
            <text:p>67. CHARGES EXCEPTIONNELLES</text:p>
          </table:table-cell>
        </table:table-row>
        <table:table-row>
          <table:table-cell/>
          <table:table-cell table:style-name="ce197" office:value-type="float" office:value="671000">
            <text:p>671000</text:p>
          </table:table-cell>
          <table:table-cell table:style-name="ce197" office:value-type="string">
            <text:p>671. Charges exceptionnelles sur opérations de gestion</text:p>
          </table:table-cell>
        </table:table-row>
        <table:table-row>
          <table:table-cell/>
          <table:table-cell table:style-name="ce197" office:value-type="float" office:value="671100">
            <text:p>671100</text:p>
          </table:table-cell>
          <table:table-cell table:style-name="ce197" office:value-type="string">
            <text:p>6711. Pénalités sur marchés ( et dédits payés sur achats et ventes)</text:p>
          </table:table-cell>
        </table:table-row>
        <table:table-row>
          <table:table-cell/>
          <table:table-cell table:style-name="ce197" office:value-type="float" office:value="671200">
            <text:p>671200</text:p>
          </table:table-cell>
          <table:table-cell table:style-name="ce197" office:value-type="string">
            <text:p>6712. Pénalités, amendes fiscales ou pénales</text:p>
          </table:table-cell>
        </table:table-row>
        <table:table-row>
          <table:table-cell/>
          <table:table-cell table:style-name="ce197" office:value-type="float" office:value="671300">
            <text:p>671300</text:p>
          </table:table-cell>
          <table:table-cell table:style-name="ce197" office:value-type="string">
            <text:p>6713. Dons, libéralités</text:p>
          </table:table-cell>
        </table:table-row>
        <table:table-row>
          <table:table-cell/>
          <table:table-cell table:style-name="ce197" office:value-type="float" office:value="671400">
            <text:p>671400</text:p>
          </table:table-cell>
          <table:table-cell table:style-name="ce197" office:value-type="string">
            <text:p>6714. Créances devenues irrécouvrables dans l'exercice</text:p>
          </table:table-cell>
        </table:table-row>
        <table:table-row>
          <table:table-cell/>
          <table:table-cell table:style-name="ce197" office:value-type="float" office:value="671500">
            <text:p>671500</text:p>
          </table:table-cell>
          <table:table-cell table:style-name="ce197" office:value-type="string">
            <text:p>6715. Subventions accordées</text:p>
          </table:table-cell>
        </table:table-row>
        <table:table-row>
          <table:table-cell/>
          <table:table-cell table:style-name="ce197" office:value-type="float" office:value="671700">
            <text:p>671700</text:p>
          </table:table-cell>
          <table:table-cell table:style-name="ce197" office:value-type="string">
            <text:p>6717. Rappels d'impôts ( autres qu'impôts sur les bénéfices)</text:p>
          </table:table-cell>
        </table:table-row>
        <table:table-row>
          <table:table-cell/>
          <table:table-cell table:style-name="ce197" office:value-type="float" office:value="671800">
            <text:p>671800</text:p>
          </table:table-cell>
          <table:table-cell table:style-name="ce197" office:value-type="string">
            <text:p>6718. Autres charges exceptionnelles sur opérations de gestion</text:p>
          </table:table-cell>
        </table:table-row>
        <table:table-row>
          <table:table-cell/>
          <table:table-cell table:style-name="ce197" office:value-type="float" office:value="672000">
            <text:p>672000</text:p>
          </table:table-cell>
          <table:table-cell table:style-name="ce197" office:value-type="string">
            <text:p>672. Charges sur exercices antérieurs ( à reclasser)</text:p>
          </table:table-cell>
        </table:table-row>
        <table:table-row>
          <table:table-cell/>
          <table:table-cell table:style-name="ce197" office:value-type="float" office:value="675000">
            <text:p>675000</text:p>
          </table:table-cell>
          <table:table-cell table:style-name="ce197" office:value-type="string">
            <text:p>675. Valeurs comptables des éléments d'actifs cédés</text:p>
          </table:table-cell>
        </table:table-row>
        <table:table-row>
          <table:table-cell/>
          <table:table-cell table:style-name="ce197" office:value-type="float" office:value="675100">
            <text:p>675100</text:p>
          </table:table-cell>
          <table:table-cell table:style-name="ce197" office:value-type="string">
            <text:p>6751. Immobilisations incorporelles</text:p>
          </table:table-cell>
        </table:table-row>
        <table:table-row>
          <table:table-cell/>
          <table:table-cell table:style-name="ce197" office:value-type="float" office:value="675200">
            <text:p>675200</text:p>
          </table:table-cell>
          <table:table-cell table:style-name="ce197" office:value-type="string">
            <text:p>6752. Immobilisations corporelles</text:p>
          </table:table-cell>
        </table:table-row>
        <table:table-row>
          <table:table-cell/>
          <table:table-cell table:style-name="ce197" office:value-type="float" office:value="675600">
            <text:p>675600</text:p>
          </table:table-cell>
          <table:table-cell table:style-name="ce197" office:value-type="string">
            <text:p>6756. Immobilisations financières</text:p>
          </table:table-cell>
        </table:table-row>
        <table:table-row>
          <table:table-cell/>
          <table:table-cell table:style-name="ce197" office:value-type="float" office:value="675800">
            <text:p>675800</text:p>
          </table:table-cell>
          <table:table-cell table:style-name="ce197" office:value-type="string">
            <text:p>6758. Autres éléments d'actif</text:p>
          </table:table-cell>
        </table:table-row>
        <table:table-row>
          <table:table-cell/>
          <table:table-cell table:style-name="ce197" office:value-type="float" office:value="678000">
            <text:p>678000</text:p>
          </table:table-cell>
          <table:table-cell table:style-name="ce197" office:value-type="string">
            <text:p>678. Autres charges exceptionnelles</text:p>
          </table:table-cell>
        </table:table-row>
        <table:table-row>
          <table:table-cell/>
          <table:table-cell table:style-name="ce197" office:value-type="float" office:value="678100">
            <text:p>678100</text:p>
          </table:table-cell>
          <table:table-cell table:style-name="ce197" office:value-type="string">
            <text:p>6781. Malis provenant de clauses d'indexation</text:p>
          </table:table-cell>
        </table:table-row>
        <table:table-row>
          <table:table-cell/>
          <table:table-cell table:style-name="ce197" office:value-type="float" office:value="678800">
            <text:p>678800</text:p>
          </table:table-cell>
          <table:table-cell table:style-name="ce197" office:value-type="string">
            <text:p>6788. Charges exceptionnelles diverses</text:p>
          </table:table-cell>
        </table:table-row>
        <table:table-row>
          <table:table-cell table:number-columns-repeated="2"/>
          <table:table-cell table:style-name="ce197" office:value-type="string">
            <text:p>68. DOTATIONS AUX AMORTISSEMENTS , PROVISIONS ET ENGAGEMENTS</text:p>
          </table:table-cell>
        </table:table-row>
        <table:table-row>
          <table:table-cell/>
          <table:table-cell table:style-name="ce197" office:value-type="float" office:value="681000">
            <text:p>681000</text:p>
          </table:table-cell>
          <table:table-cell table:style-name="ce197" office:value-type="string">
            <text:p>681. Dotations aux amortissements et aux provisions ­ charges d'exploitation</text:p>
          </table:table-cell>
        </table:table-row>
        <table:table-row>
          <table:table-cell/>
          <table:table-cell table:style-name="ce197" office:value-type="float" office:value="681100">
            <text:p>681100</text:p>
          </table:table-cell>
          <table:table-cell table:style-name="ce197" office:value-type="string">
            <text:p>6811. Dotations aux amortissements des immobilisations incorporelles et corporelles</text:p>
          </table:table-cell>
        </table:table-row>
        <table:table-row>
          <table:table-cell/>
          <table:table-cell table:style-name="ce197" office:value-type="float" office:value="681110">
            <text:p>681110</text:p>
          </table:table-cell>
          <table:table-cell table:style-name="ce197" office:value-type="string">
            <text:p>68111. Immobilisations incorporelles</text:p>
          </table:table-cell>
        </table:table-row>
        <table:table-row>
          <table:table-cell/>
          <table:table-cell table:style-name="ce197" office:value-type="float" office:value="681120">
            <text:p>681120</text:p>
          </table:table-cell>
          <table:table-cell table:style-name="ce197" office:value-type="string">
            <text:p>68112. Immobilisations corporelles</text:p>
          </table:table-cell>
        </table:table-row>
        <table:table-row>
          <table:table-cell/>
          <table:table-cell table:style-name="ce197" office:value-type="float" office:value="681200">
            <text:p>681200</text:p>
          </table:table-cell>
          <table:table-cell table:style-name="ce197" office:value-type="string">
            <text:p>6812. Dotations aux amortissements des charges d'exploitation à répartir</text:p>
          </table:table-cell>
        </table:table-row>
        <table:table-row>
          <table:table-cell/>
          <table:table-cell table:style-name="ce197" office:value-type="float" office:value="681500">
            <text:p>681500</text:p>
          </table:table-cell>
          <table:table-cell table:style-name="ce197" office:value-type="string">
            <text:p>6815. Dotations aux provisions pour risques et charges d'exploitation</text:p>
          </table:table-cell>
        </table:table-row>
        <table:table-row>
          <table:table-cell/>
          <table:table-cell table:style-name="ce197" office:value-type="float" office:value="681600">
            <text:p>681600</text:p>
          </table:table-cell>
          <table:table-cell table:style-name="ce197" office:value-type="string">
            <text:p>6816. Dotations aux provisions pour dépréciation des immobilisations incorporelles et corporelles</text:p>
          </table:table-cell>
        </table:table-row>
        <table:table-row>
          <table:table-cell/>
          <table:table-cell table:style-name="ce197" office:value-type="float" office:value="681610">
            <text:p>681610</text:p>
          </table:table-cell>
          <table:table-cell table:style-name="ce197" office:value-type="string">
            <text:p>68161. Immobilisations incorporelles</text:p>
          </table:table-cell>
        </table:table-row>
        <table:table-row>
          <table:table-cell/>
          <table:table-cell table:style-name="ce197" office:value-type="float" office:value="681620">
            <text:p>681620</text:p>
          </table:table-cell>
          <table:table-cell table:style-name="ce197" office:value-type="string">
            <text:p>68162. Immobilisations corporelles</text:p>
          </table:table-cell>
        </table:table-row>
        <table:table-row>
          <table:table-cell/>
          <table:table-cell table:style-name="ce197" office:value-type="float" office:value="681700">
            <text:p>681700</text:p>
          </table:table-cell>
          <table:table-cell table:style-name="ce197" office:value-type="string">
            <text:p>6817. Dotations aux provisions pour dépréciation des actifs circulants</text:p>
          </table:table-cell>
        </table:table-row>
        <table:table-row>
          <table:table-cell/>
          <table:table-cell table:style-name="ce197" office:value-type="float" office:value="681730">
            <text:p>681730</text:p>
          </table:table-cell>
          <table:table-cell table:style-name="ce197" office:value-type="string">
            <text:p>68173. Stocks et en-cours</text:p>
          </table:table-cell>
        </table:table-row>
        <table:table-row>
          <table:table-cell/>
          <table:table-cell table:style-name="ce197" office:value-type="float" office:value="681740">
            <text:p>681740</text:p>
          </table:table-cell>
          <table:table-cell table:style-name="ce197" office:value-type="string">
            <text:p>68174. Créances</text:p>
          </table:table-cell>
        </table:table-row>
        <table:table-row>
          <table:table-cell/>
          <table:table-cell table:style-name="ce197" office:value-type="float" office:value="686000">
            <text:p>686000</text:p>
          </table:table-cell>
          <table:table-cell table:style-name="ce197" office:value-type="string">
            <text:p>686. Dotations aux amortissements et aux provisions ­charges financières</text:p>
          </table:table-cell>
        </table:table-row>
        <table:table-row>
          <table:table-cell/>
          <table:table-cell table:style-name="ce197" office:value-type="float" office:value="686500">
            <text:p>686500</text:p>
          </table:table-cell>
          <table:table-cell table:style-name="ce197" office:value-type="string">
            <text:p>6865. Dotations aux provisions pour risques et charges financiers</text:p>
          </table:table-cell>
        </table:table-row>
        <table:table-row>
          <table:table-cell/>
          <table:table-cell table:style-name="ce197" office:value-type="float" office:value="686600">
            <text:p>686600</text:p>
          </table:table-cell>
          <table:table-cell table:style-name="ce197" office:value-type="string">
            <text:p>6866. Dotations aux provisions pour dépréciation des éléments financiers</text:p>
          </table:table-cell>
        </table:table-row>
        <table:table-row>
          <table:table-cell/>
          <table:table-cell table:style-name="ce197" office:value-type="float" office:value="686620">
            <text:p>686620</text:p>
          </table:table-cell>
          <table:table-cell table:style-name="ce197" office:value-type="string">
            <text:p>68662. Immobilisations financières</text:p>
          </table:table-cell>
        </table:table-row>
        <table:table-row>
          <table:table-cell/>
          <table:table-cell table:style-name="ce197" office:value-type="float" office:value="686650">
            <text:p>686650</text:p>
          </table:table-cell>
          <table:table-cell table:style-name="ce197" office:value-type="string">
            <text:p>68665. Valeurs mobilières de placement</text:p>
          </table:table-cell>
        </table:table-row>
        <table:table-row>
          <table:table-cell/>
          <table:table-cell table:style-name="ce197" office:value-type="float" office:value="686800">
            <text:p>686800</text:p>
          </table:table-cell>
          <table:table-cell table:style-name="ce197" office:value-type="string">
            <text:p>6868. Autres dotations</text:p>
          </table:table-cell>
        </table:table-row>
        <table:table-row>
          <table:table-cell/>
          <table:table-cell table:style-name="ce197" office:value-type="float" office:value="687000">
            <text:p>687000</text:p>
          </table:table-cell>
          <table:table-cell table:style-name="ce197" office:value-type="string">
            <text:p>687. Dotations aux amortissements et aux provisions ­ charges exceptionnelles</text:p>
          </table:table-cell>
        </table:table-row>
        <table:table-row>
          <table:table-cell/>
          <table:table-cell table:style-name="ce197" office:value-type="float" office:value="687100">
            <text:p>687100</text:p>
          </table:table-cell>
          <table:table-cell table:style-name="ce197" office:value-type="string">
            <text:p>6871. Dotations aux amortissements exceptionnels des immobilisations</text:p>
          </table:table-cell>
        </table:table-row>
        <table:table-row>
          <table:table-cell/>
          <table:table-cell table:style-name="ce197" office:value-type="float" office:value="687200">
            <text:p>687200</text:p>
          </table:table-cell>
          <table:table-cell table:style-name="ce197" office:value-type="string">
            <text:p>6872. Dotations aux provisions réglementées (immobilisations)</text:p>
          </table:table-cell>
        </table:table-row>
        <table:table-row>
          <table:table-cell/>
          <table:table-cell table:style-name="ce197" office:value-type="float" office:value="687300">
            <text:p>687300</text:p>
          </table:table-cell>
          <table:table-cell table:style-name="ce197" office:value-type="string">
            <text:p>6873. Dotations aux provisions réglementées ( stocks)</text:p>
          </table:table-cell>
        </table:table-row>
        <table:table-row>
          <table:table-cell/>
          <table:table-cell table:style-name="ce197" office:value-type="float" office:value="687400">
            <text:p>687400</text:p>
          </table:table-cell>
          <table:table-cell table:style-name="ce197" office:value-type="string">
            <text:p>6874 . Dotations aux autres provisions réglementées</text:p>
          </table:table-cell>
        </table:table-row>
        <table:table-row>
          <table:table-cell/>
          <table:table-cell table:style-name="ce197" office:value-type="float" office:value="687500">
            <text:p>687500</text:p>
          </table:table-cell>
          <table:table-cell table:style-name="ce197" office:value-type="string">
            <text:p>6875. Dotations aux provisions pour risques et charges exceptionnels</text:p>
          </table:table-cell>
        </table:table-row>
        <table:table-row>
          <table:table-cell/>
          <table:table-cell table:style-name="ce197" office:value-type="float" office:value="687600">
            <text:p>687600</text:p>
          </table:table-cell>
          <table:table-cell table:style-name="ce197" office:value-type="string">
            <text:p>6876. Dotations aux provisions pour dépréciations exceptionnelles</text:p>
          </table:table-cell>
        </table:table-row>
        <table:table-row>
          <table:table-cell/>
          <table:table-cell table:style-name="ce197" office:value-type="float" office:value="689000">
            <text:p>689000</text:p>
          </table:table-cell>
          <table:table-cell table:style-name="ce197" office:value-type="string">
            <text:p>689. Engagements à réaliser sur ressources affectées</text:p>
          </table:table-cell>
        </table:table-row>
        <table:table-row>
          <table:table-cell/>
          <table:table-cell table:style-name="ce197" office:value-type="float" office:value="689400">
            <text:p>689400</text:p>
          </table:table-cell>
          <table:table-cell table:style-name="ce197" office:value-type="string">
            <text:p>6894. Engagements à réaliser sur subventions attribuées</text:p>
          </table:table-cell>
        </table:table-row>
        <table:table-row>
          <table:table-cell/>
          <table:table-cell table:style-name="ce197" office:value-type="float" office:value="689500">
            <text:p>689500</text:p>
          </table:table-cell>
          <table:table-cell table:style-name="ce197" office:value-type="string">
            <text:p>6895. Engagements à réaliser sur dons manuels affectés</text:p>
          </table:table-cell>
        </table:table-row>
        <table:table-row>
          <table:table-cell/>
          <table:table-cell table:style-name="ce197" office:value-type="float" office:value="689700">
            <text:p>689700</text:p>
          </table:table-cell>
          <table:table-cell table:style-name="ce197" office:value-type="string">
            <text:p>6897. Engagements à réaliser sur legs et donations affectés</text:p>
          </table:table-cell>
        </table:table-row>
        <table:table-row>
          <table:table-cell table:number-columns-repeated="2"/>
          <table:table-cell table:style-name="ce197" office:value-type="string">
            <text:p>69. IMPOTS SUR LES SOCIETES</text:p>
          </table:table-cell>
        </table:table-row>
        <table:table-row>
          <table:table-cell/>
          <table:table-cell table:style-name="ce197" office:value-type="float" office:value="691000">
            <text:p>691000</text:p>
          </table:table-cell>
          <table:table-cell table:style-name="ce197" office:value-type="string">
            <text:p>691. Participation des salariés aux résultats</text:p>
          </table:table-cell>
        </table:table-row>
        <table:table-row>
          <table:table-cell/>
          <table:table-cell table:style-name="ce197" office:value-type="float" office:value="695000">
            <text:p>695000</text:p>
          </table:table-cell>
          <table:table-cell table:style-name="ce197" office:value-type="string">
            <text:p>695.Impôts sur les bénéfices</text:p>
          </table:table-cell>
        </table:table-row>
        <table:table-row>
          <table:table-cell/>
          <table:table-cell table:style-name="ce197" office:value-type="float" office:value="695100">
            <text:p>695100</text:p>
          </table:table-cell>
          <table:table-cell table:style-name="ce197" office:value-type="string">
            <text:p>6951. Impôts dus en France</text:p>
          </table:table-cell>
        </table:table-row>
        <table:table-row>
          <table:table-cell/>
          <table:table-cell table:style-name="ce197" office:value-type="float" office:value="695110">
            <text:p>695110</text:p>
          </table:table-cell>
          <table:table-cell table:style-name="ce197" office:value-type="string">
            <text:p>69511. Impôts sur les sociétés des personnes non lucratives</text:p>
          </table:table-cell>
        </table:table-row>
        <table:table-row>
          <table:table-cell/>
          <table:table-cell table:style-name="ce197" office:value-type="float" office:value="695120">
            <text:p>695120</text:p>
          </table:table-cell>
          <table:table-cell table:style-name="ce197" office:value-type="string">
            <text:p>69512. Impôts sur les sociétés de droit commun</text:p>
          </table:table-cell>
        </table:table-row>
        <table:table-row>
          <table:table-cell/>
          <table:table-cell table:style-name="ce197" office:value-type="float" office:value="695200">
            <text:p>695200</text:p>
          </table:table-cell>
          <table:table-cell table:style-name="ce197" office:value-type="string">
            <text:p>6952. Contribution additionnelle à l'impôt sur les bénéfices</text:p>
          </table:table-cell>
        </table:table-row>
        <table:table-row>
          <table:table-cell/>
          <table:table-cell table:style-name="ce197" office:value-type="float" office:value="697000">
            <text:p>697000</text:p>
          </table:table-cell>
          <table:table-cell table:style-name="ce197" office:value-type="string">
            <text:p>697 "IFA"</text:p>
          </table:table-cell>
        </table:table-row>
        <table:table-row>
          <table:table-cell table:number-columns-repeated="2"/>
          <table:table-cell table:style-name="ce197" office:value-type="string">
            <text:p>CLASSE 7</text:p>
          </table:table-cell>
        </table:table-row>
        <table:table-row>
          <table:table-cell table:number-columns-repeated="2"/>
          <table:table-cell table:style-name="ce197" office:value-type="string">
            <text:p>70 VENTES DE PRODUITS FINIS, PRESTATIONS DE SERVICES, MARCHANDISES</text:p>
          </table:table-cell>
        </table:table-row>
        <table:table-row>
          <table:table-cell/>
          <table:table-cell table:style-name="ce197" office:value-type="float" office:value="701000">
            <text:p>701000</text:p>
          </table:table-cell>
          <table:table-cell table:style-name="ce197" office:value-type="string">
            <text:p>701 Ventes de produits finis</text:p>
          </table:table-cell>
        </table:table-row>
        <table:table-row>
          <table:table-cell/>
          <table:table-cell table:style-name="ce197" office:value-type="float" office:value="706000">
            <text:p>706000</text:p>
          </table:table-cell>
          <table:table-cell table:style-name="ce197" office:value-type="string">
            <text:p>706 Prestations de services</text:p>
          </table:table-cell>
        </table:table-row>
        <table:table-row>
          <table:table-cell/>
          <table:table-cell table:style-name="ce197" office:value-type="float" office:value="707000">
            <text:p>707000</text:p>
          </table:table-cell>
          <table:table-cell table:style-name="ce197" office:value-type="string">
            <text:p>707 Ventes de marchandises</text:p>
          </table:table-cell>
        </table:table-row>
        <table:table-row>
          <table:table-cell/>
          <table:table-cell table:style-name="ce197" office:value-type="float" office:value="708000">
            <text:p>708000</text:p>
          </table:table-cell>
          <table:table-cell table:style-name="ce197" office:value-type="string">
            <text:p>708 Produits des activités annexes</text:p>
          </table:table-cell>
        </table:table-row>
        <table:table-row>
          <table:table-cell/>
          <table:table-cell table:style-name="ce197" office:value-type="float" office:value="708100">
            <text:p>708100</text:p>
          </table:table-cell>
          <table:table-cell table:style-name="ce197" office:value-type="string">
            <text:p>7081 Produits des prestations fournies au personnel</text:p>
          </table:table-cell>
        </table:table-row>
        <table:table-row>
          <table:table-cell/>
          <table:table-cell table:style-name="ce197" office:value-type="float" office:value="708300">
            <text:p>708300</text:p>
          </table:table-cell>
          <table:table-cell table:style-name="ce197" office:value-type="string">
            <text:p>7083 Locations diverses</text:p>
          </table:table-cell>
        </table:table-row>
        <table:table-row>
          <table:table-cell/>
          <table:table-cell table:style-name="ce197" office:value-type="float" office:value="708400">
            <text:p>708400</text:p>
          </table:table-cell>
          <table:table-cell table:style-name="ce197" office:value-type="string">
            <text:p>7084 Mise à disposition de personnel facturée</text:p>
          </table:table-cell>
        </table:table-row>
        <table:table-row>
          <table:table-cell/>
          <table:table-cell table:style-name="ce197" office:value-type="float" office:value="708800">
            <text:p>708800</text:p>
          </table:table-cell>
          <table:table-cell table:style-name="ce197" office:value-type="string">
            <text:p>7088 Autres produits d'activités annexes</text:p>
          </table:table-cell>
        </table:table-row>
        <table:table-row>
          <table:table-cell/>
          <table:table-cell table:style-name="ce197" office:value-type="float" office:value="709000">
            <text:p>709000</text:p>
          </table:table-cell>
          <table:table-cell table:style-name="ce197" office:value-type="string">
            <text:p>709 Rabais, remises et ristournes accordés par l'association</text:p>
          </table:table-cell>
        </table:table-row>
        <table:table-row>
          <table:table-cell table:number-columns-repeated="2"/>
          <table:table-cell table:style-name="ce197" office:value-type="string">
            <text:p>71 PRODUCTION STOCKEE (OU DESTOCKAGE)</text:p>
          </table:table-cell>
        </table:table-row>
        <table:table-row>
          <table:table-cell/>
          <table:table-cell table:style-name="ce197" office:value-type="float" office:value="713000">
            <text:p>713000</text:p>
          </table:table-cell>
          <table:table-cell table:style-name="ce197" office:value-type="string">
            <text:p>713 Variation des stocks (en-cours de production, produits)</text:p>
          </table:table-cell>
        </table:table-row>
        <table:table-row>
          <table:table-cell/>
          <table:table-cell table:style-name="ce197" office:value-type="float" office:value="713300">
            <text:p>713300</text:p>
          </table:table-cell>
          <table:table-cell table:style-name="ce197" office:value-type="string">
            <text:p>7133 Variation des en-cours de production de biens</text:p>
          </table:table-cell>
        </table:table-row>
        <table:table-row>
          <table:table-cell/>
          <table:table-cell table:style-name="ce197" office:value-type="float" office:value="713400">
            <text:p>713400</text:p>
          </table:table-cell>
          <table:table-cell table:style-name="ce197" office:value-type="string">
            <text:p>7134 Variation des en-cours de production de services</text:p>
          </table:table-cell>
        </table:table-row>
        <table:table-row>
          <table:table-cell/>
          <table:table-cell table:style-name="ce197" office:value-type="float" office:value="713500">
            <text:p>713500</text:p>
          </table:table-cell>
          <table:table-cell table:style-name="ce197" office:value-type="string">
            <text:p>7135 Variation des stocks de produits</text:p>
          </table:table-cell>
        </table:table-row>
        <table:table-row>
          <table:table-cell table:number-columns-repeated="2"/>
          <table:table-cell table:style-name="ce197" office:value-type="string">
            <text:p>72 PRODUCTION IMMOBILISEE</text:p>
          </table:table-cell>
        </table:table-row>
        <table:table-row>
          <table:table-cell table:number-columns-repeated="2"/>
          <table:table-cell table:style-name="ce197" office:value-type="string">
            <text:p>74 SUBVENTIONS D'EXPLOITATION</text:p>
          </table:table-cell>
        </table:table-row>
        <table:table-row>
          <table:table-cell/>
          <table:table-cell table:style-name="ce197" office:value-type="float" office:value="740000">
            <text:p>740000</text:p>
          </table:table-cell>
          <table:table-cell table:style-name="ce197" office:value-type="string">
            <text:p>Subventions d'exploitation</text:p>
          </table:table-cell>
        </table:table-row>
        <table:table-row>
          <table:table-cell table:number-columns-repeated="2"/>
          <table:table-cell table:style-name="ce197" office:value-type="string">
            <text:p>75 AUTRES PRODUITS DE GESTION COURANTE</text:p>
          </table:table-cell>
        </table:table-row>
        <table:table-row>
          <table:table-cell/>
          <table:table-cell table:style-name="ce197" office:value-type="float" office:value="751000">
            <text:p>751000</text:p>
          </table:table-cell>
          <table:table-cell table:style-name="ce197" office:value-type="string">
            <text:p>751 Redevances pour concessions, brevets, licences, marques, procédés, droits et valeurs similaires</text:p>
          </table:table-cell>
        </table:table-row>
        <table:table-row>
          <table:table-cell/>
          <table:table-cell table:style-name="ce197" office:value-type="float" office:value="754000">
            <text:p>754000</text:p>
          </table:table-cell>
          <table:table-cell table:style-name="ce197" office:value-type="string">
            <text:p>754 Collectes</text:p>
          </table:table-cell>
        </table:table-row>
        <table:table-row>
          <table:table-cell/>
          <table:table-cell table:style-name="ce197" office:value-type="float" office:value="756000">
            <text:p>756000</text:p>
          </table:table-cell>
          <table:table-cell table:style-name="ce197" office:value-type="string">
            <text:p>756 Cotisations</text:p>
          </table:table-cell>
        </table:table-row>
        <table:table-row>
          <table:table-cell/>
          <table:table-cell table:style-name="ce197" office:value-type="float" office:value="756100">
            <text:p>756100</text:p>
          </table:table-cell>
          <table:table-cell table:style-name="ce197" office:value-type="string">
            <text:p>7561 Licences</text:p>
          </table:table-cell>
        </table:table-row>
        <table:table-row>
          <table:table-cell/>
          <table:table-cell table:style-name="ce197" office:value-type="float" office:value="757000">
            <text:p>757000</text:p>
          </table:table-cell>
          <table:table-cell table:style-name="ce197" office:value-type="string">
            <text:p>757 Quote-part d'éléments du fonds associatif virée au compte de résultat</text:p>
          </table:table-cell>
        </table:table-row>
        <table:table-row>
          <table:table-cell/>
          <table:table-cell table:style-name="ce197" office:value-type="float" office:value="757100">
            <text:p>757100</text:p>
          </table:table-cell>
          <table:table-cell table:style-name="ce197" office:value-type="string">
            <text:p>7571 Quote-part de subventions d'investissement (renouvelables) virée au compte de résultat</text:p>
          </table:table-cell>
        </table:table-row>
        <table:table-row>
          <table:table-cell/>
          <table:table-cell table:style-name="ce197" office:value-type="float" office:value="757300">
            <text:p>757300</text:p>
          </table:table-cell>
          <table:table-cell table:style-name="ce197" office:value-type="string">
            <text:p>7573 Quote-part des apports virée au compte de résultat</text:p>
          </table:table-cell>
        </table:table-row>
        <table:table-row>
          <table:table-cell/>
          <table:table-cell table:style-name="ce197" office:value-type="float" office:value="758000">
            <text:p>758000</text:p>
          </table:table-cell>
          <table:table-cell table:style-name="ce197" office:value-type="string">
            <text:p>758 Produits divers de gestion courante</text:p>
          </table:table-cell>
        </table:table-row>
        <table:table-row>
          <table:table-cell/>
          <table:table-cell table:style-name="ce197" office:value-type="float" office:value="758100">
            <text:p>758100</text:p>
          </table:table-cell>
          <table:table-cell table:style-name="ce197" office:value-type="string">
            <text:p>Dons</text:p>
          </table:table-cell>
        </table:table-row>
        <table:table-row>
          <table:table-cell table:number-columns-repeated="2"/>
          <table:table-cell table:style-name="ce197" office:value-type="string">
            <text:p>76 PRODUITS FINANCIERS</text:p>
          </table:table-cell>
        </table:table-row>
        <table:table-row>
          <table:table-cell/>
          <table:table-cell table:style-name="ce197" office:value-type="float" office:value="761000">
            <text:p>761000</text:p>
          </table:table-cell>
          <table:table-cell table:style-name="ce197" office:value-type="string">
            <text:p>761 Produits des participations</text:p>
          </table:table-cell>
        </table:table-row>
        <table:table-row>
          <table:table-cell/>
          <table:table-cell table:style-name="ce197" office:value-type="float" office:value="762000">
            <text:p>762000</text:p>
          </table:table-cell>
          <table:table-cell table:style-name="ce197" office:value-type="string">
            <text:p>762 Produits des autres immobilisations financières</text:p>
          </table:table-cell>
        </table:table-row>
        <table:table-row>
          <table:table-cell/>
          <table:table-cell table:style-name="ce197" office:value-type="float" office:value="762100">
            <text:p>762100</text:p>
          </table:table-cell>
          <table:table-cell table:style-name="ce197" office:value-type="string">
            <text:p>7621 Revenus des titres immobilisés</text:p>
          </table:table-cell>
        </table:table-row>
        <table:table-row>
          <table:table-cell/>
          <table:table-cell table:style-name="ce197" office:value-type="float" office:value="762400">
            <text:p>762400</text:p>
          </table:table-cell>
          <table:table-cell table:style-name="ce197" office:value-type="string">
            <text:p>7624 Revenus des prêts</text:p>
          </table:table-cell>
        </table:table-row>
        <table:table-row>
          <table:table-cell/>
          <table:table-cell table:style-name="ce197" office:value-type="float" office:value="764000">
            <text:p>764000</text:p>
          </table:table-cell>
          <table:table-cell table:style-name="ce197" office:value-type="string">
            <text:p>764 Revenus des valeurs mobilières de placement</text:p>
          </table:table-cell>
        </table:table-row>
        <table:table-row>
          <table:table-cell/>
          <table:table-cell table:style-name="ce197" office:value-type="float" office:value="765000">
            <text:p>765000</text:p>
          </table:table-cell>
          <table:table-cell table:style-name="ce197" office:value-type="string">
            <text:p>765 Escomptes obtenus</text:p>
          </table:table-cell>
        </table:table-row>
        <table:table-row>
          <table:table-cell/>
          <table:table-cell table:style-name="ce197" office:value-type="float" office:value="766000">
            <text:p>766000</text:p>
          </table:table-cell>
          <table:table-cell table:style-name="ce197" office:value-type="string">
            <text:p>766 Gains de change</text:p>
          </table:table-cell>
        </table:table-row>
        <table:table-row>
          <table:table-cell/>
          <table:table-cell table:style-name="ce197" office:value-type="float" office:value="767000">
            <text:p>767000</text:p>
          </table:table-cell>
          <table:table-cell table:style-name="ce197" office:value-type="string">
            <text:p>767 Produits nets sur cessions de valeurs mobilières de placement</text:p>
          </table:table-cell>
        </table:table-row>
        <table:table-row>
          <table:table-cell/>
          <table:table-cell table:style-name="ce197" office:value-type="float" office:value="768000">
            <text:p>768000</text:p>
          </table:table-cell>
          <table:table-cell table:style-name="ce197" office:value-type="string">
            <text:p>768 Autres produits financiers</text:p>
          </table:table-cell>
        </table:table-row>
        <table:table-row>
          <table:table-cell/>
          <table:table-cell table:style-name="ce197" office:value-type="float" office:value="768100">
            <text:p>768100</text:p>
          </table:table-cell>
          <table:table-cell table:style-name="ce197" office:value-type="string">
            <text:p>7681 Intérêts des comptes financiers débiteurs</text:p>
          </table:table-cell>
        </table:table-row>
        <table:table-row>
          <table:table-cell table:number-columns-repeated="2"/>
          <table:table-cell table:style-name="ce197" office:value-type="string">
            <text:p>77 PRODUITS EXCEPTIONNELS</text:p>
          </table:table-cell>
        </table:table-row>
        <table:table-row>
          <table:table-cell/>
          <table:table-cell table:style-name="ce197" office:value-type="float" office:value="771000">
            <text:p>771000</text:p>
          </table:table-cell>
          <table:table-cell table:style-name="ce197" office:value-type="string">
            <text:p>771 Produits exceptionnels sur opérations de gestion</text:p>
          </table:table-cell>
        </table:table-row>
        <table:table-row>
          <table:table-cell/>
          <table:table-cell table:style-name="ce197" office:value-type="float" office:value="771300">
            <text:p>771300</text:p>
          </table:table-cell>
          <table:table-cell table:style-name="ce197" office:value-type="string">
            <text:p>7713 Libéralités perçues</text:p>
          </table:table-cell>
        </table:table-row>
        <table:table-row>
          <table:table-cell/>
          <table:table-cell table:style-name="ce197" office:value-type="float" office:value="771400">
            <text:p>771400</text:p>
          </table:table-cell>
          <table:table-cell table:style-name="ce197" office:value-type="string">
            <text:p>7714 Rentrées sur créances amorties</text:p>
          </table:table-cell>
        </table:table-row>
        <table:table-row>
          <table:table-cell/>
          <table:table-cell table:style-name="ce197" office:value-type="float" office:value="771500">
            <text:p>771500</text:p>
          </table:table-cell>
          <table:table-cell table:style-name="ce197" office:value-type="string">
            <text:p>7715 Subvention d'équilibre</text:p>
          </table:table-cell>
        </table:table-row>
        <table:table-row>
          <table:table-cell/>
          <table:table-cell table:style-name="ce197" office:value-type="float" office:value="771700">
            <text:p>771700</text:p>
          </table:table-cell>
          <table:table-cell table:style-name="ce197" office:value-type="string">
            <text:p>7717 Dégrèvements d'impôts (autres qu'impôts sur les bénéfices)</text:p>
          </table:table-cell>
        </table:table-row>
        <table:table-row>
          <table:table-cell/>
          <table:table-cell table:style-name="ce197" office:value-type="float" office:value="771800">
            <text:p>771800</text:p>
          </table:table-cell>
          <table:table-cell table:style-name="ce197" office:value-type="string">
            <text:p>7718 Autres produits exceptionnels sur opérations de gestion</text:p>
          </table:table-cell>
        </table:table-row>
        <table:table-row>
          <table:table-cell/>
          <table:table-cell table:style-name="ce197" office:value-type="float" office:value="772000">
            <text:p>772000</text:p>
          </table:table-cell>
          <table:table-cell table:style-name="ce197" office:value-type="string">
            <text:p>772 Produits sur exercices antérieurs (à reclasser)</text:p>
          </table:table-cell>
        </table:table-row>
        <table:table-row>
          <table:table-cell/>
          <table:table-cell table:style-name="ce197" office:value-type="float" office:value="775000">
            <text:p>775000</text:p>
          </table:table-cell>
          <table:table-cell table:style-name="ce197" office:value-type="string">
            <text:p>775 Produits des cessions d'éléments d'actif</text:p>
          </table:table-cell>
        </table:table-row>
        <table:table-row>
          <table:table-cell/>
          <table:table-cell table:style-name="ce197" office:value-type="float" office:value="775100">
            <text:p>775100</text:p>
          </table:table-cell>
          <table:table-cell table:style-name="ce197" office:value-type="string">
            <text:p>7751 Immobilisations incorporelles</text:p>
          </table:table-cell>
        </table:table-row>
        <table:table-row>
          <table:table-cell/>
          <table:table-cell table:style-name="ce197" office:value-type="float" office:value="775200">
            <text:p>775200</text:p>
          </table:table-cell>
          <table:table-cell table:style-name="ce197" office:value-type="string">
            <text:p>7752 Immobilisations corporelles</text:p>
          </table:table-cell>
        </table:table-row>
        <table:table-row>
          <table:table-cell/>
          <table:table-cell table:style-name="ce197" office:value-type="float" office:value="775600">
            <text:p>775600</text:p>
          </table:table-cell>
          <table:table-cell table:style-name="ce197" office:value-type="string">
            <text:p>7756 Immobilisations financières</text:p>
          </table:table-cell>
        </table:table-row>
        <table:table-row>
          <table:table-cell/>
          <table:table-cell table:style-name="ce197" office:value-type="float" office:value="777000">
            <text:p>777000</text:p>
          </table:table-cell>
          <table:table-cell table:style-name="ce197" office:value-type="string">
            <text:p>777 Quote-part des subventions d'investissement virée au résultat de l'exercice</text:p>
          </table:table-cell>
        </table:table-row>
        <table:table-row>
          <table:table-cell/>
          <table:table-cell table:style-name="ce197" office:value-type="float" office:value="778000">
            <text:p>778000</text:p>
          </table:table-cell>
          <table:table-cell table:style-name="ce197" office:value-type="string">
            <text:p>778 Autres produits exceptionnels</text:p>
          </table:table-cell>
        </table:table-row>
        <table:table-row>
          <table:table-cell table:number-columns-repeated="2"/>
          <table:table-cell table:style-name="ce197" office:value-type="string">
            <text:p>78 REPRISES SUR AMORTISSEMENTS ET PROVISIONS</text:p>
          </table:table-cell>
        </table:table-row>
        <table:table-row>
          <table:table-cell/>
          <table:table-cell table:style-name="ce197" office:value-type="float" office:value="781000">
            <text:p>781000</text:p>
          </table:table-cell>
          <table:table-cell table:style-name="ce197" office:value-type="string">
            <text:p>781 Reprises sur amortissements et provisions (à inscrire dans les produits d'exploitation)</text:p>
          </table:table-cell>
        </table:table-row>
        <table:table-row>
          <table:table-cell/>
          <table:table-cell table:style-name="ce197" office:value-type="float" office:value="781100">
            <text:p>781100</text:p>
          </table:table-cell>
          <table:table-cell table:style-name="ce197" office:value-type="string">
            <text:p>7811 Reprises sur amortissements des immobilisations incorporelles et corporelles</text:p>
          </table:table-cell>
        </table:table-row>
        <table:table-row>
          <table:table-cell/>
          <table:table-cell table:style-name="ce197" office:value-type="float" office:value="781500">
            <text:p>781500</text:p>
          </table:table-cell>
          <table:table-cell table:style-name="ce197" office:value-type="string">
            <text:p>7815 Reprises sur provisions pour risques et charges d'exploitation</text:p>
          </table:table-cell>
        </table:table-row>
        <table:table-row>
          <table:table-cell/>
          <table:table-cell table:style-name="ce197" office:value-type="float" office:value="781600">
            <text:p>781600</text:p>
          </table:table-cell>
          <table:table-cell table:style-name="ce197" office:value-type="string">
            <text:p>7816 Reprises sur provisions pour dépréciation des immobilisations incorporelles et corporelles</text:p>
          </table:table-cell>
        </table:table-row>
        <table:table-row>
          <table:table-cell/>
          <table:table-cell table:style-name="ce197" office:value-type="float" office:value="781700">
            <text:p>781700</text:p>
          </table:table-cell>
          <table:table-cell table:style-name="ce197" office:value-type="string">
            <text:p>7817 Reprises sur provisions pour dépréciation des actifs circulants (autres que les valeurs mobilières de placement)</text:p>
          </table:table-cell>
        </table:table-row>
        <table:table-row>
          <table:table-cell/>
          <table:table-cell table:style-name="ce197" office:value-type="float" office:value="786000">
            <text:p>786000</text:p>
          </table:table-cell>
          <table:table-cell table:style-name="ce197" office:value-type="string">
            <text:p>786 Reprises sur provisions (à inscrire dans les produits financiers)</text:p>
          </table:table-cell>
        </table:table-row>
        <table:table-row>
          <table:table-cell/>
          <table:table-cell table:style-name="ce197" office:value-type="float" office:value="786600">
            <text:p>786600</text:p>
          </table:table-cell>
          <table:table-cell table:style-name="ce197" office:value-type="string">
            <text:p>7866 Reprises sur provisions pour dépréciation des éléments financiers</text:p>
          </table:table-cell>
        </table:table-row>
        <table:table-row>
          <table:table-cell/>
          <table:table-cell table:style-name="ce197" office:value-type="float" office:value="786620">
            <text:p>786620</text:p>
          </table:table-cell>
          <table:table-cell table:style-name="ce197" office:value-type="string">
            <text:p>78662 Immobilisations financières</text:p>
          </table:table-cell>
        </table:table-row>
        <table:table-row>
          <table:table-cell/>
          <table:table-cell table:style-name="ce197" office:value-type="float" office:value="786650">
            <text:p>786650</text:p>
          </table:table-cell>
          <table:table-cell table:style-name="ce197" office:value-type="string">
            <text:p>78665 Valeurs mobilières de placement</text:p>
          </table:table-cell>
        </table:table-row>
        <table:table-row>
          <table:table-cell/>
          <table:table-cell table:style-name="ce197" office:value-type="float" office:value="787000">
            <text:p>787000</text:p>
          </table:table-cell>
          <table:table-cell table:style-name="ce197" office:value-type="string">
            <text:p>787 Reprises sur provisions (à inscrire dans les produits exceptionnels)</text:p>
          </table:table-cell>
        </table:table-row>
        <table:table-row>
          <table:table-cell/>
          <table:table-cell table:style-name="ce197" office:value-type="float" office:value="787600">
            <text:p>787600</text:p>
          </table:table-cell>
          <table:table-cell table:style-name="ce197" office:value-type="string">
            <text:p>7876 Reprise sur provisions pour dépréciations exceptionnelles</text:p>
          </table:table-cell>
        </table:table-row>
        <table:table-row>
          <table:table-cell/>
          <table:table-cell table:style-name="ce197" office:value-type="float" office:value="789000">
            <text:p>789000</text:p>
          </table:table-cell>
          <table:table-cell table:style-name="ce197" office:value-type="string">
            <text:p>789 Report des ressources non utilisées des exercices antérieurs</text:p>
          </table:table-cell>
        </table:table-row>
        <table:table-row>
          <table:table-cell table:number-columns-repeated="2"/>
          <table:table-cell table:style-name="ce197" office:value-type="string">
            <text:p>79 TRANSFERTS DE CHARGES</text:p>
          </table:table-cell>
        </table:table-row>
        <table:table-row>
          <table:table-cell/>
          <table:table-cell table:style-name="ce197" office:value-type="float" office:value="791000">
            <text:p>791000</text:p>
          </table:table-cell>
          <table:table-cell table:style-name="ce197" office:value-type="string">
            <text:p>791 Transferts de charges d'exploitation</text:p>
          </table:table-cell>
        </table:table-row>
        <table:table-row>
          <table:table-cell/>
          <table:table-cell table:style-name="ce197" office:value-type="float" office:value="796000">
            <text:p>796000</text:p>
          </table:table-cell>
          <table:table-cell table:style-name="ce197" office:value-type="string">
            <text:p>796 Transferts de charges financières</text:p>
          </table:table-cell>
        </table:table-row>
        <table:table-row>
          <table:table-cell/>
          <table:table-cell table:style-name="ce197" office:value-type="float" office:value="797000">
            <text:p>797000</text:p>
          </table:table-cell>
          <table:table-cell table:style-name="ce197" office:value-type="string">
            <text:p>797 Transferts de charges exceptionnelles</text:p>
          </table:table-cell>
        </table:table-row>
        <table:table-row>
          <table:table-cell table:number-columns-repeated="2"/>
          <table:table-cell table:style-name="ce197" office:value-type="string">
            <text:p>86 EMPLOIS DES CONTRIBUTIONS VOLONTAIRES EN NATURE</text:p>
          </table:table-cell>
        </table:table-row>
        <table:table-row>
          <table:table-cell/>
          <table:table-cell table:style-name="ce197" office:value-type="float" office:value="861000">
            <text:p>861000</text:p>
          </table:table-cell>
          <table:table-cell table:style-name="ce197" office:value-type="string">
            <text:p>861. Mise à disposition gratuite de biens</text:p>
          </table:table-cell>
        </table:table-row>
        <table:table-row>
          <table:table-cell/>
          <table:table-cell table:style-name="ce197" office:value-type="float" office:value="862000">
            <text:p>862000</text:p>
          </table:table-cell>
          <table:table-cell table:style-name="ce197" office:value-type="string">
            <text:p>862. Prestations</text:p>
          </table:table-cell>
        </table:table-row>
        <table:table-row>
          <table:table-cell/>
          <table:table-cell table:style-name="ce197" office:value-type="float" office:value="864000">
            <text:p>864000</text:p>
          </table:table-cell>
          <table:table-cell table:style-name="ce197" office:value-type="string">
            <text:p>864. Personnel bénévole</text:p>
          </table:table-cell>
        </table:table-row>
        <table:table-row>
          <table:table-cell table:number-columns-repeated="2"/>
          <table:table-cell table:style-name="ce197" office:value-type="string">
            <text:p>87. CONTRIBUTIONS VOLONTAIRES EN NATURE</text:p>
          </table:table-cell>
        </table:table-row>
        <table:table-row>
          <table:table-cell/>
          <table:table-cell table:style-name="ce197" office:value-type="float" office:value="870000">
            <text:p>870000</text:p>
          </table:table-cell>
          <table:table-cell table:style-name="ce197" office:value-type="string">
            <text:p>870. Bénévolat</text:p>
          </table:table-cell>
        </table:table-row>
        <table:table-row>
          <table:table-cell/>
          <table:table-cell table:style-name="ce197" office:value-type="float" office:value="871000">
            <text:p>871000</text:p>
          </table:table-cell>
          <table:table-cell table:style-name="ce197" office:value-type="string">
            <text:p>871. Prestations en nature</text:p>
          </table:table-cell>
        </table:table-row>
        <table:table-row>
          <table:table-cell/>
          <table:table-cell table:style-name="ce197" office:value-type="float" office:value="875000">
            <text:p>875000</text:p>
          </table:table-cell>
          <table:table-cell table:style-name="ce197" office:value-type="string">
            <text:p>875. Dons en n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14:31:04.5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7-06-25T14:33:52.417000000</dc:date>
    <meta:editing-duration>PT2H1M13S</meta:editing-duration>
    <meta:editing-cycles>41</meta:editing-cycles>
    <meta:generator>LibreOffice/5.0.2.2$Windows_X86_64 LibreOffice_project/37b43f919e4de5eeaca9b9755ed688758a8251fe</meta:generator>
    <meta:document-statistic meta:table-count="9" meta:cell-count="7241" meta:object-count="6"/>
  </office:meta>
</office:document-meta>
</file>